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427cm"/>
    </style:style>
    <style:style style:name="co2" style:family="table-column">
      <style:table-column-properties fo:break-before="auto" style:column-width="7.518cm"/>
    </style:style>
    <style:style style:name="co3" style:family="table-column">
      <style:table-column-properties fo:break-before="auto" style:column-width="11.887cm"/>
    </style:style>
    <style:style style:name="co4" style:family="table-column">
      <style:table-column-properties fo:break-before="auto" style:column-width="13.434cm"/>
    </style:style>
    <style:style style:name="co5" style:family="table-column">
      <style:table-column-properties fo:break-before="auto" style:column-width="7.849cm"/>
    </style:style>
    <style:style style:name="co6" style:family="table-column">
      <style:table-column-properties fo:break-before="auto" style:column-width="2.258cm"/>
    </style:style>
    <style:style style:name="co7" style:family="table-column">
      <style:table-column-properties fo:break-before="auto" style:column-width="2.293cm"/>
    </style:style>
    <style:style style:name="co8" style:family="table-column">
      <style:table-column-properties fo:break-before="auto" style:column-width="3.067cm"/>
    </style:style>
    <style:style style:name="co9" style:family="table-column">
      <style:table-column-properties fo:break-before="auto" style:column-width="6.108cm"/>
    </style:style>
    <style:style style:name="ro1" style:family="table-row">
      <style:table-row-properties style:row-height="0.605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4" style:family="table-cell" style:parent-style-name="Default">
      <style:table-cell-properties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text-align-source="fix" style:repeat-content="false" fo:wrap-option="wrap"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top"/>
      <style:paragraph-properties fo:text-align="start"/>
    </style:style>
    <style:style style:name="ce11" style:family="table-cell" style:parent-style-name="Default">
      <style:table-cell-properties fo:border="0.06pt solid #000000"/>
    </style:style>
    <style:style style:name="ce12"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3" style:family="table-cell" style:parent-style-name="Default">
      <style:table-cell-properties style:text-align-source="fix" style:repeat-content="false" fo:border="0.06pt solid #000000"/>
      <style:paragraph-properties fo:text-align="start" fo:margin-left="0cm"/>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2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1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7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8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19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0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0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1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2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7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8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8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296" style:family="table-cell" style:parent-style-name="Default">
      <style:table-cell-properties style:text-align-source="fix" style:repeat-content="false" fo:wrap-option="wrap" style:vertical-align="top"/>
      <style:paragraph-properties fo:text-align="center" fo:margin-left="0cm"/>
    </style:style>
    <style:style style:name="ce2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2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3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39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3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1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1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3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3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4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5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2"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3"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4"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5"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6"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7"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8"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6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1"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4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7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8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49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0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1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2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3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4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5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69"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0"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2"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3"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4"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5"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6"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7"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8"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ce579"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580" style:family="table-cell" style:parent-style-name="Default" style:data-style-name="N99">
      <style:table-cell-properties style:text-align-source="fix" style:repeat-content="false"/>
      <style:paragraph-properties fo:text-align="center" fo:margin-left="0cm"/>
      <style:map style:condition="cell-content()=1" style:apply-style-name="PRAVDA" style:base-cell-address="List1.H4"/>
      <style:map style:condition="cell-content()=0" style:apply-style-name="NEPRAVDA" style:base-cell-address="List1.H4"/>
    </style:style>
    <style:style style:name="ce581" style:family="table-cell" style:parent-style-name="Default" style:data-style-name="N99">
      <style:table-cell-properties style:text-align-source="fix" style:repeat-content="false" fo:wrap-option="wrap" style:vertical-align="top"/>
      <style:paragraph-properties fo:text-align="center" fo:margin-left="0cm"/>
      <style:map style:condition="cell-content()=1" style:apply-style-name="PRAVDA" style:base-cell-address="List1.H4"/>
      <style:map style:condition="cell-content()=0" style:apply-style-name="NEPRAVDA" style:base-cell-address="List1.H4"/>
    </style:style>
    <style:style style:name="T1" style:family="text">
      <style:text-properties style:font-name-asian="DejaVu Sans" style:font-name-complex="Lohit Hindi"/>
    </style:style>
  </office:automatic-styles>
  <office:body>
    <office:spreadsheet>
      <table:table table:name="List1" table:style-name="ta1">
        <table:table-column table:style-name="co1" table:default-cell-style-name="ce1"/>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2" table:default-cell-style-name="ce5"/>
        <table:table-column table:style-name="co7" table:default-cell-style-name="ce5"/>
        <table:table-column table:style-name="co8" table:default-cell-style-name="ce5"/>
        <table:table-column table:style-name="co6" table:default-cell-style-name="ce5"/>
        <table:table-column table:style-name="co9" table:default-cell-style-name="ce5"/>
        <table:table-column table:style-name="co6" table:number-columns-repeated="1010" table:default-cell-style-name="ce5"/>
        <table:table-row table:style-name="ro1">
          <table:table-cell table:number-columns-repeated="5"/>
          <table:table-cell table:style-name="ce14" office:value-type="string" table:number-columns-spanned="3" table:number-rows-spanned="1">
            <text:p>Sharepoint web services</text:p>
          </table:table-cell>
          <table:covered-table-cell table:number-columns-repeated="2" table:style-name="ce296"/>
          <table:table-cell table:style-name="ce296"/>
          <table:table-cell table:number-columns-repeated="1012"/>
        </table:table-row>
        <table:table-row table:style-name="ro2">
          <table:table-cell table:style-name="ce2"/>
          <table:table-cell table:style-name="Default" table:number-columns-repeated="4"/>
          <table:table-cell table:style-name="ce15" office:value-type="float" office:value="2007">
            <text:p>2007</text:p>
          </table:table-cell>
          <table:table-cell table:style-name="ce15" office:value-type="float" office:value="2010">
            <text:p>2010</text:p>
          </table:table-cell>
          <table:table-cell table:style-name="ce15" office:value-type="float" office:value="2013">
            <text:p>2013</text:p>
          </table:table-cell>
          <table:table-cell table:style-name="ce15"/>
          <table:table-cell table:number-columns-repeated="1012"/>
        </table:table-row>
        <table:table-row table:style-name="ro2">
          <table:table-cell table:style-name="ce2"/>
          <table:table-cell table:style-name="Default" table:number-columns-repeated="4"/>
          <table:table-cell table:style-name="ce15" office:value-type="string">
            <text:p>WSS 3.0</text:p>
          </table:table-cell>
          <table:table-cell table:style-name="ce15" office:value-type="string">
            <text:p>Foundation</text:p>
          </table:table-cell>
          <table:table-cell table:style-name="ce15" office:value-type="string">
            <text:p>Preview</text:p>
          </table:table-cell>
          <table:table-cell table:style-name="ce15"/>
          <table:table-cell table:number-columns-repeated="1012"/>
        </table:table-row>
        <table:table-row table:style-name="ro2">
          <table:table-cell table:style-name="ce3" office:value-type="string" table:number-columns-spanned="1" table:number-rows-spanned="2">
            <text:p>Alerts</text:p>
          </table:table-cell>
          <table:table-cell table:style-name="ce6" office:value-type="string" table:number-columns-spanned="1" table:number-rows-spanned="2">
            <text:p>http://&lt;Site&gt;/_vti_bin/Alerts.asmx</text:p>
          </table:table-cell>
          <table:table-cell table:style-name="ce6" office:value-type="string" table:number-columns-spanned="2" table:number-rows-spanned="2">
            <text:p>The alerts web service provides methods for working with alert subscriptions for the listitems in a SharePoint site remotely. Alert subscriptions specify when and how notifications are sent to users when changes are made to content stored on the server. Following are the two main methods provided by this service:</text:p>
          </table:table-cell>
          <table:covered-table-cell table:style-name="ce6"/>
          <table:table-cell table:style-name="ce6" office:value-type="string">
            <text:p>GetAlerts</text:p>
          </table:table-cell>
          <table:table-cell table:style-name="ce16" office:value-type="boolean" office:boolean-value="true">
            <text:p>PRAVDA</text:p>
          </table:table-cell>
          <table:table-cell table:style-name="ce29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Alerts</text:p>
          </table:table-cell>
          <table:table-cell table:style-name="ce17" office:value-type="boolean" office:boolean-value="true">
            <text:p>PRAVDA</text:p>
          </table:table-cell>
          <table:table-cell table:style-name="ce29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4" office:value-type="string" table:number-columns-spanned="1" table:number-rows-spanned="2">
            <text:p>Authentication</text:p>
          </table:table-cell>
          <table:table-cell table:style-name="ce7" office:value-type="string" table:number-columns-spanned="1" table:number-rows-spanned="2">
            <text:p>http://&lt;Site&gt;/_vti_bin/Authentication.asmx</text:p>
          </table:table-cell>
          <table:table-cell table:style-name="ce7" office:value-type="string" table:number-columns-spanned="2" table:number-rows-spanned="2">
            <text:p>Provides ability for Web services to operate in conjunction with forms authentication.</text:p>
          </table:table-cell>
          <table:covered-table-cell table:style-name="ce7"/>
          <table:table-cell table:style-name="ce6" office:value-type="string">
            <text:p>Login</text:p>
          </table:table-cell>
          <table:table-cell table:style-name="ce18" office:value-type="boolean" office:boolean-value="true">
            <text:p>PRAVDA</text:p>
          </table:table-cell>
          <table:table-cell table:style-name="ce29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4"/>
          <table:covered-table-cell table:number-columns-repeated="3" table:style-name="ce7"/>
          <table:table-cell table:style-name="ce6" office:value-type="string">
            <text:p>Mode</text:p>
          </table:table-cell>
          <table:table-cell table:style-name="ce19" office:value-type="boolean" office:boolean-value="true">
            <text:p>PRAVDA</text:p>
          </table:table-cell>
          <table:table-cell table:style-name="ce30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3">
            <text:p>Copy</text:p>
          </table:table-cell>
          <table:table-cell table:style-name="ce6" office:value-type="string" table:number-columns-spanned="1" table:number-rows-spanned="3">
            <text:p>http://&lt;Site&gt;/_vti_bin/Copy.asmx</text:p>
          </table:table-cell>
          <table:table-cell table:style-name="ce6" office:value-type="string" table:number-columns-spanned="2" table:number-rows-spanned="3">
            <text:p>This web service provides capability to move files from one list to another within a SharePoint site or between different SharePoint sites. Following are the main methods provided by this service:</text:p>
          </table:table-cell>
          <table:covered-table-cell table:style-name="ce6"/>
          <table:table-cell table:style-name="ce6" office:value-type="string">
            <text:p>CopyIntoItems</text:p>
          </table:table-cell>
          <table:table-cell table:style-name="ce20" office:value-type="boolean" office:boolean-value="true">
            <text:p>PRAVDA</text:p>
          </table:table-cell>
          <table:table-cell table:style-name="ce30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CopyIntoItemsLocal</text:p>
          </table:table-cell>
          <table:table-cell table:style-name="ce21" office:value-type="boolean" office:boolean-value="true">
            <text:p>PRAVDA</text:p>
          </table:table-cell>
          <table:table-cell table:style-name="ce30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Item</text:p>
          </table:table-cell>
          <table:table-cell table:style-name="ce22" office:value-type="boolean" office:boolean-value="true">
            <text:p>PRAVDA</text:p>
          </table:table-cell>
          <table:table-cell table:style-name="ce30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11">
            <text:p>Document Workspace</text:p>
          </table:table-cell>
          <table:table-cell table:style-name="ce6" office:value-type="string" table:number-columns-spanned="1" table:number-rows-spanned="11">
            <text:p>http://&lt;Site&gt;/_vti_bin/Dws.asmx</text:p>
          </table:table-cell>
          <table:table-cell table:style-name="ce6" office:value-type="string" table:number-columns-spanned="1" table:number-rows-spanned="11">
            <text:p>This web service provides methods for managing Document Workspace sites and the data they contain. Following are the main methods provided by this service:</text:p>
          </table:table-cell>
          <table:table-cell table:style-name="ce6" office:value-type="string" table:number-columns-spanned="1" table:number-rows-spanned="4">
            <text:p>Managing Document Workspace sites</text:p>
          </table:table-cell>
          <table:table-cell table:style-name="ce6" office:value-type="string">
            <text:p>CanCreateDwsUrl</text:p>
          </table:table-cell>
          <table:table-cell table:style-name="ce23" office:value-type="boolean" office:boolean-value="true">
            <text:p>PRAVDA</text:p>
          </table:table-cell>
          <table:table-cell table:style-name="ce30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CreateDws</text:p>
          </table:table-cell>
          <table:table-cell table:style-name="ce24" office:value-type="boolean" office:boolean-value="true">
            <text:p>PRAVDA</text:p>
          </table:table-cell>
          <table:table-cell table:style-name="ce30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Dws</text:p>
          </table:table-cell>
          <table:table-cell table:style-name="ce25" office:value-type="boolean" office:boolean-value="true">
            <text:p>PRAVDA</text:p>
          </table:table-cell>
          <table:table-cell table:style-name="ce30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nameDws</text:p>
          </table:table-cell>
          <table:table-cell table:style-name="ce26" office:value-type="boolean" office:boolean-value="true">
            <text:p>PRAVDA</text:p>
          </table:table-cell>
          <table:table-cell table:style-name="ce307" office:value-type="boolean" office:boolean-value="true">
            <text:p>PRAVDA</text:p>
          </table:table-cell>
          <table:table-cell table:style-name="ce578" office:value-type="boolean" office:boolean-value="true">
            <text:p>PRAVDA</text:p>
          </table:table-cell>
          <table:table-cell table:number-columns-repeated="1013"/>
        </table:table-row>
        <table:table-row table:style-name="ro2">
          <table:covered-table-cell table:style-name="ce3"/>
          <table:covered-table-cell table:number-columns-repeated="2" table:style-name="ce6"/>
          <table:table-cell table:style-name="ce6" office:value-type="string" table:number-columns-spanned="1" table:number-rows-spanned="3">
            <text:p>Managing data for the Document Workspace site</text:p>
          </table:table-cell>
          <table:table-cell table:style-name="ce6" office:value-type="string">
            <text:p>GetDwsData</text:p>
          </table:table-cell>
          <table:table-cell table:style-name="ce27" office:value-type="boolean" office:boolean-value="true">
            <text:p>PRAVDA</text:p>
          </table:table-cell>
          <table:table-cell table:style-name="ce30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DwsMetaData</text:p>
          </table:table-cell>
          <table:table-cell table:style-name="ce28" office:value-type="boolean" office:boolean-value="true">
            <text:p>PRAVDA</text:p>
          </table:table-cell>
          <table:table-cell table:style-name="ce30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DwsData</text:p>
          </table:table-cell>
          <table:table-cell table:style-name="ce29" office:value-type="boolean" office:boolean-value="true">
            <text:p>PRAVDA</text:p>
          </table:table-cell>
          <table:table-cell table:style-name="ce31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2" table:style-name="ce6"/>
          <table:table-cell table:style-name="ce6" office:value-type="string" table:number-columns-spanned="1" table:number-rows-spanned="2">
            <text:p>Managing folders in the Document Workspace site</text:p>
          </table:table-cell>
          <table:table-cell table:style-name="ce6" office:value-type="string">
            <text:p>CreateFolder</text:p>
          </table:table-cell>
          <table:table-cell table:style-name="ce30" office:value-type="boolean" office:boolean-value="true">
            <text:p>PRAVDA</text:p>
          </table:table-cell>
          <table:table-cell table:style-name="ce31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Folder</text:p>
          </table:table-cell>
          <table:table-cell table:style-name="ce31" office:value-type="boolean" office:boolean-value="true">
            <text:p>PRAVDA</text:p>
          </table:table-cell>
          <table:table-cell table:style-name="ce31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2" table:style-name="ce6"/>
          <table:table-cell table:style-name="ce6" office:value-type="string">
            <text:p>Managing documents in the Document Workspace site</text:p>
          </table:table-cell>
          <table:table-cell table:style-name="ce6" office:value-type="string">
            <text:p>FindDwsDoc</text:p>
          </table:table-cell>
          <table:table-cell table:style-name="ce32" office:value-type="boolean" office:boolean-value="true">
            <text:p>PRAVDA</text:p>
          </table:table-cell>
          <table:table-cell table:style-name="ce31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2" table:style-name="ce6"/>
          <table:table-cell table:style-name="ce6" office:value-type="string">
            <text:p>Managing site users for the Document Workspace site</text:p>
          </table:table-cell>
          <table:table-cell table:style-name="ce6" office:value-type="string">
            <text:p>RemoveDwsUser</text:p>
          </table:table-cell>
          <table:table-cell table:style-name="ce33" office:value-type="boolean" office:boolean-value="true">
            <text:p>PRAVDA</text:p>
          </table:table-cell>
          <table:table-cell table:style-name="ce31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2">
            <text:p>Forms </text:p>
          </table:table-cell>
          <table:table-cell table:style-name="ce6" office:value-type="string" table:number-columns-spanned="1" table:number-rows-spanned="2">
            <text:p>http://&lt;Site&gt;/_vti_bin/Forms.asmx</text:p>
          </table:table-cell>
          <table:table-cell table:style-name="ce6" office:value-type="string" table:number-columns-spanned="2" table:number-rows-spanned="2">
            <text:p>The Forms service provides methods for returning forms that are used in the user interface when working with the contents of a list. There are following two methods available: </text:p>
          </table:table-cell>
          <table:covered-table-cell table:style-name="ce6"/>
          <table:table-cell table:style-name="ce6" office:value-type="string">
            <text:p>GetForm </text:p>
          </table:table-cell>
          <table:table-cell table:style-name="ce34" office:value-type="boolean" office:boolean-value="true">
            <text:p>PRAVDA</text:p>
          </table:table-cell>
          <table:table-cell table:style-name="ce31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FormCollection</text:p>
          </table:table-cell>
          <table:table-cell table:style-name="ce35" office:value-type="boolean" office:boolean-value="true">
            <text:p>PRAVDA</text:p>
          </table:table-cell>
          <table:table-cell table:style-name="ce31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11">
            <text:p>Imaging</text:p>
          </table:table-cell>
          <table:table-cell table:style-name="ce6" office:value-type="string" table:number-columns-spanned="1" table:number-rows-spanned="11">
            <text:p>http://&lt;Site&gt;/_vti_bin/Imaging.asmx</text:p>
          </table:table-cell>
          <table:table-cell table:style-name="ce6" office:value-type="string" table:number-columns-spanned="2" table:number-rows-spanned="11">
            <text:p>The Imaging service provides methods that enable you to create and manage picture libraries. There are following methods that can be utilized with the imaging web service:</text:p>
          </table:table-cell>
          <table:covered-table-cell table:style-name="ce6"/>
          <table:table-cell table:style-name="ce6" office:value-type="string">
            <text:p>CheckSubwebAndList</text:p>
          </table:table-cell>
          <table:table-cell table:style-name="ce36" office:value-type="boolean" office:boolean-value="true">
            <text:p>PRAVDA</text:p>
          </table:table-cell>
          <table:table-cell table:style-name="ce31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CreateNewFolder</text:p>
          </table:table-cell>
          <table:table-cell table:style-name="ce37" office:value-type="boolean" office:boolean-value="true">
            <text:p>PRAVDA</text:p>
          </table:table-cell>
          <table:table-cell table:style-name="ce31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text:p>
          </table:table-cell>
          <table:table-cell table:style-name="ce38" office:value-type="boolean" office:boolean-value="true">
            <text:p>PRAVDA</text:p>
          </table:table-cell>
          <table:table-cell table:style-name="ce31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ownload</text:p>
          </table:table-cell>
          <table:table-cell table:style-name="ce39" office:value-type="boolean" office:boolean-value="true">
            <text:p>PRAVDA</text:p>
          </table:table-cell>
          <table:table-cell table:style-name="ce32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Edit</text:p>
          </table:table-cell>
          <table:table-cell table:style-name="ce40" office:value-type="boolean" office:boolean-value="true">
            <text:p>PRAVDA</text:p>
          </table:table-cell>
          <table:table-cell table:style-name="ce32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ItemsByIds</text:p>
          </table:table-cell>
          <table:table-cell table:style-name="ce41" office:value-type="boolean" office:boolean-value="true">
            <text:p>PRAVDA</text:p>
          </table:table-cell>
          <table:table-cell table:style-name="ce32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ItemsXMLData</text:p>
          </table:table-cell>
          <table:table-cell table:style-name="ce42" office:value-type="boolean" office:boolean-value="true">
            <text:p>PRAVDA</text:p>
          </table:table-cell>
          <table:table-cell table:style-name="ce32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ListItems</text:p>
          </table:table-cell>
          <table:table-cell table:style-name="ce43" office:value-type="boolean" office:boolean-value="true">
            <text:p>PRAVDA</text:p>
          </table:table-cell>
          <table:table-cell table:style-name="ce32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ListPictureLibrary</text:p>
          </table:table-cell>
          <table:table-cell table:style-name="ce44" office:value-type="boolean" office:boolean-value="true">
            <text:p>PRAVDA</text:p>
          </table:table-cell>
          <table:table-cell table:style-name="ce32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name</text:p>
          </table:table-cell>
          <table:table-cell table:style-name="ce45" office:value-type="boolean" office:boolean-value="true">
            <text:p>PRAVDA</text:p>
          </table:table-cell>
          <table:table-cell table:style-name="ce32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load </text:p>
          </table:table-cell>
          <table:table-cell table:style-name="ce46" office:value-type="boolean" office:boolean-value="true">
            <text:p>PRAVDA</text:p>
          </table:table-cell>
          <table:table-cell table:style-name="ce32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32">
            <text:p>Lists</text:p>
          </table:table-cell>
          <table:table-cell table:style-name="ce6" office:value-type="string" table:number-columns-spanned="1" table:number-rows-spanned="32">
            <text:p>http://&lt;site&gt;/_vti_bin/Lists.asmx</text:p>
          </table:table-cell>
          <table:table-cell table:style-name="ce6" office:value-type="string" table:number-columns-spanned="2" table:number-rows-spanned="32">
            <text:p>The Lists Web service provides methods for working with SharePoint lists, content types, list items, and files. There are following methods that can be utilized with the Lists web service:</text:p>
          </table:table-cell>
          <table:covered-table-cell table:style-name="ce6"/>
          <table:table-cell table:style-name="ce6" office:value-type="string">
            <text:p>AddAttachment</text:p>
          </table:table-cell>
          <table:table-cell table:style-name="ce47" office:value-type="boolean" office:boolean-value="true">
            <text:p>PRAVDA</text:p>
          </table:table-cell>
          <table:table-cell table:style-name="ce32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DiscussionBoardItem</text:p>
          </table:table-cell>
          <table:table-cell table:style-name="ce48" office:value-type="boolean" office:boolean-value="true">
            <text:p>PRAVDA</text:p>
          </table:table-cell>
          <table:table-cell table:style-name="ce32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List</text:p>
          </table:table-cell>
          <table:table-cell table:style-name="ce49" office:value-type="boolean" office:boolean-value="true">
            <text:p>PRAVDA</text:p>
          </table:table-cell>
          <table:table-cell table:style-name="ce33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ListFromFeature</text:p>
          </table:table-cell>
          <table:table-cell table:style-name="ce50" office:value-type="boolean" office:boolean-value="true">
            <text:p>PRAVDA</text:p>
          </table:table-cell>
          <table:table-cell table:style-name="ce33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WikiPage</text:p>
          </table:table-cell>
          <table:table-cell table:style-name="ce51" office:value-type="boolean" office:boolean-value="false">
            <text:p>NEPRAVDA</text:p>
          </table:table-cell>
          <table:table-cell table:style-name="ce33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pplyContentTypeToList</text:p>
          </table:table-cell>
          <table:table-cell table:style-name="ce52" office:value-type="boolean" office:boolean-value="true">
            <text:p>PRAVDA</text:p>
          </table:table-cell>
          <table:table-cell table:style-name="ce33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CreateContentType</text:p>
          </table:table-cell>
          <table:table-cell table:style-name="ce53" office:value-type="boolean" office:boolean-value="true">
            <text:p>PRAVDA</text:p>
          </table:table-cell>
          <table:table-cell table:style-name="ce33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Attachment</text:p>
          </table:table-cell>
          <table:table-cell table:style-name="ce54" office:value-type="boolean" office:boolean-value="true">
            <text:p>PRAVDA</text:p>
          </table:table-cell>
          <table:table-cell table:style-name="ce33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ContentType</text:p>
          </table:table-cell>
          <table:table-cell table:style-name="ce55" office:value-type="boolean" office:boolean-value="true">
            <text:p>PRAVDA</text:p>
          </table:table-cell>
          <table:table-cell table:style-name="ce33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ContentTypeXmlDocument</text:p>
          </table:table-cell>
          <table:table-cell table:style-name="ce56" office:value-type="boolean" office:boolean-value="true">
            <text:p>PRAVDA</text:p>
          </table:table-cell>
          <table:table-cell table:style-name="ce33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List</text:p>
          </table:table-cell>
          <table:table-cell table:style-name="ce57" office:value-type="boolean" office:boolean-value="true">
            <text:p>PRAVDA</text:p>
          </table:table-cell>
          <table:table-cell table:style-name="ce33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AttachmentCollection</text:p>
          </table:table-cell>
          <table:table-cell table:style-name="ce58" office:value-type="boolean" office:boolean-value="true">
            <text:p>PRAVDA</text:p>
          </table:table-cell>
          <table:table-cell table:style-name="ce33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text:p>
          </table:table-cell>
          <table:table-cell table:style-name="ce59" office:value-type="boolean" office:boolean-value="true">
            <text:p>PRAVDA</text:p>
          </table:table-cell>
          <table:table-cell table:style-name="ce34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AndView</text:p>
          </table:table-cell>
          <table:table-cell table:style-name="ce60" office:value-type="boolean" office:boolean-value="true">
            <text:p>PRAVDA</text:p>
          </table:table-cell>
          <table:table-cell table:style-name="ce34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Collection</text:p>
          </table:table-cell>
          <table:table-cell table:style-name="ce61" office:value-type="boolean" office:boolean-value="true">
            <text:p>PRAVDA</text:p>
          </table:table-cell>
          <table:table-cell table:style-name="ce34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ContentType</text:p>
          </table:table-cell>
          <table:table-cell table:style-name="ce62" office:value-type="boolean" office:boolean-value="true">
            <text:p>PRAVDA</text:p>
          </table:table-cell>
          <table:table-cell table:style-name="ce34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ContentTypes</text:p>
          </table:table-cell>
          <table:table-cell table:style-name="ce63" office:value-type="boolean" office:boolean-value="true">
            <text:p>PRAVDA</text:p>
          </table:table-cell>
          <table:table-cell table:style-name="ce34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GetListContentTypesAndProperties</text:p>
          </table:table-cell>
          <table:table-cell table:style-name="ce64" office:value-type="boolean" office:boolean-value="false">
            <text:p>NEPRAVDA</text:p>
          </table:table-cell>
          <table:table-cell table:style-name="ce34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ItemChanges</text:p>
          </table:table-cell>
          <table:table-cell table:style-name="ce65" office:value-type="boolean" office:boolean-value="true">
            <text:p>PRAVDA</text:p>
          </table:table-cell>
          <table:table-cell table:style-name="ce34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ItemChangesSinceToken</text:p>
          </table:table-cell>
          <table:table-cell table:style-name="ce66" office:value-type="boolean" office:boolean-value="true">
            <text:p>PRAVDA</text:p>
          </table:table-cell>
          <table:table-cell table:style-name="ce34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GetListItemChangesWithKnowledge</text:p>
          </table:table-cell>
          <table:table-cell table:style-name="ce67" office:value-type="boolean" office:boolean-value="false">
            <text:p>NEPRAVDA</text:p>
          </table:table-cell>
          <table:table-cell table:style-name="ce34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Items</text:p>
          </table:table-cell>
          <table:table-cell table:style-name="ce68" office:value-type="boolean" office:boolean-value="true">
            <text:p>PRAVDA</text:p>
          </table:table-cell>
          <table:table-cell table:style-name="ce34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VersionCollection</text:p>
          </table:table-cell>
          <table:table-cell table:style-name="ce69" office:value-type="boolean" office:boolean-value="true">
            <text:p>PRAVDA</text:p>
          </table:table-cell>
          <table:table-cell table:style-name="ce35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heckInFile</text:p>
          </table:table-cell>
          <table:table-cell table:style-name="ce70" office:value-type="boolean" office:boolean-value="true">
            <text:p>PRAVDA</text:p>
          </table:table-cell>
          <table:table-cell table:style-name="ce35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heckOutFile</text:p>
          </table:table-cell>
          <table:table-cell table:style-name="ce71" office:value-type="boolean" office:boolean-value="true">
            <text:p>PRAVDA</text:p>
          </table:table-cell>
          <table:table-cell table:style-name="ce35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ndoCheckOut</text:p>
          </table:table-cell>
          <table:table-cell table:style-name="ce72" office:value-type="boolean" office:boolean-value="true">
            <text:p>PRAVDA</text:p>
          </table:table-cell>
          <table:table-cell table:style-name="ce35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ContentType</text:p>
          </table:table-cell>
          <table:table-cell table:style-name="ce73" office:value-type="boolean" office:boolean-value="true">
            <text:p>PRAVDA</text:p>
          </table:table-cell>
          <table:table-cell table:style-name="ce35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UpdateContentTypesXmlDocument</text:p>
          </table:table-cell>
          <table:table-cell table:style-name="ce74" office:value-type="boolean" office:boolean-value="true">
            <text:p>PRAVDA</text:p>
          </table:table-cell>
          <table:table-cell table:style-name="ce35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ContentTypeXmlDocument</text:p>
          </table:table-cell>
          <table:table-cell table:style-name="ce75" office:value-type="boolean" office:boolean-value="true">
            <text:p>PRAVDA</text:p>
          </table:table-cell>
          <table:table-cell table:style-name="ce35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List</text:p>
          </table:table-cell>
          <table:table-cell table:style-name="ce76" office:value-type="boolean" office:boolean-value="true">
            <text:p>PRAVDA</text:p>
          </table:table-cell>
          <table:table-cell table:style-name="ce35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ListItems</text:p>
          </table:table-cell>
          <table:table-cell table:style-name="ce77" office:value-type="boolean" office:boolean-value="true">
            <text:p>PRAVDA</text:p>
          </table:table-cell>
          <table:table-cell table:style-name="ce35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UpdateListItemsWithKnowledge</text:p>
          </table:table-cell>
          <table:table-cell table:style-name="ce78" office:value-type="boolean" office:boolean-value="false">
            <text:p>NEPRAVDA</text:p>
          </table:table-cell>
          <table:table-cell table:style-name="ce35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12">
            <text:p>Meetings</text:p>
          </table:table-cell>
          <table:table-cell table:style-name="ce6" office:value-type="string" table:number-columns-spanned="1" table:number-rows-spanned="12">
            <text:p>http://&lt;Site&gt;/_vti_bin/Meetings.asmx</text:p>
          </table:table-cell>
          <table:table-cell table:style-name="ce6" office:value-type="string" table:number-columns-spanned="2" table:number-rows-spanned="12">
            <text:p>This web service enables you to create and manage Meeting Workspace sites. Following are the main methods available in the web service:</text:p>
          </table:table-cell>
          <table:covered-table-cell table:style-name="ce6"/>
          <table:table-cell table:style-name="ce6" office:value-type="string">
            <text:p>AddMeeting</text:p>
          </table:table-cell>
          <table:table-cell table:style-name="ce79" office:value-type="boolean" office:boolean-value="true">
            <text:p>PRAVDA</text:p>
          </table:table-cell>
          <table:table-cell table:style-name="ce36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AddMeetingFromICal</text:p>
          </table:table-cell>
          <table:table-cell table:style-name="ce80" office:value-type="boolean" office:boolean-value="true">
            <text:p>PRAVDA</text:p>
          </table:table-cell>
          <table:table-cell table:style-name="ce36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reateWorkspace</text:p>
          </table:table-cell>
          <table:table-cell table:style-name="ce81" office:value-type="boolean" office:boolean-value="true">
            <text:p>PRAVDA</text:p>
          </table:table-cell>
          <table:table-cell table:style-name="ce36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Workspace</text:p>
          </table:table-cell>
          <table:table-cell table:style-name="ce82" office:value-type="boolean" office:boolean-value="true">
            <text:p>PRAVDA</text:p>
          </table:table-cell>
          <table:table-cell table:style-name="ce36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MeetingsInformation</text:p>
          </table:table-cell>
          <table:table-cell table:style-name="ce83" office:value-type="boolean" office:boolean-value="true">
            <text:p>PRAVDA</text:p>
          </table:table-cell>
          <table:table-cell table:style-name="ce36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MeetingWorkspaces</text:p>
          </table:table-cell>
          <table:table-cell table:style-name="ce84" office:value-type="boolean" office:boolean-value="true">
            <text:p>PRAVDA</text:p>
          </table:table-cell>
          <table:table-cell table:style-name="ce36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moveMeeting</text:p>
          </table:table-cell>
          <table:table-cell table:style-name="ce85" office:value-type="boolean" office:boolean-value="true">
            <text:p>PRAVDA</text:p>
          </table:table-cell>
          <table:table-cell table:style-name="ce36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storeMeeting</text:p>
          </table:table-cell>
          <table:table-cell table:style-name="ce86" office:value-type="boolean" office:boolean-value="true">
            <text:p>PRAVDA</text:p>
          </table:table-cell>
          <table:table-cell table:style-name="ce36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SetAttendeeResponse</text:p>
          </table:table-cell>
          <table:table-cell table:style-name="ce87" office:value-type="boolean" office:boolean-value="true">
            <text:p>PRAVDA</text:p>
          </table:table-cell>
          <table:table-cell table:style-name="ce36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SetWorkspaceTitle</text:p>
          </table:table-cell>
          <table:table-cell table:style-name="ce88" office:value-type="boolean" office:boolean-value="true">
            <text:p>PRAVDA</text:p>
          </table:table-cell>
          <table:table-cell table:style-name="ce36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Meeting</text:p>
          </table:table-cell>
          <table:table-cell table:style-name="ce89" office:value-type="boolean" office:boolean-value="true">
            <text:p>PRAVDA</text:p>
          </table:table-cell>
          <table:table-cell table:style-name="ce37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MeetingFromICal</text:p>
          </table:table-cell>
          <table:table-cell table:style-name="ce90" office:value-type="boolean" office:boolean-value="true">
            <text:p>PRAVDA</text:p>
          </table:table-cell>
          <table:table-cell table:style-name="ce37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4">
            <text:p>People</text:p>
          </table:table-cell>
          <table:table-cell table:style-name="ce6" office:value-type="string" table:number-columns-spanned="1" table:number-rows-spanned="4">
            <text:p>http://&lt;Site&gt;/_vti_bin/People.asmx</text:p>
          </table:table-cell>
          <table:table-cell table:style-name="ce6" office:value-type="string" table:number-columns-spanned="2" table:number-rows-spanned="4">
            <text:p>This service provides methods that can be used to associate user identifiers (IDs) with security groups for SharePoint Web site permissions. It contains following methods:</text:p>
          </table:table-cell>
          <table:covered-table-cell table:style-name="ce6"/>
          <table:table-cell table:style-name="ce6" office:value-type="string">
            <text:p>GetPrincipalsInGroup</text:p>
          </table:table-cell>
          <table:table-cell table:style-name="ce91" office:value-type="boolean" office:boolean-value="false">
            <text:p>NEPRAVDA</text:p>
          </table:table-cell>
          <table:table-cell table:style-name="ce372" office:value-type="boolean" office:boolean-value="false">
            <text:p>NE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2" office:value-type="string">
            <text:p><text:span text:style-name="T1">isClaimsMode</text:span></text:p>
          </table:table-cell>
          <table:table-cell table:style-name="ce92" office:value-type="boolean" office:boolean-value="false">
            <text:p>NEPRAVDA</text:p>
          </table:table-cell>
          <table:table-cell table:style-name="ce373" office:value-type="boolean" office:boolean-value="true">
            <text:p>PRAVDA</text:p>
          </table:table-cell>
          <table:table-cell table:style-name="ce579" office:value-type="boolean" office:boolean-value="false">
            <text:p>NE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solvePrincipals</text:p>
          </table:table-cell>
          <table:table-cell table:style-name="ce93" office:value-type="boolean" office:boolean-value="true">
            <text:p>PRAVDA</text:p>
          </table:table-cell>
          <table:table-cell table:style-name="ce37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SearchPrincipals</text:p>
          </table:table-cell>
          <table:table-cell table:style-name="ce94" office:value-type="boolean" office:boolean-value="true">
            <text:p>PRAVDA</text:p>
          </table:table-cell>
          <table:table-cell table:style-name="ce37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6">
            <text:p>Permissions</text:p>
          </table:table-cell>
          <table:table-cell table:style-name="ce6" office:value-type="string" table:number-columns-spanned="1" table:number-rows-spanned="6">
            <text:p>http://&lt;site&gt;/_vti_bin/Permissions.asmx</text:p>
          </table:table-cell>
          <table:table-cell table:style-name="ce6" office:value-type="string" table:number-columns-spanned="2" table:number-rows-spanned="6">
            <text:p>Permissions Web service provides methods for working with SharePoint list and site permissions. Following are the various methods available in this service:</text:p>
          </table:table-cell>
          <table:covered-table-cell table:style-name="ce6"/>
          <table:table-cell table:style-name="ce6" office:value-type="string">
            <text:p>AddPermission</text:p>
          </table:table-cell>
          <table:table-cell table:style-name="ce95" office:value-type="boolean" office:boolean-value="true">
            <text:p>PRAVDA</text:p>
          </table:table-cell>
          <table:table-cell table:style-name="ce37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AddPermissionCollection</text:p>
          </table:table-cell>
          <table:table-cell table:style-name="ce96" office:value-type="boolean" office:boolean-value="true">
            <text:p>PRAVDA</text:p>
          </table:table-cell>
          <table:table-cell table:style-name="ce37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PermissionCollection</text:p>
          </table:table-cell>
          <table:table-cell table:style-name="ce97" office:value-type="boolean" office:boolean-value="true">
            <text:p>PRAVDA</text:p>
          </table:table-cell>
          <table:table-cell table:style-name="ce37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movePermission</text:p>
          </table:table-cell>
          <table:table-cell table:style-name="ce98" office:value-type="boolean" office:boolean-value="true">
            <text:p>PRAVDA</text:p>
          </table:table-cell>
          <table:table-cell table:style-name="ce37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movePermissionCollection</text:p>
          </table:table-cell>
          <table:table-cell table:style-name="ce99" office:value-type="boolean" office:boolean-value="true">
            <text:p>PRAVDA</text:p>
          </table:table-cell>
          <table:table-cell table:style-name="ce38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UpdatePermission</text:p>
          </table:table-cell>
          <table:table-cell table:style-name="ce100" office:value-type="boolean" office:boolean-value="true">
            <text:p>PRAVDA</text:p>
          </table:table-cell>
          <table:table-cell table:style-name="ce38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10">
            <text:p>SharePoint Directory Management Service</text:p>
          </table:table-cell>
          <table:table-cell table:style-name="ce6" office:value-type="string" table:number-columns-spanned="1" table:number-rows-spanned="10">
            <text:p>http://&lt;Site&gt;/_vti_bin/sharepointemailws.asmx</text:p>
          </table:table-cell>
          <table:table-cell table:style-name="ce6" office:value-type="string" table:number-columns-spanned="2" table:number-rows-spanned="10">
            <text:p>This service provides methods for managing Active Directory e-mail distribution groups and their membership. It provides following main methods</text:p>
          </table:table-cell>
          <table:covered-table-cell table:style-name="ce10"/>
          <table:table-cell table:style-name="ce6" office:value-type="string">
            <text:p>CreateContact</text:p>
          </table:table-cell>
          <table:table-cell table:style-name="ce101" office:value-type="boolean" office:boolean-value="true">
            <text:p>PRAVDA</text:p>
          </table:table-cell>
          <table:table-cell table:style-name="ce38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reateDistributionGroup</text:p>
          </table:table-cell>
          <table:table-cell table:style-name="ce102" office:value-type="boolean" office:boolean-value="true">
            <text:p>PRAVDA</text:p>
          </table:table-cell>
          <table:table-cell table:style-name="ce38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Contact</text:p>
          </table:table-cell>
          <table:table-cell table:style-name="ce103" office:value-type="boolean" office:boolean-value="true">
            <text:p>PRAVDA</text:p>
          </table:table-cell>
          <table:table-cell table:style-name="ce38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DistributionGroup</text:p>
          </table:table-cell>
          <table:table-cell table:style-name="ce104" office:value-type="boolean" office:boolean-value="true">
            <text:p>PRAVDA</text:p>
          </table:table-cell>
          <table:table-cell table:style-name="ce38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GetJobStatus</text:p>
          </table:table-cell>
          <table:table-cell table:style-name="ce105" office:value-type="boolean" office:boolean-value="true">
            <text:p>PRAVDA</text:p>
          </table:table-cell>
          <table:table-cell table:style-name="ce38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hangeContactsMembershipInDistributionGroup</text:p>
          </table:table-cell>
          <table:table-cell table:style-name="ce106" office:value-type="boolean" office:boolean-value="true">
            <text:p>PRAVDA</text:p>
          </table:table-cell>
          <table:table-cell table:style-name="ce38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hangeUsersMembershipInDistributionGroup </text:p>
          </table:table-cell>
          <table:table-cell table:style-name="ce107" office:value-type="boolean" office:boolean-value="true">
            <text:p>PRAVDA</text:p>
          </table:table-cell>
          <table:table-cell table:style-name="ce38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ModifyContact</text:p>
          </table:table-cell>
          <table:table-cell table:style-name="ce108" office:value-type="boolean" office:boolean-value="true">
            <text:p>PRAVDA</text:p>
          </table:table-cell>
          <table:table-cell table:style-name="ce38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ModifyDistributionGroup</text:p>
          </table:table-cell>
          <table:table-cell table:style-name="ce109" office:value-type="boolean" office:boolean-value="true">
            <text:p>PRAVDA</text:p>
          </table:table-cell>
          <table:table-cell table:style-name="ce39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nameDistributionGroup</text:p>
          </table:table-cell>
          <table:table-cell table:style-name="ce110" office:value-type="boolean" office:boolean-value="true">
            <text:p>PRAVDA</text:p>
          </table:table-cell>
          <table:table-cell table:style-name="ce39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14">
            <text:p>Site Data</text:p>
          </table:table-cell>
          <table:table-cell table:style-name="ce6" office:value-type="string" table:number-columns-spanned="1" table:number-rows-spanned="14">
            <text:p>http://&lt;Site&gt;/_vti_bin/SiteData.asmx</text:p>
          </table:table-cell>
          <table:table-cell table:style-name="ce6" office:value-type="string" table:number-columns-spanned="2" table:number-rows-spanned="14">
            <text:p>The Site Data service provides methods that return metadata or list data from sites or lists in Microsoft Windows SharePoint Services. This web service is read only. Following are the main methods provided by this service:</text:p>
          </table:table-cell>
          <table:covered-table-cell table:style-name="ce6"/>
          <table:table-cell table:style-name="ce6" office:value-type="string">
            <text:p>EnumerateFolder</text:p>
          </table:table-cell>
          <table:table-cell table:style-name="ce111" office:value-type="boolean" office:boolean-value="true">
            <text:p>PRAVDA</text:p>
          </table:table-cell>
          <table:table-cell table:style-name="ce392"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Attachments</text:p>
          </table:table-cell>
          <table:table-cell table:style-name="ce112" office:value-type="boolean" office:boolean-value="true">
            <text:p>PRAVDA</text:p>
          </table:table-cell>
          <table:table-cell table:style-name="ce393"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Content</text:p>
          </table:table-cell>
          <table:table-cell table:style-name="ce113" office:value-type="boolean" office:boolean-value="true">
            <text:p>PRAVDA</text:p>
          </table:table-cell>
          <table:table-cell table:style-name="ce394"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GetContentEx</text:p>
          </table:table-cell>
          <table:table-cell table:style-name="ce114" office:value-type="boolean" office:boolean-value="false">
            <text:p>NEPRAVDA</text:p>
          </table:table-cell>
          <table:table-cell table:style-name="ce395"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Changes</text:p>
          </table:table-cell>
          <table:table-cell table:style-name="ce115" office:value-type="boolean" office:boolean-value="true">
            <text:p>PRAVDA</text:p>
          </table:table-cell>
          <table:table-cell table:style-name="ce396"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1" office:value-type="string">
            <text:p>GetChangesEx</text:p>
          </table:table-cell>
          <table:table-cell table:style-name="ce116" office:value-type="boolean" office:boolean-value="false">
            <text:p>NEPRAVDA</text:p>
          </table:table-cell>
          <table:table-cell table:style-name="ce397"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text:p>
          </table:table-cell>
          <table:table-cell table:style-name="ce117" office:value-type="boolean" office:boolean-value="true">
            <text:p>PRAVDA</text:p>
          </table:table-cell>
          <table:table-cell table:style-name="ce398"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Collection</text:p>
          </table:table-cell>
          <table:table-cell table:style-name="ce118" office:value-type="boolean" office:boolean-value="true">
            <text:p>PRAVDA</text:p>
          </table:table-cell>
          <table:table-cell table:style-name="ce399"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ListItems </text:p>
          </table:table-cell>
          <table:table-cell table:style-name="ce119" office:value-type="boolean" office:boolean-value="true">
            <text:p>PRAVDA</text:p>
          </table:table-cell>
          <table:table-cell table:style-name="ce400"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ite</text:p>
          </table:table-cell>
          <table:table-cell table:style-name="ce120" office:value-type="boolean" office:boolean-value="true">
            <text:p>PRAVDA</text:p>
          </table:table-cell>
          <table:table-cell table:style-name="ce401"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iteAndWeb</text:p>
          </table:table-cell>
          <table:table-cell table:style-name="ce121" office:value-type="boolean" office:boolean-value="true">
            <text:p>PRAVDA</text:p>
          </table:table-cell>
          <table:table-cell table:style-name="ce402"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iteUrl</text:p>
          </table:table-cell>
          <table:table-cell table:style-name="ce122" office:value-type="boolean" office:boolean-value="true">
            <text:p>PRAVDA</text:p>
          </table:table-cell>
          <table:table-cell table:style-name="ce403"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URLSegments </text:p>
          </table:table-cell>
          <table:table-cell table:style-name="ce123" office:value-type="boolean" office:boolean-value="true">
            <text:p>PRAVDA</text:p>
          </table:table-cell>
          <table:table-cell table:style-name="ce404" office:value-type="boolean" office:boolean-value="true">
            <text:p>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6" office:value-type="string">
            <text:p>GetWeb </text:p>
          </table:table-cell>
          <table:table-cell table:style-name="ce124" office:value-type="boolean" office:boolean-value="true">
            <text:p>PRAVDA</text:p>
          </table:table-cell>
          <table:table-cell table:style-name="ce405" office:value-type="boolean" office:boolean-value="true">
            <text:p>PRAVDA</text:p>
          </table:table-cell>
          <table:table-cell table:style-name="ce580" office:value-type="boolean" office:boolean-value="true">
            <text:p>PRAVDA</text:p>
          </table:table-cell>
          <table:table-cell table:style-name="ce296"/>
          <table:table-cell table:number-columns-repeated="1012"/>
        </table:table-row>
        <table:table-row table:style-name="ro2">
          <table:table-cell table:style-name="ce3" office:value-type="string" table:number-columns-spanned="1" table:number-rows-spanned="11">
            <text:p>Sites</text:p>
          </table:table-cell>
          <table:table-cell table:style-name="ce6" office:value-type="string" table:number-columns-spanned="1" table:number-rows-spanned="11">
            <text:p>http://&lt;Site&gt;/_vti_bin/Sites.asmx</text:p>
          </table:table-cell>
          <table:table-cell table:style-name="ce6" office:value-type="string" table:number-columns-spanned="2" table:number-rows-spanned="11">
            <text:p>The Sites service provides a method for returning information about the collection of site templates on the virtual server. Following are the main methods provided by this service</text:p>
          </table:table-cell>
          <table:covered-table-cell table:style-name="ce6"/>
          <table:table-cell table:style-name="ce13" office:value-type="string">
            <text:p>CreateWeb</text:p>
          </table:table-cell>
          <table:table-cell table:style-name="ce125" office:value-type="boolean" office:boolean-value="false">
            <text:p>NEPRAVDA</text:p>
          </table:table-cell>
          <table:table-cell table:style-name="ce40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13" office:value-type="string">
            <text:p>DeleteWeb</text:p>
          </table:table-cell>
          <table:table-cell table:style-name="ce126" office:value-type="boolean" office:boolean-value="false">
            <text:p>NEPRAVDA</text:p>
          </table:table-cell>
          <table:table-cell table:style-name="ce40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ExportSolution</text:p>
          </table:table-cell>
          <table:table-cell table:style-name="ce127" office:value-type="boolean" office:boolean-value="false">
            <text:p>NEPRAVDA</text:p>
          </table:table-cell>
          <table:table-cell table:style-name="ce40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ExportWeb</text:p>
          </table:table-cell>
          <table:table-cell table:style-name="ce128" office:value-type="boolean" office:boolean-value="true">
            <text:p>PRAVDA</text:p>
          </table:table-cell>
          <table:table-cell table:style-name="ce40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ExportWorkflowTemplate</text:p>
          </table:table-cell>
          <table:table-cell table:style-name="ce129" office:value-type="boolean" office:boolean-value="false">
            <text:p>NEPRAVDA</text:p>
          </table:table-cell>
          <table:table-cell table:style-name="ce41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GetSite</text:p>
          </table:table-cell>
          <table:table-cell table:style-name="ce130" office:value-type="boolean" office:boolean-value="false">
            <text:p>NEPRAVDA</text:p>
          </table:table-cell>
          <table:table-cell table:style-name="ce41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iteTemplates</text:p>
          </table:table-cell>
          <table:table-cell table:style-name="ce131" office:value-type="boolean" office:boolean-value="true">
            <text:p>PRAVDA</text:p>
          </table:table-cell>
          <table:table-cell table:style-name="ce41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UpdatedFormDigest</text:p>
          </table:table-cell>
          <table:table-cell table:style-name="ce132" office:value-type="boolean" office:boolean-value="true">
            <text:p>PRAVDA</text:p>
          </table:table-cell>
          <table:table-cell table:style-name="ce41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GetUpdatedFormDigestInformation</text:p>
          </table:table-cell>
          <table:table-cell table:style-name="ce133" office:value-type="boolean" office:boolean-value="false">
            <text:p>NEPRAVDA</text:p>
          </table:table-cell>
          <table:table-cell table:style-name="ce41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ImportWeb</text:p>
          </table:table-cell>
          <table:table-cell table:style-name="ce134" office:value-type="boolean" office:boolean-value="true">
            <text:p>PRAVDA</text:p>
          </table:table-cell>
          <table:table-cell table:style-name="ce41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IsScriptSafeUrl </text:p>
          </table:table-cell>
          <table:table-cell table:style-name="ce135" office:value-type="boolean" office:boolean-value="false">
            <text:p>NEPRAVDA</text:p>
          </table:table-cell>
          <table:table-cell table:style-name="ce416" office:value-type="boolean" office:boolean-value="false">
            <text:p>NE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ext:p>StsAdapter</text:p>
          </table:table-cell>
          <table:table-cell table:style-name="ce6" office:value-type="string">
            <text:p>http://&lt;Site&gt;/DspSts.asmx</text:p>
          </table:table-cell>
          <table:table-cell table:style-name="ce6" office:value-type="string">
            <text:p>Search</text:p>
          </table:table-cell>
          <table:table-cell table:style-name="ce6"/>
          <table:table-cell table:style-name="ce7" office:value-type="string">
            <text:p>Query </text:p>
          </table:table-cell>
          <table:table-cell table:style-name="ce136" office:value-type="boolean" office:boolean-value="true">
            <text:p>PRAVDA</text:p>
          </table:table-cell>
          <table:table-cell table:style-name="ce41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table-cell table:style-name="ce3" office:value-type="string">
            <text:p>Published Links</text:p>
          </table:table-cell>
          <table:table-cell table:style-name="ce6" office:value-type="string">
            <text:p>http://&lt;Site&gt;/publishedlinksservice.asmx</text:p>
          </table:table-cell>
          <table:table-cell table:style-name="ce8" office:value-type="string" table:number-columns-spanned="2" table:number-rows-spanned="1">
            <text:p>Provides methods to remotely work with the publishing service.</text:p>
          </table:table-cell>
          <table:covered-table-cell table:style-name="ce6"/>
          <table:table-cell table:style-name="ce6" office:value-type="string">
            <text:p>GetLinks</text:p>
          </table:table-cell>
          <table:table-cell table:style-name="ce137" office:value-type="boolean" office:boolean-value="false">
            <text:p>NEPRAVDA</text:p>
          </table:table-cell>
          <table:table-cell table:style-name="ce418"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8">
            <text:p>Search</text:p>
          </table:table-cell>
          <table:table-cell table:style-name="ce6" office:value-type="string" table:number-columns-spanned="1" table:number-rows-spanned="8">
            <text:p>http://&lt;site&gt;/_vti_bin/search.asmx</text:p>
          </table:table-cell>
          <table:table-cell table:style-name="ce6" office:value-type="string" table:number-columns-spanned="2" table:number-rows-spanned="8">
            <text:p>The QueryService can be used to query the search indexes in the same way that you would search from the home page of a SharePoint site. Main methods available in this service are as below:</text:p>
          </table:table-cell>
          <table:covered-table-cell table:style-name="ce6"/>
          <table:table-cell table:style-name="ce6" office:value-type="string">
            <text:p>GetPortalSearchInfo</text:p>
          </table:table-cell>
          <table:table-cell table:style-name="ce138" office:value-type="boolean" office:boolean-value="false">
            <text:p>NEPRAVDA</text:p>
          </table:table-cell>
          <table:table-cell table:style-name="ce419"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GetQuerySuggestions</text:p>
          </table:table-cell>
          <table:table-cell table:style-name="ce139" office:value-type="boolean" office:boolean-value="false">
            <text:p>NEPRAVDA</text:p>
          </table:table-cell>
          <table:table-cell table:style-name="ce420"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earchMetadata</text:p>
          </table:table-cell>
          <table:table-cell table:style-name="ce140" office:value-type="boolean" office:boolean-value="false">
            <text:p>NEPRAVDA</text:p>
          </table:table-cell>
          <table:table-cell table:style-name="ce421" office:value-type="boolean" office:boolean-value="false">
            <text:p>NE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6" office:value-type="string">
            <text:p>Query</text:p>
          </table:table-cell>
          <table:table-cell table:style-name="ce141" office:value-type="boolean" office:boolean-value="false">
            <text:p>NEPRAVDA</text:p>
          </table:table-cell>
          <table:table-cell table:style-name="ce422" office:value-type="boolean" office:boolean-value="false">
            <text:p>NE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6" office:value-type="string">
            <text:p>QueryEx</text:p>
          </table:table-cell>
          <table:table-cell table:style-name="ce142" office:value-type="boolean" office:boolean-value="false">
            <text:p>NEPRAVDA</text:p>
          </table:table-cell>
          <table:table-cell table:style-name="ce423" office:value-type="boolean" office:boolean-value="false">
            <text:p>NE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7" office:value-type="string">
            <text:p>RecordClick</text:p>
          </table:table-cell>
          <table:table-cell table:style-name="ce143" office:value-type="boolean" office:boolean-value="false">
            <text:p>NEPRAVDA</text:p>
          </table:table-cell>
          <table:table-cell table:style-name="ce424" office:value-type="boolean" office:boolean-value="false">
            <text:p>NE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6" office:value-type="string">
            <text:p>Registration</text:p>
          </table:table-cell>
          <table:table-cell table:style-name="ce144" office:value-type="boolean" office:boolean-value="false">
            <text:p>NEPRAVDA</text:p>
          </table:table-cell>
          <table:table-cell table:style-name="ce425" office:value-type="boolean" office:boolean-value="false">
            <text:p>NEPRAVDA</text:p>
          </table:table-cell>
          <table:table-cell table:style-name="ce580" office:value-type="boolean" office:boolean-value="true">
            <text:p>PRAVDA</text:p>
          </table:table-cell>
          <table:table-cell table:style-name="ce296"/>
          <table:table-cell table:number-columns-repeated="1012"/>
        </table:table-row>
        <table:table-row table:style-name="ro2">
          <table:covered-table-cell table:style-name="ce3"/>
          <table:covered-table-cell table:number-columns-repeated="3" table:style-name="ce6"/>
          <table:table-cell table:style-name="ce7" office:value-type="string">
            <text:p>Status</text:p>
          </table:table-cell>
          <table:table-cell table:style-name="ce145" office:value-type="boolean" office:boolean-value="false">
            <text:p>NEPRAVDA</text:p>
          </table:table-cell>
          <table:table-cell table:style-name="ce426"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4">
            <text:p>SPSearch</text:p>
          </table:table-cell>
          <table:table-cell table:style-name="ce6" office:value-type="string" table:number-columns-spanned="1" table:number-rows-spanned="4">
            <text:p>http://&lt;site&gt;/_vti_bin/spsearch.asmx</text:p>
          </table:table-cell>
          <table:table-cell table:style-name="ce6" table:number-columns-spanned="2" table:number-rows-spanned="4"/>
          <table:covered-table-cell table:style-name="ce6"/>
          <table:table-cell table:style-name="ce7" office:value-type="string">
            <text:p>Query</text:p>
          </table:table-cell>
          <table:table-cell table:style-name="ce146" office:value-type="boolean" office:boolean-value="true">
            <text:p>PRAVDA</text:p>
          </table:table-cell>
          <table:table-cell table:style-name="ce427"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QueryEx</text:p>
          </table:table-cell>
          <table:table-cell table:style-name="ce147" office:value-type="boolean" office:boolean-value="true">
            <text:p>PRAVDA</text:p>
          </table:table-cell>
          <table:table-cell table:style-name="ce428"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Registration</text:p>
          </table:table-cell>
          <table:table-cell table:style-name="ce148" office:value-type="boolean" office:boolean-value="true">
            <text:p>PRAVDA</text:p>
          </table:table-cell>
          <table:table-cell table:style-name="ce429"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7" office:value-type="string">
            <text:p>Status</text:p>
          </table:table-cell>
          <table:table-cell table:style-name="ce149" office:value-type="boolean" office:boolean-value="true">
            <text:p>PRAVDA</text:p>
          </table:table-cell>
          <table:table-cell table:style-name="ce430" office:value-type="boolean" office:boolean-value="true">
            <text:p>PRAVDA</text:p>
          </table:table-cell>
          <table:table-cell table:style-name="ce580" office:value-type="boolean" office:boolean-value="true">
            <text:p>PRAVDA</text:p>
          </table:table-cell>
          <table:table-cell table:style-name="Default"/>
          <table:table-cell table:number-columns-repeated="1012"/>
        </table:table-row>
        <table:table-row table:style-name="ro2">
          <table:table-cell table:style-name="ce4" office:value-type="string" table:number-columns-spanned="1" table:number-rows-spanned="41">
            <text:p>SocialDataService</text:p>
          </table:table-cell>
          <table:table-cell table:style-name="ce7" office:value-type="string" table:number-columns-spanned="1" table:number-rows-spanned="41">
            <text:p>http://&lt;site&gt;/_vti_bin/socialdataservice.asmx</text:p>
          </table:table-cell>
          <table:table-cell table:style-name="ce9" table:number-columns-spanned="2" table:number-rows-spanned="41"/>
          <table:covered-table-cell table:style-name="ce6"/>
          <table:table-cell table:style-name="ce7" office:value-type="string">
            <text:p>AddComment</text:p>
          </table:table-cell>
          <table:table-cell table:style-name="ce150" office:value-type="boolean" office:boolean-value="false">
            <text:p>NEPRAVDA</text:p>
          </table:table-cell>
          <table:table-cell table:style-name="ce431"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AddTag</text:p>
          </table:table-cell>
          <table:table-cell table:style-name="ce151" office:value-type="boolean" office:boolean-value="false">
            <text:p>NEPRAVDA</text:p>
          </table:table-cell>
          <table:table-cell table:style-name="ce432"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AddTagByKeyword</text:p>
          </table:table-cell>
          <table:table-cell table:style-name="ce152" office:value-type="boolean" office:boolean-value="false">
            <text:p>NEPRAVDA</text:p>
          </table:table-cell>
          <table:table-cell table:style-name="ce433"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CountCommentsOfUser</text:p>
          </table:table-cell>
          <table:table-cell table:style-name="ce153" office:value-type="boolean" office:boolean-value="false">
            <text:p>NEPRAVDA</text:p>
          </table:table-cell>
          <table:table-cell table:style-name="ce434"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CountCommentsOfUserOnUrl</text:p>
          </table:table-cell>
          <table:table-cell table:style-name="ce154" office:value-type="boolean" office:boolean-value="false">
            <text:p>NEPRAVDA</text:p>
          </table:table-cell>
          <table:table-cell table:style-name="ce435"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CountCommentsOnUrl</text:p>
          </table:table-cell>
          <table:table-cell table:style-name="ce155" office:value-type="boolean" office:boolean-value="false">
            <text:p>NEPRAVDA</text:p>
          </table:table-cell>
          <table:table-cell table:style-name="ce436"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CountRatingsOnUrl</text:p>
          </table:table-cell>
          <table:table-cell table:style-name="ce156" office:value-type="boolean" office:boolean-value="false">
            <text:p>NEPRAVDA</text:p>
          </table:table-cell>
          <table:table-cell table:style-name="ce437"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CountTagsOfUser</text:p>
          </table:table-cell>
          <table:table-cell table:style-name="ce157" office:value-type="boolean" office:boolean-value="false">
            <text:p>NEPRAVDA</text:p>
          </table:table-cell>
          <table:table-cell table:style-name="ce438"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DeleteComment</text:p>
          </table:table-cell>
          <table:table-cell table:style-name="ce158" office:value-type="boolean" office:boolean-value="false">
            <text:p>NEPRAVDA</text:p>
          </table:table-cell>
          <table:table-cell table:style-name="ce439"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DeleteRating</text:p>
          </table:table-cell>
          <table:table-cell table:style-name="ce159" office:value-type="boolean" office:boolean-value="false">
            <text:p>NEPRAVDA</text:p>
          </table:table-cell>
          <table:table-cell table:style-name="ce440"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DeleteTag</text:p>
          </table:table-cell>
          <table:table-cell table:style-name="ce160" office:value-type="boolean" office:boolean-value="false">
            <text:p>NEPRAVDA</text:p>
          </table:table-cell>
          <table:table-cell table:style-name="ce441"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DeleteTagByKeyword</text:p>
          </table:table-cell>
          <table:table-cell table:style-name="ce161" office:value-type="boolean" office:boolean-value="false">
            <text:p>NEPRAVDA</text:p>
          </table:table-cell>
          <table:table-cell table:style-name="ce442"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DeleteTags</text:p>
          </table:table-cell>
          <table:table-cell table:style-name="ce162" office:value-type="boolean" office:boolean-value="false">
            <text:p>NEPRAVDA</text:p>
          </table:table-cell>
          <table:table-cell table:style-name="ce443"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AllTagTerms</text:p>
          </table:table-cell>
          <table:table-cell table:style-name="ce163" office:value-type="boolean" office:boolean-value="false">
            <text:p>NEPRAVDA</text:p>
          </table:table-cell>
          <table:table-cell table:style-name="ce444"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AllTagTermsForUrlFolder</text:p>
          </table:table-cell>
          <table:table-cell table:style-name="ce164" office:value-type="boolean" office:boolean-value="false">
            <text:p>NEPRAVDA</text:p>
          </table:table-cell>
          <table:table-cell table:style-name="ce445"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AllTagUrls</text:p>
          </table:table-cell>
          <table:table-cell table:style-name="ce165" office:value-type="boolean" office:boolean-value="false">
            <text:p>NEPRAVDA</text:p>
          </table:table-cell>
          <table:table-cell table:style-name="ce446"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AllTagUrlsByKeyword</text:p>
          </table:table-cell>
          <table:table-cell table:style-name="ce166" office:value-type="boolean" office:boolean-value="false">
            <text:p>NEPRAVDA</text:p>
          </table:table-cell>
          <table:table-cell table:style-name="ce447"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CommentsOfUser</text:p>
          </table:table-cell>
          <table:table-cell table:style-name="ce167" office:value-type="boolean" office:boolean-value="false">
            <text:p>NEPRAVDA</text:p>
          </table:table-cell>
          <table:table-cell table:style-name="ce448"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CommentsOfUserOnUrl</text:p>
          </table:table-cell>
          <table:table-cell table:style-name="ce168" office:value-type="boolean" office:boolean-value="false">
            <text:p>NEPRAVDA</text:p>
          </table:table-cell>
          <table:table-cell table:style-name="ce449"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CommentsOnUrl</text:p>
          </table:table-cell>
          <table:table-cell table:style-name="ce169" office:value-type="boolean" office:boolean-value="false">
            <text:p>NEPRAVDA</text:p>
          </table:table-cell>
          <table:table-cell table:style-name="ce450"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RatingAverageOnUrl</text:p>
          </table:table-cell>
          <table:table-cell table:style-name="ce170" office:value-type="boolean" office:boolean-value="false">
            <text:p>NEPRAVDA</text:p>
          </table:table-cell>
          <table:table-cell table:style-name="ce451"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RatingOfUserOnUrl</text:p>
          </table:table-cell>
          <table:table-cell table:style-name="ce171" office:value-type="boolean" office:boolean-value="false">
            <text:p>NEPRAVDA</text:p>
          </table:table-cell>
          <table:table-cell table:style-name="ce452"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RatingOnUrl</text:p>
          </table:table-cell>
          <table:table-cell table:style-name="ce172" office:value-type="boolean" office:boolean-value="false">
            <text:p>NEPRAVDA</text:p>
          </table:table-cell>
          <table:table-cell table:style-name="ce453"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RatingsOfUser</text:p>
          </table:table-cell>
          <table:table-cell table:style-name="ce173" office:value-type="boolean" office:boolean-value="false">
            <text:p>NEPRAVDA</text:p>
          </table:table-cell>
          <table:table-cell table:style-name="ce454"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RatingsOnUrl</text:p>
          </table:table-cell>
          <table:table-cell table:style-name="ce174" office:value-type="boolean" office:boolean-value="false">
            <text:p>NEPRAVDA</text:p>
          </table:table-cell>
          <table:table-cell table:style-name="ce455"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SocialDataForFullReplication</text:p>
          </table:table-cell>
          <table:table-cell table:style-name="ce175" office:value-type="boolean" office:boolean-value="false">
            <text:p>NEPRAVDA</text:p>
          </table:table-cell>
          <table:table-cell table:style-name="ce456"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SocialDataForIncrementalReplication</text:p>
          </table:table-cell>
          <table:table-cell table:style-name="ce176" office:value-type="boolean" office:boolean-value="false">
            <text:p>NEPRAVDA</text:p>
          </table:table-cell>
          <table:table-cell table:style-name="ce457"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s</text:p>
          </table:table-cell>
          <table:table-cell table:style-name="ce177" office:value-type="boolean" office:boolean-value="false">
            <text:p>NEPRAVDA</text:p>
          </table:table-cell>
          <table:table-cell table:style-name="ce458"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sOfUser</text:p>
          </table:table-cell>
          <table:table-cell table:style-name="ce178" office:value-type="boolean" office:boolean-value="false">
            <text:p>NEPRAVDA</text:p>
          </table:table-cell>
          <table:table-cell table:style-name="ce459"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Terms</text:p>
          </table:table-cell>
          <table:table-cell table:style-name="ce179" office:value-type="boolean" office:boolean-value="false">
            <text:p>NEPRAVDA</text:p>
          </table:table-cell>
          <table:table-cell table:style-name="ce460"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TermsOfUser</text:p>
          </table:table-cell>
          <table:table-cell table:style-name="ce180" office:value-type="boolean" office:boolean-value="false">
            <text:p>NEPRAVDA</text:p>
          </table:table-cell>
          <table:table-cell table:style-name="ce461"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TermsOnUrl</text:p>
          </table:table-cell>
          <table:table-cell table:style-name="ce181" office:value-type="boolean" office:boolean-value="false">
            <text:p>NEPRAVDA</text:p>
          </table:table-cell>
          <table:table-cell table:style-name="ce462"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Urls</text:p>
          </table:table-cell>
          <table:table-cell table:style-name="ce182" office:value-type="boolean" office:boolean-value="false">
            <text:p>NEPRAVDA</text:p>
          </table:table-cell>
          <table:table-cell table:style-name="ce463"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UrlsByKeyword</text:p>
          </table:table-cell>
          <table:table-cell table:style-name="ce183" office:value-type="boolean" office:boolean-value="false">
            <text:p>NEPRAVDA</text:p>
          </table:table-cell>
          <table:table-cell table:style-name="ce464"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UrlsOfUser</text:p>
          </table:table-cell>
          <table:table-cell table:style-name="ce184" office:value-type="boolean" office:boolean-value="false">
            <text:p>NEPRAVDA</text:p>
          </table:table-cell>
          <table:table-cell table:style-name="ce465"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GetTagUrlsOfUserByKeyword</text:p>
          </table:table-cell>
          <table:table-cell table:style-name="ce185" office:value-type="boolean" office:boolean-value="false">
            <text:p>NEPRAVDA</text:p>
          </table:table-cell>
          <table:table-cell table:style-name="ce466"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PropagateRating</text:p>
          </table:table-cell>
          <table:table-cell table:style-name="ce186" office:value-type="boolean" office:boolean-value="false">
            <text:p>NEPRAVDA</text:p>
          </table:table-cell>
          <table:table-cell table:style-name="ce467"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ReplicateFullSocialData</text:p>
          </table:table-cell>
          <table:table-cell table:style-name="ce187" office:value-type="boolean" office:boolean-value="false">
            <text:p>NEPRAVDA</text:p>
          </table:table-cell>
          <table:table-cell table:style-name="ce468"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ReplicateIncrementalSocialData</text:p>
          </table:table-cell>
          <table:table-cell table:style-name="ce188" office:value-type="boolean" office:boolean-value="false">
            <text:p>NEPRAVDA</text:p>
          </table:table-cell>
          <table:table-cell table:style-name="ce469"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SetRating</text:p>
          </table:table-cell>
          <table:table-cell table:style-name="ce189" office:value-type="boolean" office:boolean-value="false">
            <text:p>NEPRAVDA</text:p>
          </table:table-cell>
          <table:table-cell table:style-name="ce470"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covered-table-cell table:style-name="ce4"/>
          <table:covered-table-cell table:style-name="ce7"/>
          <table:covered-table-cell table:number-columns-repeated="2" table:style-name="ce6"/>
          <table:table-cell table:style-name="ce7" office:value-type="string">
            <text:p>UpdateComment</text:p>
          </table:table-cell>
          <table:table-cell table:style-name="ce190" office:value-type="boolean" office:boolean-value="false">
            <text:p>NEPRAVDA</text:p>
          </table:table-cell>
          <table:table-cell table:style-name="ce471" office:value-type="boolean" office:boolean-value="false">
            <text:p>NEPRAVDA</text:p>
          </table:table-cell>
          <table:table-cell table:style-name="ce580" office:value-type="boolean" office:boolean-value="true">
            <text:p>PRAVDA</text:p>
          </table:table-cell>
          <table:table-cell table:style-name="Default"/>
          <table:table-cell table:number-columns-repeated="1012"/>
        </table:table-row>
        <table:table-row table:style-name="ro2">
          <table:table-cell table:style-name="ce3" office:value-type="string" table:number-columns-spanned="1" table:number-rows-spanned="44">
            <text:p>Users and Groups</text:p>
          </table:table-cell>
          <table:table-cell table:style-name="ce6" office:value-type="string" table:number-columns-spanned="1" table:number-rows-spanned="44">
            <text:p>http://&lt;Site&gt;/_vti_bin/usergroup.asmx</text:p>
          </table:table-cell>
          <table:table-cell table:style-name="ce6" office:value-type="string" table:number-columns-spanned="2" table:number-rows-spanned="44">
            <text:p>The Users and Groups Web service provides methods for working with users, role definitions, and groups. It provides huge number of methods which are listed below:</text:p>
          </table:table-cell>
          <table:covered-table-cell table:style-name="ce6"/>
          <table:table-cell table:style-name="ce6" office:value-type="string">
            <text:p>AddGroup</text:p>
          </table:table-cell>
          <table:table-cell table:style-name="ce191" office:value-type="boolean" office:boolean-value="true">
            <text:p>PRAVDA</text:p>
          </table:table-cell>
          <table:table-cell table:style-name="ce47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GroupToRole</text:p>
          </table:table-cell>
          <table:table-cell table:style-name="ce192" office:value-type="boolean" office:boolean-value="true">
            <text:p>PRAVDA</text:p>
          </table:table-cell>
          <table:table-cell table:style-name="ce47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Role</text:p>
          </table:table-cell>
          <table:table-cell table:style-name="ce193" office:value-type="boolean" office:boolean-value="true">
            <text:p>PRAVDA</text:p>
          </table:table-cell>
          <table:table-cell table:style-name="ce47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RoleDef</text:p>
          </table:table-cell>
          <table:table-cell table:style-name="ce194" office:value-type="boolean" office:boolean-value="true">
            <text:p>PRAVDA</text:p>
          </table:table-cell>
          <table:table-cell table:style-name="ce47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UserCollectionToGroup</text:p>
          </table:table-cell>
          <table:table-cell table:style-name="ce195" office:value-type="boolean" office:boolean-value="true">
            <text:p>PRAVDA</text:p>
          </table:table-cell>
          <table:table-cell table:style-name="ce47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UserCollectionToRole</text:p>
          </table:table-cell>
          <table:table-cell table:style-name="ce196" office:value-type="boolean" office:boolean-value="true">
            <text:p>PRAVDA</text:p>
          </table:table-cell>
          <table:table-cell table:style-name="ce47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UserToGroup</text:p>
          </table:table-cell>
          <table:table-cell table:style-name="ce197" office:value-type="boolean" office:boolean-value="true">
            <text:p>PRAVDA</text:p>
          </table:table-cell>
          <table:table-cell table:style-name="ce47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ddUserToRole</text:p>
          </table:table-cell>
          <table:table-cell table:style-name="ce198" office:value-type="boolean" office:boolean-value="true">
            <text:p>PRAVDA</text:p>
          </table:table-cell>
          <table:table-cell table:style-name="ce47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AllUserCollectionFromWeb</text:p>
          </table:table-cell>
          <table:table-cell table:style-name="ce199" office:value-type="boolean" office:boolean-value="true">
            <text:p>PRAVDA</text:p>
          </table:table-cell>
          <table:table-cell table:style-name="ce48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CurrentUserInfo</text:p>
          </table:table-cell>
          <table:table-cell table:style-name="ce200" office:value-type="boolean" office:boolean-value="false">
            <text:p>NEPRAVDA</text:p>
          </table:table-cell>
          <table:table-cell table:style-name="ce48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GroupCollection</text:p>
          </table:table-cell>
          <table:table-cell table:style-name="ce201" office:value-type="boolean" office:boolean-value="true">
            <text:p>PRAVDA</text:p>
          </table:table-cell>
          <table:table-cell table:style-name="ce482" office:value-type="boolean" office:boolean-value="true">
            <text:p>PRAVDA</text:p>
          </table:table-cell>
          <table:table-cell table:style-name="ce577" office:value-type="boolean" office:boolean-value="true">
            <text:p>PRAVDA</text:p>
          </table:table-cell>
          <table:table-cell table:style-name="Default"/>
          <table:table-cell/>
          <table:table-cell table:style-name="Default"/>
          <table:table-cell table:number-columns-repeated="1010"/>
        </table:table-row>
        <table:table-row table:style-name="ro2">
          <table:covered-table-cell table:style-name="ce3"/>
          <table:covered-table-cell table:number-columns-repeated="3" table:style-name="ce6"/>
          <table:table-cell table:style-name="ce6" office:value-type="string">
            <text:p>GetGroupCollectionFromRole</text:p>
          </table:table-cell>
          <table:table-cell table:style-name="ce202" office:value-type="boolean" office:boolean-value="true">
            <text:p>PRAVDA</text:p>
          </table:table-cell>
          <table:table-cell table:style-name="ce48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GroupCollectionFromSite</text:p>
          </table:table-cell>
          <table:table-cell table:style-name="ce203" office:value-type="boolean" office:boolean-value="true">
            <text:p>PRAVDA</text:p>
          </table:table-cell>
          <table:table-cell table:style-name="ce48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GroupCollectionFromUser</text:p>
          </table:table-cell>
          <table:table-cell table:style-name="ce204" office:value-type="boolean" office:boolean-value="true">
            <text:p>PRAVDA</text:p>
          </table:table-cell>
          <table:table-cell table:style-name="ce48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GroupCollectionFromWeb</text:p>
          </table:table-cell>
          <table:table-cell table:style-name="ce205" office:value-type="boolean" office:boolean-value="true">
            <text:p>PRAVDA</text:p>
          </table:table-cell>
          <table:table-cell table:style-name="ce48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GroupInfo</text:p>
          </table:table-cell>
          <table:table-cell table:style-name="ce206" office:value-type="boolean" office:boolean-value="true">
            <text:p>PRAVDA</text:p>
          </table:table-cell>
          <table:table-cell table:style-name="ce48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Collection</text:p>
          </table:table-cell>
          <table:table-cell table:style-name="ce207" office:value-type="boolean" office:boolean-value="true">
            <text:p>PRAVDA</text:p>
          </table:table-cell>
          <table:table-cell table:style-name="ce48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CollectionFromGroup</text:p>
          </table:table-cell>
          <table:table-cell table:style-name="ce208" office:value-type="boolean" office:boolean-value="true">
            <text:p>PRAVDA</text:p>
          </table:table-cell>
          <table:table-cell table:style-name="ce48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CollectionFromUser</text:p>
          </table:table-cell>
          <table:table-cell table:style-name="ce209" office:value-type="boolean" office:boolean-value="true">
            <text:p>PRAVDA</text:p>
          </table:table-cell>
          <table:table-cell table:style-name="ce49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CollectionFromWeb</text:p>
          </table:table-cell>
          <table:table-cell table:style-name="ce210" office:value-type="boolean" office:boolean-value="true">
            <text:p>PRAVDA</text:p>
          </table:table-cell>
          <table:table-cell table:style-name="ce49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Info</text:p>
          </table:table-cell>
          <table:table-cell table:style-name="ce211" office:value-type="boolean" office:boolean-value="true">
            <text:p>PRAVDA</text:p>
          </table:table-cell>
          <table:table-cell table:style-name="ce49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sAndPermissionsForCurrentUser</text:p>
          </table:table-cell>
          <table:table-cell table:style-name="ce212" office:value-type="boolean" office:boolean-value="true">
            <text:p>PRAVDA</text:p>
          </table:table-cell>
          <table:table-cell table:style-name="ce49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RolesAndPermissionsForSite</text:p>
          </table:table-cell>
          <table:table-cell table:style-name="ce213" office:value-type="boolean" office:boolean-value="true">
            <text:p>PRAVDA</text:p>
          </table:table-cell>
          <table:table-cell table:style-name="ce49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UserCollection</text:p>
          </table:table-cell>
          <table:table-cell table:style-name="ce214" office:value-type="boolean" office:boolean-value="true">
            <text:p>PRAVDA</text:p>
          </table:table-cell>
          <table:table-cell table:style-name="ce495" office:value-type="boolean" office:boolean-value="true">
            <text:p>PRAVDA</text:p>
          </table:table-cell>
          <table:table-cell table:style-name="ce581"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UserCollectionFromGroup</text:p>
          </table:table-cell>
          <table:table-cell table:style-name="ce215" office:value-type="boolean" office:boolean-value="true">
            <text:p>PRAVDA</text:p>
          </table:table-cell>
          <table:table-cell table:style-name="ce49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UserCollectionFromRole</text:p>
          </table:table-cell>
          <table:table-cell table:style-name="ce216" office:value-type="boolean" office:boolean-value="true">
            <text:p>PRAVDA</text:p>
          </table:table-cell>
          <table:table-cell table:style-name="ce49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UserCollectionFromSite</text:p>
          </table:table-cell>
          <table:table-cell table:style-name="ce217" office:value-type="boolean" office:boolean-value="true">
            <text:p>PRAVDA</text:p>
          </table:table-cell>
          <table:table-cell table:style-name="ce49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UserCollectionFromWeb</text:p>
          </table:table-cell>
          <table:table-cell table:style-name="ce218" office:value-type="boolean" office:boolean-value="true">
            <text:p>PRAVDA</text:p>
          </table:table-cell>
          <table:table-cell table:style-name="ce49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UserInfo</text:p>
          </table:table-cell>
          <table:table-cell table:style-name="ce219" office:value-type="boolean" office:boolean-value="true">
            <text:p>PRAVDA</text:p>
          </table:table-cell>
          <table:table-cell table:style-name="ce50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UserLoginFromEmail</text:p>
          </table:table-cell>
          <table:table-cell table:style-name="ce220" office:value-type="boolean" office:boolean-value="true">
            <text:p>PRAVDA</text:p>
          </table:table-cell>
          <table:table-cell table:style-name="ce50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moveGroup</text:p>
          </table:table-cell>
          <table:table-cell table:style-name="ce221" office:value-type="boolean" office:boolean-value="true">
            <text:p>PRAVDA</text:p>
          </table:table-cell>
          <table:table-cell table:style-name="ce50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RemoveGroupFromRole</text:p>
          </table:table-cell>
          <table:table-cell table:style-name="ce222" office:value-type="boolean" office:boolean-value="true">
            <text:p>PRAVDA</text:p>
          </table:table-cell>
          <table:table-cell table:style-name="ce50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Role</text:p>
          </table:table-cell>
          <table:table-cell table:style-name="ce223" office:value-type="boolean" office:boolean-value="true">
            <text:p>PRAVDA</text:p>
          </table:table-cell>
          <table:table-cell table:style-name="ce50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CollectionFromGroup</text:p>
          </table:table-cell>
          <table:table-cell table:style-name="ce224" office:value-type="boolean" office:boolean-value="true">
            <text:p>PRAVDA</text:p>
          </table:table-cell>
          <table:table-cell table:style-name="ce50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CollectionFromRole</text:p>
          </table:table-cell>
          <table:table-cell table:style-name="ce225" office:value-type="boolean" office:boolean-value="true">
            <text:p>PRAVDA</text:p>
          </table:table-cell>
          <table:table-cell table:style-name="ce50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CollectionFromSite</text:p>
          </table:table-cell>
          <table:table-cell table:style-name="ce226" office:value-type="boolean" office:boolean-value="true">
            <text:p>PRAVDA</text:p>
          </table:table-cell>
          <table:table-cell table:style-name="ce50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FromGroup</text:p>
          </table:table-cell>
          <table:table-cell table:style-name="ce227" office:value-type="boolean" office:boolean-value="true">
            <text:p>PRAVDA</text:p>
          </table:table-cell>
          <table:table-cell table:style-name="ce50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FromRole</text:p>
          </table:table-cell>
          <table:table-cell table:style-name="ce228" office:value-type="boolean" office:boolean-value="true">
            <text:p>PRAVDA</text:p>
          </table:table-cell>
          <table:table-cell table:style-name="ce50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FromSite</text:p>
          </table:table-cell>
          <table:table-cell table:style-name="ce229" office:value-type="boolean" office:boolean-value="true">
            <text:p>PRAVDA</text:p>
          </table:table-cell>
          <table:table-cell table:style-name="ce51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UserFromWeb</text:p>
          </table:table-cell>
          <table:table-cell table:style-name="ce230" office:value-type="boolean" office:boolean-value="true">
            <text:p>PRAVDA</text:p>
          </table:table-cell>
          <table:table-cell table:style-name="ce51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GroupInfo</text:p>
          </table:table-cell>
          <table:table-cell table:style-name="ce231" office:value-type="boolean" office:boolean-value="true">
            <text:p>PRAVDA</text:p>
          </table:table-cell>
          <table:table-cell table:style-name="ce51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RoleDefInfo</text:p>
          </table:table-cell>
          <table:table-cell table:style-name="ce232" office:value-type="boolean" office:boolean-value="true">
            <text:p>PRAVDA</text:p>
          </table:table-cell>
          <table:table-cell table:style-name="ce51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RoleInfo</text:p>
          </table:table-cell>
          <table:table-cell table:style-name="ce233" office:value-type="boolean" office:boolean-value="true">
            <text:p>PRAVDA</text:p>
          </table:table-cell>
          <table:table-cell table:style-name="ce51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UserInfo </text:p>
          </table:table-cell>
          <table:table-cell table:style-name="ce234" office:value-type="boolean" office:boolean-value="true">
            <text:p>PRAVDA</text:p>
          </table:table-cell>
          <table:table-cell table:style-name="ce51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4">
            <text:p>Versions</text:p>
          </table:table-cell>
          <table:table-cell table:style-name="ce6" office:value-type="string" table:number-columns-spanned="1" table:number-rows-spanned="4">
            <text:p>http://&lt;site&gt;/_vti_bin/Versions.asmx</text:p>
          </table:table-cell>
          <table:table-cell table:style-name="ce6" office:value-type="string" table:number-columns-spanned="2" table:number-rows-spanned="4">
            <text:p>Versions Web service provides methods for working with file versions in SharePoint document libraries. Methods included in this service:</text:p>
          </table:table-cell>
          <table:covered-table-cell table:style-name="ce6"/>
          <table:table-cell table:style-name="ce6" office:value-type="string">
            <text:p>DeleteAllVersions </text:p>
          </table:table-cell>
          <table:table-cell table:style-name="ce235" office:value-type="boolean" office:boolean-value="true">
            <text:p>PRAVDA</text:p>
          </table:table-cell>
          <table:table-cell table:style-name="ce51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Version </text:p>
          </table:table-cell>
          <table:table-cell table:style-name="ce236" office:value-type="boolean" office:boolean-value="true">
            <text:p>PRAVDA</text:p>
          </table:table-cell>
          <table:table-cell table:style-name="ce51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Versions </text:p>
          </table:table-cell>
          <table:table-cell table:style-name="ce237" office:value-type="boolean" office:boolean-value="true">
            <text:p>PRAVDA</text:p>
          </table:table-cell>
          <table:table-cell table:style-name="ce51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storeVersion </text:p>
          </table:table-cell>
          <table:table-cell table:style-name="ce238" office:value-type="boolean" office:boolean-value="true">
            <text:p>PRAVDA</text:p>
          </table:table-cell>
          <table:table-cell table:style-name="ce51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8">
            <text:p>Views</text:p>
          </table:table-cell>
          <table:table-cell table:style-name="ce6" office:value-type="string" table:number-columns-spanned="1" table:number-rows-spanned="8">
            <text:p>http://&lt;site&gt;/_vti_bin/Views.asmx</text:p>
          </table:table-cell>
          <table:table-cell table:style-name="ce6" office:value-type="string" table:number-columns-spanned="2" table:number-rows-spanned="8">
            <text:p>Views Web service provides methods for creating, deleting, or updating list views. Methods included in this service are as below:</text:p>
          </table:table-cell>
          <table:covered-table-cell table:style-name="ce6"/>
          <table:table-cell table:style-name="ce6" office:value-type="string">
            <text:p>AddView</text:p>
          </table:table-cell>
          <table:table-cell table:style-name="ce239" office:value-type="boolean" office:boolean-value="true">
            <text:p>PRAVDA</text:p>
          </table:table-cell>
          <table:table-cell table:style-name="ce52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DeleteView</text:p>
          </table:table-cell>
          <table:table-cell table:style-name="ce240" office:value-type="boolean" office:boolean-value="true">
            <text:p>PRAVDA</text:p>
          </table:table-cell>
          <table:table-cell table:style-name="ce52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View </text:p>
          </table:table-cell>
          <table:table-cell table:style-name="ce241" office:value-type="boolean" office:boolean-value="true">
            <text:p>PRAVDA</text:p>
          </table:table-cell>
          <table:table-cell table:style-name="ce52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ViewCollection </text:p>
          </table:table-cell>
          <table:table-cell table:style-name="ce242" office:value-type="boolean" office:boolean-value="true">
            <text:p>PRAVDA</text:p>
          </table:table-cell>
          <table:table-cell table:style-name="ce52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ViewHtml </text:p>
          </table:table-cell>
          <table:table-cell table:style-name="ce243" office:value-type="boolean" office:boolean-value="true">
            <text:p>PRAVDA</text:p>
          </table:table-cell>
          <table:table-cell table:style-name="ce52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View </text:p>
          </table:table-cell>
          <table:table-cell table:style-name="ce244" office:value-type="boolean" office:boolean-value="true">
            <text:p>PRAVDA</text:p>
          </table:table-cell>
          <table:table-cell table:style-name="ce52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ViewHtml</text:p>
          </table:table-cell>
          <table:table-cell table:style-name="ce245" office:value-type="boolean" office:boolean-value="true">
            <text:p>PRAVDA</text:p>
          </table:table-cell>
          <table:table-cell table:style-name="ce52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ViewHtml2 </text:p>
          </table:table-cell>
          <table:table-cell table:style-name="ce246" office:value-type="boolean" office:boolean-value="true">
            <text:p>PRAVDA</text:p>
          </table:table-cell>
          <table:table-cell table:style-name="ce527" office:value-type="boolean" office:boolean-value="true">
            <text:p>PRAVDA</text:p>
          </table:table-cell>
          <table:table-cell table:style-name="ce580" office:value-type="boolean" office:boolean-value="true">
            <text:p>PRAVDA</text:p>
          </table:table-cell>
          <table:table-cell table:number-columns-repeated="1013"/>
        </table:table-row>
        <table:table-row table:style-name="ro2">
          <table:table-cell table:style-name="ce3" office:value-type="string" table:number-columns-spanned="1" table:number-rows-spanned="28">
            <text:p>Web Part Pages</text:p>
          </table:table-cell>
          <table:table-cell table:style-name="ce6" office:value-type="string" table:number-columns-spanned="1" table:number-rows-spanned="28">
            <text:p>http://&lt;Site&gt;/_vti_bin/WebPartPages.asmx</text:p>
          </table:table-cell>
          <table:table-cell table:style-name="ce6" office:value-type="string" table:number-columns-spanned="2" table:number-rows-spanned="28">
            <text:p>Web Part Pages service provides methods for working with Web Parts. Following are the various methods provided by this service:</text:p>
          </table:table-cell>
          <table:covered-table-cell table:style-name="ce6"/>
          <table:table-cell table:style-name="ce6" office:value-type="string">
            <text:p>AddWebPart</text:p>
          </table:table-cell>
          <table:table-cell table:style-name="ce247" office:value-type="boolean" office:boolean-value="true">
            <text:p>PRAVDA</text:p>
          </table:table-cell>
          <table:table-cell table:style-name="ce52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AddWebPartToZone</text:p>
          </table:table-cell>
          <table:table-cell table:style-name="ce248" office:value-type="boolean" office:boolean-value="true">
            <text:p>PRAVDA</text:p>
          </table:table-cell>
          <table:table-cell table:style-name="ce52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AssociateWorkflowMarkup</text:p>
          </table:table-cell>
          <table:table-cell table:style-name="ce249" office:value-type="boolean" office:boolean-value="true">
            <text:p>PRAVDA</text:p>
          </table:table-cell>
          <table:table-cell table:style-name="ce53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onvertWebPartFormat</text:p>
          </table:table-cell>
          <table:table-cell table:style-name="ce250" office:value-type="boolean" office:boolean-value="true">
            <text:p>PRAVDA</text:p>
          </table:table-cell>
          <table:table-cell table:style-name="ce53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WebPart</text:p>
          </table:table-cell>
          <table:table-cell table:style-name="ce251" office:value-type="boolean" office:boolean-value="true">
            <text:p>PRAVDA</text:p>
          </table:table-cell>
          <table:table-cell table:style-name="ce532"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ExecuteProxyUpdates</text:p>
          </table:table-cell>
          <table:table-cell table:style-name="ce252" office:value-type="boolean" office:boolean-value="true">
            <text:p>PRAVDA</text:p>
          </table:table-cell>
          <table:table-cell table:style-name="ce533"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FetchLegalWorkflowActions</text:p>
          </table:table-cell>
          <table:table-cell table:style-name="ce253" office:value-type="boolean" office:boolean-value="true">
            <text:p>PRAVDA</text:p>
          </table:table-cell>
          <table:table-cell table:style-name="ce534"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AssemblyMetaData</text:p>
          </table:table-cell>
          <table:table-cell table:style-name="ce254" office:value-type="boolean" office:boolean-value="true">
            <text:p>PRAVDA</text:p>
          </table:table-cell>
          <table:table-cell table:style-name="ce535"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BindingResourceData</text:p>
          </table:table-cell>
          <table:table-cell table:style-name="ce255" office:value-type="boolean" office:boolean-value="true">
            <text:p>PRAVDA</text:p>
          </table:table-cell>
          <table:table-cell table:style-name="ce53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CustomControlList</text:p>
          </table:table-cell>
          <table:table-cell table:style-name="ce256" office:value-type="boolean" office:boolean-value="true">
            <text:p>PRAVDA</text:p>
          </table:table-cell>
          <table:table-cell table:style-name="ce53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DataFromDataSourceControl</text:p>
          </table:table-cell>
          <table:table-cell table:style-name="ce257" office:value-type="boolean" office:boolean-value="true">
            <text:p>PRAVDA</text:p>
          </table:table-cell>
          <table:table-cell table:style-name="ce53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ExpandedListViewXml</text:p>
          </table:table-cell>
          <table:table-cell table:style-name="ce258" office:value-type="boolean" office:boolean-value="false">
            <text:p>NEPRAVDA</text:p>
          </table:table-cell>
          <table:table-cell table:style-name="ce53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FormCapabilityFromDataSourceControl</text:p>
          </table:table-cell>
          <table:table-cell table:style-name="ce259" office:value-type="boolean" office:boolean-value="true">
            <text:p>PRAVDA</text:p>
          </table:table-cell>
          <table:table-cell table:style-name="ce540"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SafeAssemblyInfo</text:p>
          </table:table-cell>
          <table:table-cell table:style-name="ce260" office:value-type="boolean" office:boolean-value="true">
            <text:p>PRAVDA</text:p>
          </table:table-cell>
          <table:table-cell table:style-name="ce541"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WebPart</text:p>
          </table:table-cell>
          <table:table-cell table:style-name="ce261" office:value-type="boolean" office:boolean-value="true">
            <text:p>PRAVDA</text:p>
          </table:table-cell>
          <table:table-cell table:style-name="ce54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2</text:p>
          </table:table-cell>
          <table:table-cell table:style-name="ce262" office:value-type="boolean" office:boolean-value="true">
            <text:p>PRAVDA</text:p>
          </table:table-cell>
          <table:table-cell table:style-name="ce54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CrossPageCompatibility</text:p>
          </table:table-cell>
          <table:table-cell table:style-name="ce263" office:value-type="boolean" office:boolean-value="true">
            <text:p>PRAVDA</text:p>
          </table:table-cell>
          <table:table-cell table:style-name="ce54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Page</text:p>
          </table:table-cell>
          <table:table-cell table:style-name="ce264" office:value-type="boolean" office:boolean-value="true">
            <text:p>PRAVDA</text:p>
          </table:table-cell>
          <table:table-cell table:style-name="ce54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PageConnectionInfo</text:p>
          </table:table-cell>
          <table:table-cell table:style-name="ce265" office:value-type="boolean" office:boolean-value="true">
            <text:p>PRAVDA</text:p>
          </table:table-cell>
          <table:table-cell table:style-name="ce54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PageDocument</text:p>
          </table:table-cell>
          <table:table-cell table:style-name="ce266" office:value-type="boolean" office:boolean-value="true">
            <text:p>PRAVDA</text:p>
          </table:table-cell>
          <table:table-cell table:style-name="ce547"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Properties</text:p>
          </table:table-cell>
          <table:table-cell table:style-name="ce267" office:value-type="boolean" office:boolean-value="true">
            <text:p>PRAVDA</text:p>
          </table:table-cell>
          <table:table-cell table:style-name="ce54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PartProperties2</text:p>
          </table:table-cell>
          <table:table-cell table:style-name="ce268" office:value-type="boolean" office:boolean-value="true">
            <text:p>PRAVDA</text:p>
          </table:table-cell>
          <table:table-cell table:style-name="ce54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XmlDataFromDataSource</text:p>
          </table:table-cell>
          <table:table-cell table:style-name="ce269" office:value-type="boolean" office:boolean-value="true">
            <text:p>PRAVDA</text:p>
          </table:table-cell>
          <table:table-cell table:style-name="ce55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WorkflowAssociation</text:p>
          </table:table-cell>
          <table:table-cell table:style-name="ce270" office:value-type="boolean" office:boolean-value="true">
            <text:p>PRAVDA</text:p>
          </table:table-cell>
          <table:table-cell table:style-name="ce55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nderWebPartForEdit</text:p>
          </table:table-cell>
          <table:table-cell table:style-name="ce271" office:value-type="boolean" office:boolean-value="true">
            <text:p>PRAVDA</text:p>
          </table:table-cell>
          <table:table-cell table:style-name="ce55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SaveWebPart</text:p>
          </table:table-cell>
          <table:table-cell table:style-name="ce272" office:value-type="boolean" office:boolean-value="true">
            <text:p>PRAVDA</text:p>
          </table:table-cell>
          <table:table-cell table:style-name="ce55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SaveWebPart2</text:p>
          </table:table-cell>
          <table:table-cell table:style-name="ce273" office:value-type="boolean" office:boolean-value="true">
            <text:p>PRAVDA</text:p>
          </table:table-cell>
          <table:table-cell table:style-name="ce55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ValidateWorkflowMarkupAndCreateSupportObjects </text:p>
          </table:table-cell>
          <table:table-cell table:style-name="ce274" office:value-type="boolean" office:boolean-value="true">
            <text:p>PRAVDA</text:p>
          </table:table-cell>
          <table:table-cell table:style-name="ce55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table-cell table:style-name="ce3" office:value-type="string" table:number-columns-spanned="1" table:number-rows-spanned="21">
            <text:p>Webs</text:p>
          </table:table-cell>
          <table:table-cell table:style-name="ce6" office:value-type="string" table:number-columns-spanned="1" table:number-rows-spanned="21">
            <text:p>http://&lt;Site&gt;/_vti_bin/Webs.asmx</text:p>
          </table:table-cell>
          <table:table-cell table:style-name="ce6" office:value-type="string" table:number-columns-spanned="2" table:number-rows-spanned="21">
            <text:p>Webs service provides methods for working with sites and subsites. Following are the various methods provided by this service:</text:p>
          </table:table-cell>
          <table:covered-table-cell table:style-name="ce6"/>
          <table:table-cell table:style-name="ce6" office:value-type="string">
            <text:p>CreateContentType</text:p>
          </table:table-cell>
          <table:table-cell table:style-name="ce275" office:value-type="boolean" office:boolean-value="true">
            <text:p>PRAVDA</text:p>
          </table:table-cell>
          <table:table-cell table:style-name="ce556"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CustomizeCss</text:p>
          </table:table-cell>
          <table:table-cell table:style-name="ce276" office:value-type="boolean" office:boolean-value="true">
            <text:p>PRAVDA</text:p>
          </table:table-cell>
          <table:table-cell table:style-name="ce55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DeleteContentType</text:p>
          </table:table-cell>
          <table:table-cell table:style-name="ce277" office:value-type="boolean" office:boolean-value="true">
            <text:p>PRAVDA</text:p>
          </table:table-cell>
          <table:table-cell table:style-name="ce558"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ActivatedFeatures</text:p>
          </table:table-cell>
          <table:table-cell table:style-name="ce278" office:value-type="boolean" office:boolean-value="true">
            <text:p>PRAVDA</text:p>
          </table:table-cell>
          <table:table-cell table:style-name="ce559"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AllSubWebCollection</text:p>
          </table:table-cell>
          <table:table-cell table:style-name="ce279" office:value-type="boolean" office:boolean-value="true">
            <text:p>PRAVDA</text:p>
          </table:table-cell>
          <table:table-cell table:style-name="ce56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Columns</text:p>
          </table:table-cell>
          <table:table-cell table:style-name="ce280" office:value-type="boolean" office:boolean-value="true">
            <text:p>PRAVDA</text:p>
          </table:table-cell>
          <table:table-cell table:style-name="ce56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ContentType</text:p>
          </table:table-cell>
          <table:table-cell table:style-name="ce281" office:value-type="boolean" office:boolean-value="true">
            <text:p>PRAVDA</text:p>
          </table:table-cell>
          <table:table-cell table:style-name="ce56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ContentTypes</text:p>
          </table:table-cell>
          <table:table-cell table:style-name="ce282" office:value-type="boolean" office:boolean-value="true">
            <text:p>PRAVDA</text:p>
          </table:table-cell>
          <table:table-cell table:style-name="ce56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CustomizedPageStatus</text:p>
          </table:table-cell>
          <table:table-cell table:style-name="ce283" office:value-type="boolean" office:boolean-value="true">
            <text:p>PRAVDA</text:p>
          </table:table-cell>
          <table:table-cell table:style-name="ce56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ListTemplates</text:p>
          </table:table-cell>
          <table:table-cell table:style-name="ce284" office:value-type="boolean" office:boolean-value="true">
            <text:p>PRAVDA</text:p>
          </table:table-cell>
          <table:table-cell table:style-name="ce56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ObjectIdFromUrl</text:p>
          </table:table-cell>
          <table:table-cell table:style-name="ce285" office:value-type="boolean" office:boolean-value="false">
            <text:p>NEPRAVDA</text:p>
          </table:table-cell>
          <table:table-cell table:style-name="ce56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GetWeb</text:p>
          </table:table-cell>
          <table:table-cell table:style-name="ce286" office:value-type="boolean" office:boolean-value="true">
            <text:p>PRAVDA</text:p>
          </table:table-cell>
          <table:table-cell table:style-name="ce567" office:value-type="boolean" office:boolean-value="true">
            <text:p>PRAVDA</text:p>
          </table:table-cell>
          <table:table-cell table:style-name="ce577" office:value-type="boolean" office:boolean-value="true">
            <text:p>PRAVDA</text:p>
          </table:table-cell>
          <table:table-cell table:style-name="Default"/>
          <table:table-cell table:number-columns-repeated="1012"/>
        </table:table-row>
        <table:table-row table:style-name="ro2">
          <table:covered-table-cell table:style-name="ce3"/>
          <table:covered-table-cell table:number-columns-repeated="3" table:style-name="ce6"/>
          <table:table-cell table:style-name="ce6" office:value-type="string">
            <text:p>GetWebCollection</text:p>
          </table:table-cell>
          <table:table-cell table:style-name="ce287" office:value-type="boolean" office:boolean-value="true">
            <text:p>PRAVDA</text:p>
          </table:table-cell>
          <table:table-cell table:style-name="ce568"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moveContentTypeXmlDocument</text:p>
          </table:table-cell>
          <table:table-cell table:style-name="ce288" office:value-type="boolean" office:boolean-value="true">
            <text:p>PRAVDA</text:p>
          </table:table-cell>
          <table:table-cell table:style-name="ce569"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vertAllFileContentStreams</text:p>
          </table:table-cell>
          <table:table-cell table:style-name="ce289" office:value-type="boolean" office:boolean-value="true">
            <text:p>PRAVDA</text:p>
          </table:table-cell>
          <table:table-cell table:style-name="ce570"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vertCss</text:p>
          </table:table-cell>
          <table:table-cell table:style-name="ce290" office:value-type="boolean" office:boolean-value="true">
            <text:p>PRAVDA</text:p>
          </table:table-cell>
          <table:table-cell table:style-name="ce571"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RevertFileContentStream</text:p>
          </table:table-cell>
          <table:table-cell table:style-name="ce291" office:value-type="boolean" office:boolean-value="true">
            <text:p>PRAVDA</text:p>
          </table:table-cell>
          <table:table-cell table:style-name="ce572"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Columns</text:p>
          </table:table-cell>
          <table:table-cell table:style-name="ce292" office:value-type="boolean" office:boolean-value="true">
            <text:p>PRAVDA</text:p>
          </table:table-cell>
          <table:table-cell table:style-name="ce573"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ContentType</text:p>
          </table:table-cell>
          <table:table-cell table:style-name="ce293" office:value-type="boolean" office:boolean-value="true">
            <text:p>PRAVDA</text:p>
          </table:table-cell>
          <table:table-cell table:style-name="ce574"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UpdateContentTypeXmlDocument</text:p>
          </table:table-cell>
          <table:table-cell table:style-name="ce294" office:value-type="boolean" office:boolean-value="true">
            <text:p>PRAVDA</text:p>
          </table:table-cell>
          <table:table-cell table:style-name="ce575"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2">
          <table:covered-table-cell table:style-name="ce3"/>
          <table:covered-table-cell table:number-columns-repeated="3" table:style-name="ce6"/>
          <table:table-cell table:style-name="ce6" office:value-type="string">
            <text:p>WebUrlFromPageUrl </text:p>
          </table:table-cell>
          <table:table-cell table:style-name="ce295" office:value-type="boolean" office:boolean-value="true">
            <text:p>PRAVDA</text:p>
          </table:table-cell>
          <table:table-cell table:style-name="ce576" office:value-type="boolean" office:boolean-value="true">
            <text:p>PRAVDA</text:p>
          </table:table-cell>
          <table:table-cell table:style-name="ce577" office:value-type="boolean" office:boolean-value="true">
            <text:p>PRAVDA</text:p>
          </table:table-cell>
          <table:table-cell table:number-columns-repeated="1013"/>
        </table:table-row>
        <table:table-row table:style-name="ro3" table:number-rows-repeated="1048292">
          <table:table-cell table:number-columns-repeated="1021"/>
        </table:table-row>
        <table:table-row table:style-name="ro3">
          <table:table-cell table:number-columns-repeated="1021"/>
        </table:table-row>
        <calcext:conditional-formats>
          <calcext:conditional-format calcext:target-range-address="List1.H4:List1.H283">
            <calcext:condition calcext:apply-style-name="PRAVDA" calcext:value="=1" calcext:base-cell-address="List1.H4"/>
            <calcext:condition calcext:apply-style-name="NEPRAVDA" calcext:value="=0" calcext:base-cell-address="List1.H4"/>
          </calcext:conditional-format>
          <calcext:conditional-format calcext:target-range-address="List1.F4:List1.F4">
            <calcext:condition calcext:apply-style-name="PRAVDA" calcext:value="=1" calcext:base-cell-address="List1.H4"/>
            <calcext:condition calcext:apply-style-name="NEPRAVDA" calcext:value="=0" calcext:base-cell-address="List1.H4"/>
          </calcext:conditional-format>
          <calcext:conditional-format calcext:target-range-address="List1.F5:List1.F5">
            <calcext:condition calcext:apply-style-name="PRAVDA" calcext:value="=1" calcext:base-cell-address="List1.H4"/>
            <calcext:condition calcext:apply-style-name="NEPRAVDA" calcext:value="=0" calcext:base-cell-address="List1.H4"/>
          </calcext:conditional-format>
          <calcext:conditional-format calcext:target-range-address="List1.F4:List1.F4">
            <calcext:condition calcext:apply-style-name="PRAVDA" calcext:value="=1" calcext:base-cell-address="List1.H4"/>
            <calcext:condition calcext:apply-style-name="NEPRAVDA" calcext:value="=0" calcext:base-cell-address="List1.H4"/>
          </calcext:conditional-format>
          <calcext:conditional-format calcext:target-range-address="List1.F6:List1.F6">
            <calcext:condition calcext:apply-style-name="PRAVDA" calcext:value="=1" calcext:base-cell-address="List1.H4"/>
            <calcext:condition calcext:apply-style-name="NEPRAVDA" calcext:value="=0" calcext:base-cell-address="List1.H4"/>
          </calcext:conditional-format>
          <calcext:conditional-format calcext:target-range-address="List1.F7:List1.F7">
            <calcext:condition calcext:apply-style-name="PRAVDA" calcext:value="=1" calcext:base-cell-address="List1.H4"/>
            <calcext:condition calcext:apply-style-name="NEPRAVDA" calcext:value="=0" calcext:base-cell-address="List1.H4"/>
          </calcext:conditional-format>
          <calcext:conditional-format calcext:target-range-address="List1.F8:List1.F8">
            <calcext:condition calcext:apply-style-name="PRAVDA" calcext:value="=1" calcext:base-cell-address="List1.H4"/>
            <calcext:condition calcext:apply-style-name="NEPRAVDA" calcext:value="=0" calcext:base-cell-address="List1.H4"/>
          </calcext:conditional-format>
          <calcext:conditional-format calcext:target-range-address="List1.F9:List1.F9">
            <calcext:condition calcext:apply-style-name="PRAVDA" calcext:value="=1" calcext:base-cell-address="List1.H4"/>
            <calcext:condition calcext:apply-style-name="NEPRAVDA" calcext:value="=0" calcext:base-cell-address="List1.H4"/>
          </calcext:conditional-format>
          <calcext:conditional-format calcext:target-range-address="List1.F10:List1.F10">
            <calcext:condition calcext:apply-style-name="PRAVDA" calcext:value="=1" calcext:base-cell-address="List1.H4"/>
            <calcext:condition calcext:apply-style-name="NEPRAVDA" calcext:value="=0" calcext:base-cell-address="List1.H4"/>
          </calcext:conditional-format>
          <calcext:conditional-format calcext:target-range-address="List1.G124:List1.G124">
            <calcext:condition calcext:apply-style-name="PRAVDA" calcext:value="=1" calcext:base-cell-address="List1.H4"/>
            <calcext:condition calcext:apply-style-name="NEPRAVDA" calcext:value="=0" calcext:base-cell-address="List1.H4"/>
          </calcext:conditional-format>
          <calcext:conditional-format calcext:target-range-address="List1.F124:List1.F124">
            <calcext:condition calcext:apply-style-name="PRAVDA" calcext:value="=1" calcext:base-cell-address="List1.H4"/>
            <calcext:condition calcext:apply-style-name="NEPRAVDA" calcext:value="=0" calcext:base-cell-address="List1.H4"/>
          </calcext:conditional-format>
          <calcext:conditional-format calcext:target-range-address="List1.F11:List1.F11">
            <calcext:condition calcext:apply-style-name="PRAVDA" calcext:value="=1" calcext:base-cell-address="List1.H4"/>
            <calcext:condition calcext:apply-style-name="NEPRAVDA" calcext:value="=0" calcext:base-cell-address="List1.H4"/>
          </calcext:conditional-format>
          <calcext:conditional-format calcext:target-range-address="List1.F12:List1.F12">
            <calcext:condition calcext:apply-style-name="PRAVDA" calcext:value="=1" calcext:base-cell-address="List1.H4"/>
            <calcext:condition calcext:apply-style-name="NEPRAVDA" calcext:value="=0" calcext:base-cell-address="List1.H4"/>
          </calcext:conditional-format>
          <calcext:conditional-format calcext:target-range-address="List1.F18:List1.F18">
            <calcext:condition calcext:apply-style-name="PRAVDA" calcext:value="=1" calcext:base-cell-address="List1.H4"/>
            <calcext:condition calcext:apply-style-name="NEPRAVDA" calcext:value="=0" calcext:base-cell-address="List1.H4"/>
          </calcext:conditional-format>
          <calcext:conditional-format calcext:target-range-address="List1.F13:List1.F13">
            <calcext:condition calcext:apply-style-name="PRAVDA" calcext:value="=1" calcext:base-cell-address="List1.H4"/>
            <calcext:condition calcext:apply-style-name="NEPRAVDA" calcext:value="=0" calcext:base-cell-address="List1.H4"/>
          </calcext:conditional-format>
          <calcext:conditional-format calcext:target-range-address="List1.F19:List1.F19">
            <calcext:condition calcext:apply-style-name="PRAVDA" calcext:value="=1" calcext:base-cell-address="List1.H4"/>
            <calcext:condition calcext:apply-style-name="NEPRAVDA" calcext:value="=0" calcext:base-cell-address="List1.H4"/>
          </calcext:conditional-format>
          <calcext:conditional-format calcext:target-range-address="List1.F20:List1.F20">
            <calcext:condition calcext:apply-style-name="PRAVDA" calcext:value="=1" calcext:base-cell-address="List1.H4"/>
            <calcext:condition calcext:apply-style-name="NEPRAVDA" calcext:value="=0" calcext:base-cell-address="List1.H4"/>
          </calcext:conditional-format>
          <calcext:conditional-format calcext:target-range-address="List1.F15:List1.F15">
            <calcext:condition calcext:apply-style-name="PRAVDA" calcext:value="=1" calcext:base-cell-address="List1.H4"/>
            <calcext:condition calcext:apply-style-name="NEPRAVDA" calcext:value="=0" calcext:base-cell-address="List1.H4"/>
          </calcext:conditional-format>
          <calcext:conditional-format calcext:target-range-address="List1.F16:List1.F16">
            <calcext:condition calcext:apply-style-name="PRAVDA" calcext:value="=1" calcext:base-cell-address="List1.H4"/>
            <calcext:condition calcext:apply-style-name="NEPRAVDA" calcext:value="=0" calcext:base-cell-address="List1.H4"/>
          </calcext:conditional-format>
          <calcext:conditional-format calcext:target-range-address="List1.F14:List1.F14">
            <calcext:condition calcext:apply-style-name="PRAVDA" calcext:value="=1" calcext:base-cell-address="List1.H4"/>
            <calcext:condition calcext:apply-style-name="NEPRAVDA" calcext:value="=0" calcext:base-cell-address="List1.H4"/>
          </calcext:conditional-format>
          <calcext:conditional-format calcext:target-range-address="List1.F17:List1.F17">
            <calcext:condition calcext:apply-style-name="PRAVDA" calcext:value="=1" calcext:base-cell-address="List1.H4"/>
            <calcext:condition calcext:apply-style-name="NEPRAVDA" calcext:value="=0" calcext:base-cell-address="List1.H4"/>
          </calcext:conditional-format>
          <calcext:conditional-format calcext:target-range-address="List1.F14:List1.F14">
            <calcext:condition calcext:apply-style-name="PRAVDA" calcext:value="=1" calcext:base-cell-address="List1.H4"/>
            <calcext:condition calcext:apply-style-name="NEPRAVDA" calcext:value="=0" calcext:base-cell-address="List1.H4"/>
          </calcext:conditional-format>
          <calcext:conditional-format calcext:target-range-address="List1.H14:List1.H14">
            <calcext:condition calcext:apply-style-name="PRAVDA" calcext:value="=1" calcext:base-cell-address="List1.H4"/>
            <calcext:condition calcext:apply-style-name="NEPRAVDA" calcext:value="=0" calcext:base-cell-address="List1.H4"/>
          </calcext:conditional-format>
          <calcext:conditional-format calcext:target-range-address="List1.F15:List1.F15">
            <calcext:condition calcext:apply-style-name="PRAVDA" calcext:value="=1" calcext:base-cell-address="List1.H4"/>
            <calcext:condition calcext:apply-style-name="NEPRAVDA" calcext:value="=0" calcext:base-cell-address="List1.H4"/>
          </calcext:conditional-format>
          <calcext:conditional-format calcext:target-range-address="List1.H15:List1.H15">
            <calcext:condition calcext:apply-style-name="PRAVDA" calcext:value="=1" calcext:base-cell-address="List1.H4"/>
            <calcext:condition calcext:apply-style-name="NEPRAVDA" calcext:value="=0" calcext:base-cell-address="List1.H4"/>
          </calcext:conditional-format>
          <calcext:conditional-format calcext:target-range-address="List1.F21:List1.F21">
            <calcext:condition calcext:apply-style-name="PRAVDA" calcext:value="=1" calcext:base-cell-address="List1.H4"/>
            <calcext:condition calcext:apply-style-name="NEPRAVDA" calcext:value="=0" calcext:base-cell-address="List1.H4"/>
          </calcext:conditional-format>
          <calcext:conditional-format calcext:target-range-address="List1.F22:List1.F22">
            <calcext:condition calcext:apply-style-name="PRAVDA" calcext:value="=1" calcext:base-cell-address="List1.H4"/>
            <calcext:condition calcext:apply-style-name="NEPRAVDA" calcext:value="=0" calcext:base-cell-address="List1.H4"/>
          </calcext:conditional-format>
          <calcext:conditional-format calcext:target-range-address="List1.F23:List1.F23">
            <calcext:condition calcext:apply-style-name="PRAVDA" calcext:value="=1" calcext:base-cell-address="List1.H4"/>
            <calcext:condition calcext:apply-style-name="NEPRAVDA" calcext:value="=0" calcext:base-cell-address="List1.H4"/>
          </calcext:conditional-format>
          <calcext:conditional-format calcext:target-range-address="List1.F24:List1.F24">
            <calcext:condition calcext:apply-style-name="PRAVDA" calcext:value="=1" calcext:base-cell-address="List1.H4"/>
            <calcext:condition calcext:apply-style-name="NEPRAVDA" calcext:value="=0" calcext:base-cell-address="List1.H4"/>
          </calcext:conditional-format>
          <calcext:conditional-format calcext:target-range-address="List1.F25:List1.F25">
            <calcext:condition calcext:apply-style-name="PRAVDA" calcext:value="=1" calcext:base-cell-address="List1.H4"/>
            <calcext:condition calcext:apply-style-name="NEPRAVDA" calcext:value="=0" calcext:base-cell-address="List1.H4"/>
          </calcext:conditional-format>
          <calcext:conditional-format calcext:target-range-address="List1.F26:List1.F26">
            <calcext:condition calcext:apply-style-name="PRAVDA" calcext:value="=1" calcext:base-cell-address="List1.H4"/>
            <calcext:condition calcext:apply-style-name="NEPRAVDA" calcext:value="=0" calcext:base-cell-address="List1.H4"/>
          </calcext:conditional-format>
          <calcext:conditional-format calcext:target-range-address="List1.F27:List1.F27">
            <calcext:condition calcext:apply-style-name="PRAVDA" calcext:value="=1" calcext:base-cell-address="List1.H4"/>
            <calcext:condition calcext:apply-style-name="NEPRAVDA" calcext:value="=0" calcext:base-cell-address="List1.H4"/>
          </calcext:conditional-format>
          <calcext:conditional-format calcext:target-range-address="List1.F28:List1.F28">
            <calcext:condition calcext:apply-style-name="PRAVDA" calcext:value="=1" calcext:base-cell-address="List1.H4"/>
            <calcext:condition calcext:apply-style-name="NEPRAVDA" calcext:value="=0" calcext:base-cell-address="List1.H4"/>
          </calcext:conditional-format>
          <calcext:conditional-format calcext:target-range-address="List1.F29:List1.F29">
            <calcext:condition calcext:apply-style-name="PRAVDA" calcext:value="=1" calcext:base-cell-address="List1.H4"/>
            <calcext:condition calcext:apply-style-name="NEPRAVDA" calcext:value="=0" calcext:base-cell-address="List1.H4"/>
          </calcext:conditional-format>
          <calcext:conditional-format calcext:target-range-address="List1.F30:List1.F30">
            <calcext:condition calcext:apply-style-name="PRAVDA" calcext:value="=1" calcext:base-cell-address="List1.H4"/>
            <calcext:condition calcext:apply-style-name="NEPRAVDA" calcext:value="=0" calcext:base-cell-address="List1.H4"/>
          </calcext:conditional-format>
          <calcext:conditional-format calcext:target-range-address="List1.F31:List1.F31">
            <calcext:condition calcext:apply-style-name="PRAVDA" calcext:value="=1" calcext:base-cell-address="List1.H4"/>
            <calcext:condition calcext:apply-style-name="NEPRAVDA" calcext:value="=0" calcext:base-cell-address="List1.H4"/>
          </calcext:conditional-format>
          <calcext:conditional-format calcext:target-range-address="List1.F32:List1.F32">
            <calcext:condition calcext:apply-style-name="PRAVDA" calcext:value="=1" calcext:base-cell-address="List1.H4"/>
            <calcext:condition calcext:apply-style-name="NEPRAVDA" calcext:value="=0" calcext:base-cell-address="List1.H4"/>
          </calcext:conditional-format>
          <calcext:conditional-format calcext:target-range-address="List1.F33:List1.F33">
            <calcext:condition calcext:apply-style-name="PRAVDA" calcext:value="=1" calcext:base-cell-address="List1.H4"/>
            <calcext:condition calcext:apply-style-name="NEPRAVDA" calcext:value="=0" calcext:base-cell-address="List1.H4"/>
          </calcext:conditional-format>
          <calcext:conditional-format calcext:target-range-address="List1.F34:List1.F34">
            <calcext:condition calcext:apply-style-name="PRAVDA" calcext:value="=1" calcext:base-cell-address="List1.H4"/>
            <calcext:condition calcext:apply-style-name="NEPRAVDA" calcext:value="=0" calcext:base-cell-address="List1.H4"/>
          </calcext:conditional-format>
          <calcext:conditional-format calcext:target-range-address="List1.F35:List1.F35">
            <calcext:condition calcext:apply-style-name="PRAVDA" calcext:value="=1" calcext:base-cell-address="List1.H4"/>
            <calcext:condition calcext:apply-style-name="NEPRAVDA" calcext:value="=0" calcext:base-cell-address="List1.H4"/>
          </calcext:conditional-format>
          <calcext:conditional-format calcext:target-range-address="List1.F36:List1.F36">
            <calcext:condition calcext:apply-style-name="PRAVDA" calcext:value="=1" calcext:base-cell-address="List1.H4"/>
            <calcext:condition calcext:apply-style-name="NEPRAVDA" calcext:value="=0" calcext:base-cell-address="List1.H4"/>
          </calcext:conditional-format>
          <calcext:conditional-format calcext:target-range-address="List1.F37:List1.F37">
            <calcext:condition calcext:apply-style-name="PRAVDA" calcext:value="=1" calcext:base-cell-address="List1.H4"/>
            <calcext:condition calcext:apply-style-name="NEPRAVDA" calcext:value="=0" calcext:base-cell-address="List1.H4"/>
          </calcext:conditional-format>
          <calcext:conditional-format calcext:target-range-address="List1.F38:List1.F38">
            <calcext:condition calcext:apply-style-name="PRAVDA" calcext:value="=1" calcext:base-cell-address="List1.H4"/>
            <calcext:condition calcext:apply-style-name="NEPRAVDA" calcext:value="=0" calcext:base-cell-address="List1.H4"/>
          </calcext:conditional-format>
          <calcext:conditional-format calcext:target-range-address="List1.F40:List1.F40">
            <calcext:condition calcext:apply-style-name="PRAVDA" calcext:value="=1" calcext:base-cell-address="List1.H4"/>
            <calcext:condition calcext:apply-style-name="NEPRAVDA" calcext:value="=0" calcext:base-cell-address="List1.H4"/>
          </calcext:conditional-format>
          <calcext:conditional-format calcext:target-range-address="List1.F58:List1.F58">
            <calcext:condition calcext:apply-style-name="PRAVDA" calcext:value="=1" calcext:base-cell-address="List1.H4"/>
            <calcext:condition calcext:apply-style-name="NEPRAVDA" calcext:value="=0" calcext:base-cell-address="List1.H4"/>
          </calcext:conditional-format>
          <calcext:conditional-format calcext:target-range-address="List1.F59:List1.F59">
            <calcext:condition calcext:apply-style-name="PRAVDA" calcext:value="=1" calcext:base-cell-address="List1.H4"/>
            <calcext:condition calcext:apply-style-name="NEPRAVDA" calcext:value="=0" calcext:base-cell-address="List1.H4"/>
          </calcext:conditional-format>
          <calcext:conditional-format calcext:target-range-address="List1.F41:List1.F41">
            <calcext:condition calcext:apply-style-name="PRAVDA" calcext:value="=1" calcext:base-cell-address="List1.H4"/>
            <calcext:condition calcext:apply-style-name="NEPRAVDA" calcext:value="=0" calcext:base-cell-address="List1.H4"/>
          </calcext:conditional-format>
          <calcext:conditional-format calcext:target-range-address="List1.F42:List1.F42">
            <calcext:condition calcext:apply-style-name="PRAVDA" calcext:value="=1" calcext:base-cell-address="List1.H4"/>
            <calcext:condition calcext:apply-style-name="NEPRAVDA" calcext:value="=0" calcext:base-cell-address="List1.H4"/>
          </calcext:conditional-format>
          <calcext:conditional-format calcext:target-range-address="List1.F43:List1.F43">
            <calcext:condition calcext:apply-style-name="PRAVDA" calcext:value="=1" calcext:base-cell-address="List1.H4"/>
            <calcext:condition calcext:apply-style-name="NEPRAVDA" calcext:value="=0" calcext:base-cell-address="List1.H4"/>
          </calcext:conditional-format>
          <calcext:conditional-format calcext:target-range-address="List1.F44:List1.F44">
            <calcext:condition calcext:apply-style-name="PRAVDA" calcext:value="=1" calcext:base-cell-address="List1.H4"/>
            <calcext:condition calcext:apply-style-name="NEPRAVDA" calcext:value="=0" calcext:base-cell-address="List1.H4"/>
          </calcext:conditional-format>
          <calcext:conditional-format calcext:target-range-address="List1.F45:List1.F45">
            <calcext:condition calcext:apply-style-name="PRAVDA" calcext:value="=1" calcext:base-cell-address="List1.H4"/>
            <calcext:condition calcext:apply-style-name="NEPRAVDA" calcext:value="=0" calcext:base-cell-address="List1.H4"/>
          </calcext:conditional-format>
          <calcext:conditional-format calcext:target-range-address="List1.F46:List1.F46">
            <calcext:condition calcext:apply-style-name="PRAVDA" calcext:value="=1" calcext:base-cell-address="List1.H4"/>
            <calcext:condition calcext:apply-style-name="NEPRAVDA" calcext:value="=0" calcext:base-cell-address="List1.H4"/>
          </calcext:conditional-format>
          <calcext:conditional-format calcext:target-range-address="List1.F47:List1.F47">
            <calcext:condition calcext:apply-style-name="PRAVDA" calcext:value="=1" calcext:base-cell-address="List1.H4"/>
            <calcext:condition calcext:apply-style-name="NEPRAVDA" calcext:value="=0" calcext:base-cell-address="List1.H4"/>
          </calcext:conditional-format>
          <calcext:conditional-format calcext:target-range-address="List1.F48:List1.F48">
            <calcext:condition calcext:apply-style-name="PRAVDA" calcext:value="=1" calcext:base-cell-address="List1.H4"/>
            <calcext:condition calcext:apply-style-name="NEPRAVDA" calcext:value="=0" calcext:base-cell-address="List1.H4"/>
          </calcext:conditional-format>
          <calcext:conditional-format calcext:target-range-address="List1.F49:List1.F49">
            <calcext:condition calcext:apply-style-name="PRAVDA" calcext:value="=1" calcext:base-cell-address="List1.H4"/>
            <calcext:condition calcext:apply-style-name="NEPRAVDA" calcext:value="=0" calcext:base-cell-address="List1.H4"/>
          </calcext:conditional-format>
          <calcext:conditional-format calcext:target-range-address="List1.F50:List1.F50">
            <calcext:condition calcext:apply-style-name="PRAVDA" calcext:value="=1" calcext:base-cell-address="List1.H4"/>
            <calcext:condition calcext:apply-style-name="NEPRAVDA" calcext:value="=0" calcext:base-cell-address="List1.H4"/>
          </calcext:conditional-format>
          <calcext:conditional-format calcext:target-range-address="List1.F51:List1.F51">
            <calcext:condition calcext:apply-style-name="PRAVDA" calcext:value="=1" calcext:base-cell-address="List1.H4"/>
            <calcext:condition calcext:apply-style-name="NEPRAVDA" calcext:value="=0" calcext:base-cell-address="List1.H4"/>
          </calcext:conditional-format>
          <calcext:conditional-format calcext:target-range-address="List1.F53:List1.F53">
            <calcext:condition calcext:apply-style-name="PRAVDA" calcext:value="=1" calcext:base-cell-address="List1.H4"/>
            <calcext:condition calcext:apply-style-name="NEPRAVDA" calcext:value="=0" calcext:base-cell-address="List1.H4"/>
          </calcext:conditional-format>
          <calcext:conditional-format calcext:target-range-address="List1.F54:List1.F54">
            <calcext:condition calcext:apply-style-name="PRAVDA" calcext:value="=1" calcext:base-cell-address="List1.H4"/>
            <calcext:condition calcext:apply-style-name="NEPRAVDA" calcext:value="=0" calcext:base-cell-address="List1.H4"/>
          </calcext:conditional-format>
          <calcext:conditional-format calcext:target-range-address="List1.F56:List1.F56">
            <calcext:condition calcext:apply-style-name="PRAVDA" calcext:value="=1" calcext:base-cell-address="List1.H4"/>
            <calcext:condition calcext:apply-style-name="NEPRAVDA" calcext:value="=0" calcext:base-cell-address="List1.H4"/>
          </calcext:conditional-format>
          <calcext:conditional-format calcext:target-range-address="List1.F57:List1.F57">
            <calcext:condition calcext:apply-style-name="PRAVDA" calcext:value="=1" calcext:base-cell-address="List1.H4"/>
            <calcext:condition calcext:apply-style-name="NEPRAVDA" calcext:value="=0" calcext:base-cell-address="List1.H4"/>
          </calcext:conditional-format>
          <calcext:conditional-format calcext:target-range-address="List1.F60:List1.F60">
            <calcext:condition calcext:apply-style-name="PRAVDA" calcext:value="=1" calcext:base-cell-address="List1.H4"/>
            <calcext:condition calcext:apply-style-name="NEPRAVDA" calcext:value="=0" calcext:base-cell-address="List1.H4"/>
          </calcext:conditional-format>
          <calcext:conditional-format calcext:target-range-address="List1.F61:List1.F61">
            <calcext:condition calcext:apply-style-name="PRAVDA" calcext:value="=1" calcext:base-cell-address="List1.H4"/>
            <calcext:condition calcext:apply-style-name="NEPRAVDA" calcext:value="=0" calcext:base-cell-address="List1.H4"/>
          </calcext:conditional-format>
          <calcext:conditional-format calcext:target-range-address="List1.F62:List1.F62">
            <calcext:condition calcext:apply-style-name="PRAVDA" calcext:value="=1" calcext:base-cell-address="List1.H4"/>
            <calcext:condition calcext:apply-style-name="NEPRAVDA" calcext:value="=0" calcext:base-cell-address="List1.H4"/>
          </calcext:conditional-format>
          <calcext:conditional-format calcext:target-range-address="List1.F63:List1.F63">
            <calcext:condition calcext:apply-style-name="PRAVDA" calcext:value="=1" calcext:base-cell-address="List1.H4"/>
            <calcext:condition calcext:apply-style-name="NEPRAVDA" calcext:value="=0" calcext:base-cell-address="List1.H4"/>
          </calcext:conditional-format>
          <calcext:conditional-format calcext:target-range-address="List1.F64:List1.F64">
            <calcext:condition calcext:apply-style-name="PRAVDA" calcext:value="=1" calcext:base-cell-address="List1.H4"/>
            <calcext:condition calcext:apply-style-name="NEPRAVDA" calcext:value="=0" calcext:base-cell-address="List1.H4"/>
          </calcext:conditional-format>
          <calcext:conditional-format calcext:target-range-address="List1.F65:List1.F65">
            <calcext:condition calcext:apply-style-name="PRAVDA" calcext:value="=1" calcext:base-cell-address="List1.H4"/>
            <calcext:condition calcext:apply-style-name="NEPRAVDA" calcext:value="=0" calcext:base-cell-address="List1.H4"/>
          </calcext:conditional-format>
          <calcext:conditional-format calcext:target-range-address="List1.F39:List1.F39">
            <calcext:condition calcext:apply-style-name="PRAVDA" calcext:value="=1" calcext:base-cell-address="List1.H4"/>
            <calcext:condition calcext:apply-style-name="NEPRAVDA" calcext:value="=0" calcext:base-cell-address="List1.H4"/>
          </calcext:conditional-format>
          <calcext:conditional-format calcext:target-range-address="List1.F52:List1.F52">
            <calcext:condition calcext:apply-style-name="PRAVDA" calcext:value="=1" calcext:base-cell-address="List1.H4"/>
            <calcext:condition calcext:apply-style-name="NEPRAVDA" calcext:value="=0" calcext:base-cell-address="List1.H4"/>
          </calcext:conditional-format>
          <calcext:conditional-format calcext:target-range-address="List1.F55:List1.F55">
            <calcext:condition calcext:apply-style-name="PRAVDA" calcext:value="=1" calcext:base-cell-address="List1.H4"/>
            <calcext:condition calcext:apply-style-name="NEPRAVDA" calcext:value="=0" calcext:base-cell-address="List1.H4"/>
          </calcext:conditional-format>
          <calcext:conditional-format calcext:target-range-address="List1.F66:List1.F66">
            <calcext:condition calcext:apply-style-name="PRAVDA" calcext:value="=1" calcext:base-cell-address="List1.H4"/>
            <calcext:condition calcext:apply-style-name="NEPRAVDA" calcext:value="=0" calcext:base-cell-address="List1.H4"/>
          </calcext:conditional-format>
          <calcext:conditional-format calcext:target-range-address="List1.F67:List1.F67">
            <calcext:condition calcext:apply-style-name="PRAVDA" calcext:value="=1" calcext:base-cell-address="List1.H4"/>
            <calcext:condition calcext:apply-style-name="NEPRAVDA" calcext:value="=0" calcext:base-cell-address="List1.H4"/>
          </calcext:conditional-format>
          <calcext:conditional-format calcext:target-range-address="List1.F68:List1.F68">
            <calcext:condition calcext:apply-style-name="PRAVDA" calcext:value="=1" calcext:base-cell-address="List1.H4"/>
            <calcext:condition calcext:apply-style-name="NEPRAVDA" calcext:value="=0" calcext:base-cell-address="List1.H4"/>
          </calcext:conditional-format>
          <calcext:conditional-format calcext:target-range-address="List1.F69:List1.F69">
            <calcext:condition calcext:apply-style-name="PRAVDA" calcext:value="=1" calcext:base-cell-address="List1.H4"/>
            <calcext:condition calcext:apply-style-name="NEPRAVDA" calcext:value="=0" calcext:base-cell-address="List1.H4"/>
          </calcext:conditional-format>
          <calcext:conditional-format calcext:target-range-address="List1.F70:List1.F70">
            <calcext:condition calcext:apply-style-name="PRAVDA" calcext:value="=1" calcext:base-cell-address="List1.H4"/>
            <calcext:condition calcext:apply-style-name="NEPRAVDA" calcext:value="=0" calcext:base-cell-address="List1.H4"/>
          </calcext:conditional-format>
          <calcext:conditional-format calcext:target-range-address="List1.F72:List1.F72">
            <calcext:condition calcext:apply-style-name="PRAVDA" calcext:value="=1" calcext:base-cell-address="List1.H4"/>
            <calcext:condition calcext:apply-style-name="NEPRAVDA" calcext:value="=0" calcext:base-cell-address="List1.H4"/>
          </calcext:conditional-format>
          <calcext:conditional-format calcext:target-range-address="List1.F71:List1.F71">
            <calcext:condition calcext:apply-style-name="PRAVDA" calcext:value="=1" calcext:base-cell-address="List1.H4"/>
            <calcext:condition calcext:apply-style-name="NEPRAVDA" calcext:value="=0" calcext:base-cell-address="List1.H4"/>
          </calcext:conditional-format>
          <calcext:conditional-format calcext:target-range-address="List1.F73:List1.F73">
            <calcext:condition calcext:apply-style-name="PRAVDA" calcext:value="=1" calcext:base-cell-address="List1.H4"/>
            <calcext:condition calcext:apply-style-name="NEPRAVDA" calcext:value="=0" calcext:base-cell-address="List1.H4"/>
          </calcext:conditional-format>
          <calcext:conditional-format calcext:target-range-address="List1.F74:List1.F74">
            <calcext:condition calcext:apply-style-name="PRAVDA" calcext:value="=1" calcext:base-cell-address="List1.H4"/>
            <calcext:condition calcext:apply-style-name="NEPRAVDA" calcext:value="=0" calcext:base-cell-address="List1.H4"/>
          </calcext:conditional-format>
          <calcext:conditional-format calcext:target-range-address="List1.F75:List1.F75">
            <calcext:condition calcext:apply-style-name="PRAVDA" calcext:value="=1" calcext:base-cell-address="List1.H4"/>
            <calcext:condition calcext:apply-style-name="NEPRAVDA" calcext:value="=0" calcext:base-cell-address="List1.H4"/>
          </calcext:conditional-format>
          <calcext:conditional-format calcext:target-range-address="List1.F76:List1.F76">
            <calcext:condition calcext:apply-style-name="PRAVDA" calcext:value="=1" calcext:base-cell-address="List1.H4"/>
            <calcext:condition calcext:apply-style-name="NEPRAVDA" calcext:value="=0" calcext:base-cell-address="List1.H4"/>
          </calcext:conditional-format>
          <calcext:conditional-format calcext:target-range-address="List1.F77:List1.F77">
            <calcext:condition calcext:apply-style-name="PRAVDA" calcext:value="=1" calcext:base-cell-address="List1.H4"/>
            <calcext:condition calcext:apply-style-name="NEPRAVDA" calcext:value="=0" calcext:base-cell-address="List1.H4"/>
          </calcext:conditional-format>
          <calcext:conditional-format calcext:target-range-address="List1.F78:List1.F78">
            <calcext:condition calcext:apply-style-name="PRAVDA" calcext:value="=1" calcext:base-cell-address="List1.H4"/>
            <calcext:condition calcext:apply-style-name="NEPRAVDA" calcext:value="=0" calcext:base-cell-address="List1.H4"/>
          </calcext:conditional-format>
          <calcext:conditional-format calcext:target-range-address="List1.F81:List1.F81">
            <calcext:condition calcext:apply-style-name="PRAVDA" calcext:value="=1" calcext:base-cell-address="List1.H4"/>
            <calcext:condition calcext:apply-style-name="NEPRAVDA" calcext:value="=0" calcext:base-cell-address="List1.H4"/>
          </calcext:conditional-format>
          <calcext:conditional-format calcext:target-range-address="List1.F82:List1.F82">
            <calcext:condition calcext:apply-style-name="PRAVDA" calcext:value="=1" calcext:base-cell-address="List1.H4"/>
            <calcext:condition calcext:apply-style-name="NEPRAVDA" calcext:value="=0" calcext:base-cell-address="List1.H4"/>
          </calcext:conditional-format>
          <calcext:conditional-format calcext:target-range-address="List1.F79:List1.F79">
            <calcext:condition calcext:apply-style-name="PRAVDA" calcext:value="=1" calcext:base-cell-address="List1.H4"/>
            <calcext:condition calcext:apply-style-name="NEPRAVDA" calcext:value="=0" calcext:base-cell-address="List1.H4"/>
          </calcext:conditional-format>
          <calcext:conditional-format calcext:target-range-address="List1.F83:List1.F83">
            <calcext:condition calcext:apply-style-name="PRAVDA" calcext:value="=1" calcext:base-cell-address="List1.H4"/>
            <calcext:condition calcext:apply-style-name="NEPRAVDA" calcext:value="=0" calcext:base-cell-address="List1.H4"/>
          </calcext:conditional-format>
          <calcext:conditional-format calcext:target-range-address="List1.F84:List1.F84">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7:List1.F87">
            <calcext:condition calcext:apply-style-name="PRAVDA" calcext:value="=1" calcext:base-cell-address="List1.H4"/>
            <calcext:condition calcext:apply-style-name="NEPRAVDA" calcext:value="=0" calcext:base-cell-address="List1.H4"/>
          </calcext:conditional-format>
          <calcext:conditional-format calcext:target-range-address="List1.F88:List1.F88">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6:List1.F86">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85:List1.F85">
            <calcext:condition calcext:apply-style-name="PRAVDA" calcext:value="=1" calcext:base-cell-address="List1.H4"/>
            <calcext:condition calcext:apply-style-name="NEPRAVDA" calcext:value="=0" calcext:base-cell-address="List1.H4"/>
          </calcext:conditional-format>
          <calcext:conditional-format calcext:target-range-address="List1.F94:List1.F94">
            <calcext:condition calcext:apply-style-name="PRAVDA" calcext:value="=1" calcext:base-cell-address="List1.H4"/>
            <calcext:condition calcext:apply-style-name="NEPRAVDA" calcext:value="=0" calcext:base-cell-address="List1.H4"/>
          </calcext:conditional-format>
          <calcext:conditional-format calcext:target-range-address="List1.F95:List1.F95">
            <calcext:condition calcext:apply-style-name="PRAVDA" calcext:value="=1" calcext:base-cell-address="List1.H4"/>
            <calcext:condition calcext:apply-style-name="NEPRAVDA" calcext:value="=0" calcext:base-cell-address="List1.H4"/>
          </calcext:conditional-format>
          <calcext:conditional-format calcext:target-range-address="List1.F89:List1.F89">
            <calcext:condition calcext:apply-style-name="PRAVDA" calcext:value="=1" calcext:base-cell-address="List1.H4"/>
            <calcext:condition calcext:apply-style-name="NEPRAVDA" calcext:value="=0" calcext:base-cell-address="List1.H4"/>
          </calcext:conditional-format>
          <calcext:conditional-format calcext:target-range-address="List1.F90:List1.F90">
            <calcext:condition calcext:apply-style-name="PRAVDA" calcext:value="=1" calcext:base-cell-address="List1.H4"/>
            <calcext:condition calcext:apply-style-name="NEPRAVDA" calcext:value="=0" calcext:base-cell-address="List1.H4"/>
          </calcext:conditional-format>
          <calcext:conditional-format calcext:target-range-address="List1.F91:List1.F91">
            <calcext:condition calcext:apply-style-name="PRAVDA" calcext:value="=1" calcext:base-cell-address="List1.H4"/>
            <calcext:condition calcext:apply-style-name="NEPRAVDA" calcext:value="=0" calcext:base-cell-address="List1.H4"/>
          </calcext:conditional-format>
          <calcext:conditional-format calcext:target-range-address="List1.F92:List1.F92">
            <calcext:condition calcext:apply-style-name="PRAVDA" calcext:value="=1" calcext:base-cell-address="List1.H4"/>
            <calcext:condition calcext:apply-style-name="NEPRAVDA" calcext:value="=0" calcext:base-cell-address="List1.H4"/>
          </calcext:conditional-format>
          <calcext:conditional-format calcext:target-range-address="List1.F93:List1.F93">
            <calcext:condition calcext:apply-style-name="PRAVDA" calcext:value="=1" calcext:base-cell-address="List1.H4"/>
            <calcext:condition calcext:apply-style-name="NEPRAVDA" calcext:value="=0" calcext:base-cell-address="List1.H4"/>
          </calcext:conditional-format>
          <calcext:conditional-format calcext:target-range-address="List1.F96:List1.F96">
            <calcext:condition calcext:apply-style-name="PRAVDA" calcext:value="=1" calcext:base-cell-address="List1.H4"/>
            <calcext:condition calcext:apply-style-name="NEPRAVDA" calcext:value="=0" calcext:base-cell-address="List1.H4"/>
          </calcext:conditional-format>
          <calcext:conditional-format calcext:target-range-address="List1.F97:List1.F97">
            <calcext:condition calcext:apply-style-name="PRAVDA" calcext:value="=1" calcext:base-cell-address="List1.H4"/>
            <calcext:condition calcext:apply-style-name="NEPRAVDA" calcext:value="=0" calcext:base-cell-address="List1.H4"/>
          </calcext:conditional-format>
          <calcext:conditional-format calcext:target-range-address="List1.F98:List1.F98">
            <calcext:condition calcext:apply-style-name="PRAVDA" calcext:value="=1" calcext:base-cell-address="List1.H4"/>
            <calcext:condition calcext:apply-style-name="NEPRAVDA" calcext:value="=0" calcext:base-cell-address="List1.H4"/>
          </calcext:conditional-format>
          <calcext:conditional-format calcext:target-range-address="List1.F99:List1.F99">
            <calcext:condition calcext:apply-style-name="PRAVDA" calcext:value="=1" calcext:base-cell-address="List1.H4"/>
            <calcext:condition calcext:apply-style-name="NEPRAVDA" calcext:value="=0" calcext:base-cell-address="List1.H4"/>
          </calcext:conditional-format>
          <calcext:conditional-format calcext:target-range-address="List1.F100:List1.F100">
            <calcext:condition calcext:apply-style-name="PRAVDA" calcext:value="=1" calcext:base-cell-address="List1.H4"/>
            <calcext:condition calcext:apply-style-name="NEPRAVDA" calcext:value="=0" calcext:base-cell-address="List1.H4"/>
          </calcext:conditional-format>
          <calcext:conditional-format calcext:target-range-address="List1.F103:List1.F103">
            <calcext:condition calcext:apply-style-name="PRAVDA" calcext:value="=1" calcext:base-cell-address="List1.H4"/>
            <calcext:condition calcext:apply-style-name="NEPRAVDA" calcext:value="=0" calcext:base-cell-address="List1.H4"/>
          </calcext:conditional-format>
          <calcext:conditional-format calcext:target-range-address="List1.F101:List1.F101">
            <calcext:condition calcext:apply-style-name="PRAVDA" calcext:value="=1" calcext:base-cell-address="List1.H4"/>
            <calcext:condition calcext:apply-style-name="NEPRAVDA" calcext:value="=0" calcext:base-cell-address="List1.H4"/>
          </calcext:conditional-format>
          <calcext:conditional-format calcext:target-range-address="List1.F105:List1.F105">
            <calcext:condition calcext:apply-style-name="PRAVDA" calcext:value="=1" calcext:base-cell-address="List1.H4"/>
            <calcext:condition calcext:apply-style-name="NEPRAVDA" calcext:value="=0" calcext:base-cell-address="List1.H4"/>
          </calcext:conditional-format>
          <calcext:conditional-format calcext:target-range-address="List1.F106:List1.F106">
            <calcext:condition calcext:apply-style-name="PRAVDA" calcext:value="=1" calcext:base-cell-address="List1.H4"/>
            <calcext:condition calcext:apply-style-name="NEPRAVDA" calcext:value="=0" calcext:base-cell-address="List1.H4"/>
          </calcext:conditional-format>
          <calcext:conditional-format calcext:target-range-address="List1.F107:List1.F107">
            <calcext:condition calcext:apply-style-name="PRAVDA" calcext:value="=1" calcext:base-cell-address="List1.H4"/>
            <calcext:condition calcext:apply-style-name="NEPRAVDA" calcext:value="=0" calcext:base-cell-address="List1.H4"/>
          </calcext:conditional-format>
          <calcext:conditional-format calcext:target-range-address="List1.F108:List1.F108">
            <calcext:condition calcext:apply-style-name="PRAVDA" calcext:value="=1" calcext:base-cell-address="List1.H4"/>
            <calcext:condition calcext:apply-style-name="NEPRAVDA" calcext:value="=0" calcext:base-cell-address="List1.H4"/>
          </calcext:conditional-format>
          <calcext:conditional-format calcext:target-range-address="List1.F109:List1.F109">
            <calcext:condition calcext:apply-style-name="PRAVDA" calcext:value="=1" calcext:base-cell-address="List1.H4"/>
            <calcext:condition calcext:apply-style-name="NEPRAVDA" calcext:value="=0" calcext:base-cell-address="List1.H4"/>
          </calcext:conditional-format>
          <calcext:conditional-format calcext:target-range-address="List1.F110:List1.F110">
            <calcext:condition calcext:apply-style-name="PRAVDA" calcext:value="=1" calcext:base-cell-address="List1.H4"/>
            <calcext:condition calcext:apply-style-name="NEPRAVDA" calcext:value="=0" calcext:base-cell-address="List1.H4"/>
          </calcext:conditional-format>
          <calcext:conditional-format calcext:target-range-address="List1.F111:List1.F111">
            <calcext:condition calcext:apply-style-name="PRAVDA" calcext:value="=1" calcext:base-cell-address="List1.H4"/>
            <calcext:condition calcext:apply-style-name="NEPRAVDA" calcext:value="=0" calcext:base-cell-address="List1.H4"/>
          </calcext:conditional-format>
          <calcext:conditional-format calcext:target-range-address="List1.F112:List1.F112">
            <calcext:condition calcext:apply-style-name="PRAVDA" calcext:value="=1" calcext:base-cell-address="List1.H4"/>
            <calcext:condition calcext:apply-style-name="NEPRAVDA" calcext:value="=0" calcext:base-cell-address="List1.H4"/>
          </calcext:conditional-format>
          <calcext:conditional-format calcext:target-range-address="List1.F102:List1.F102">
            <calcext:condition calcext:apply-style-name="PRAVDA" calcext:value="=1" calcext:base-cell-address="List1.H4"/>
            <calcext:condition calcext:apply-style-name="NEPRAVDA" calcext:value="=0" calcext:base-cell-address="List1.H4"/>
          </calcext:conditional-format>
          <calcext:conditional-format calcext:target-range-address="List1.F104:List1.F104">
            <calcext:condition calcext:apply-style-name="PRAVDA" calcext:value="=1" calcext:base-cell-address="List1.H4"/>
            <calcext:condition calcext:apply-style-name="NEPRAVDA" calcext:value="=0" calcext:base-cell-address="List1.H4"/>
          </calcext:conditional-format>
          <calcext:conditional-format calcext:target-range-address="List1.F116:List1.F116">
            <calcext:condition calcext:apply-style-name="PRAVDA" calcext:value="=1" calcext:base-cell-address="List1.H4"/>
            <calcext:condition calcext:apply-style-name="NEPRAVDA" calcext:value="=0" calcext:base-cell-address="List1.H4"/>
          </calcext:conditional-format>
          <calcext:conditional-format calcext:target-range-address="List1.F119:List1.F119">
            <calcext:condition calcext:apply-style-name="PRAVDA" calcext:value="=1" calcext:base-cell-address="List1.H4"/>
            <calcext:condition calcext:apply-style-name="NEPRAVDA" calcext:value="=0" calcext:base-cell-address="List1.H4"/>
          </calcext:conditional-format>
          <calcext:conditional-format calcext:target-range-address="List1.F120:List1.F120">
            <calcext:condition calcext:apply-style-name="PRAVDA" calcext:value="=1" calcext:base-cell-address="List1.H4"/>
            <calcext:condition calcext:apply-style-name="NEPRAVDA" calcext:value="=0" calcext:base-cell-address="List1.H4"/>
          </calcext:conditional-format>
          <calcext:conditional-format calcext:target-range-address="List1.F122:List1.F122">
            <calcext:condition calcext:apply-style-name="PRAVDA" calcext:value="=1" calcext:base-cell-address="List1.H4"/>
            <calcext:condition calcext:apply-style-name="NEPRAVDA" calcext:value="=0" calcext:base-cell-address="List1.H4"/>
          </calcext:conditional-format>
          <calcext:conditional-format calcext:target-range-address="List1.F113:List1.F113">
            <calcext:condition calcext:apply-style-name="PRAVDA" calcext:value="=1" calcext:base-cell-address="List1.H4"/>
            <calcext:condition calcext:apply-style-name="NEPRAVDA" calcext:value="=0" calcext:base-cell-address="List1.H4"/>
          </calcext:conditional-format>
          <calcext:conditional-format calcext:target-range-address="List1.F114:List1.F114">
            <calcext:condition calcext:apply-style-name="PRAVDA" calcext:value="=1" calcext:base-cell-address="List1.H4"/>
            <calcext:condition calcext:apply-style-name="NEPRAVDA" calcext:value="=0" calcext:base-cell-address="List1.H4"/>
          </calcext:conditional-format>
          <calcext:conditional-format calcext:target-range-address="List1.F115:List1.F115">
            <calcext:condition calcext:apply-style-name="PRAVDA" calcext:value="=1" calcext:base-cell-address="List1.H4"/>
            <calcext:condition calcext:apply-style-name="NEPRAVDA" calcext:value="=0" calcext:base-cell-address="List1.H4"/>
          </calcext:conditional-format>
          <calcext:conditional-format calcext:target-range-address="List1.F117:List1.F117">
            <calcext:condition calcext:apply-style-name="PRAVDA" calcext:value="=1" calcext:base-cell-address="List1.H4"/>
            <calcext:condition calcext:apply-style-name="NEPRAVDA" calcext:value="=0" calcext:base-cell-address="List1.H4"/>
          </calcext:conditional-format>
          <calcext:conditional-format calcext:target-range-address="List1.F118:List1.F118">
            <calcext:condition calcext:apply-style-name="PRAVDA" calcext:value="=1" calcext:base-cell-address="List1.H4"/>
            <calcext:condition calcext:apply-style-name="NEPRAVDA" calcext:value="=0" calcext:base-cell-address="List1.H4"/>
          </calcext:conditional-format>
          <calcext:conditional-format calcext:target-range-address="List1.F121:List1.F121">
            <calcext:condition calcext:apply-style-name="PRAVDA" calcext:value="=1" calcext:base-cell-address="List1.H4"/>
            <calcext:condition calcext:apply-style-name="NEPRAVDA" calcext:value="=0" calcext:base-cell-address="List1.H4"/>
          </calcext:conditional-format>
          <calcext:conditional-format calcext:target-range-address="List1.F123:List1.F123">
            <calcext:condition calcext:apply-style-name="PRAVDA" calcext:value="=1" calcext:base-cell-address="List1.H4"/>
            <calcext:condition calcext:apply-style-name="NEPRAVDA" calcext:value="=0" calcext:base-cell-address="List1.H4"/>
          </calcext:conditional-format>
          <calcext:conditional-format calcext:target-range-address="List1.F125:List1.F125">
            <calcext:condition calcext:apply-style-name="PRAVDA" calcext:value="=1" calcext:base-cell-address="List1.H4"/>
            <calcext:condition calcext:apply-style-name="NEPRAVDA" calcext:value="=0" calcext:base-cell-address="List1.H4"/>
          </calcext:conditional-format>
          <calcext:conditional-format calcext:target-range-address="List1.F134:List1.F134">
            <calcext:condition calcext:apply-style-name="PRAVDA" calcext:value="=1" calcext:base-cell-address="List1.H4"/>
            <calcext:condition calcext:apply-style-name="NEPRAVDA" calcext:value="=0" calcext:base-cell-address="List1.H4"/>
          </calcext:conditional-format>
          <calcext:conditional-format calcext:target-range-address="List1.F135:List1.F135">
            <calcext:condition calcext:apply-style-name="PRAVDA" calcext:value="=1" calcext:base-cell-address="List1.H4"/>
            <calcext:condition calcext:apply-style-name="NEPRAVDA" calcext:value="=0" calcext:base-cell-address="List1.H4"/>
          </calcext:conditional-format>
          <calcext:conditional-format calcext:target-range-address="List1.F136:List1.F136">
            <calcext:condition calcext:apply-style-name="PRAVDA" calcext:value="=1" calcext:base-cell-address="List1.H4"/>
            <calcext:condition calcext:apply-style-name="NEPRAVDA" calcext:value="=0" calcext:base-cell-address="List1.H4"/>
          </calcext:conditional-format>
          <calcext:conditional-format calcext:target-range-address="List1.F137:List1.F137">
            <calcext:condition calcext:apply-style-name="PRAVDA" calcext:value="=1" calcext:base-cell-address="List1.H4"/>
            <calcext:condition calcext:apply-style-name="NEPRAVDA" calcext:value="=0" calcext:base-cell-address="List1.H4"/>
          </calcext:conditional-format>
          <calcext:conditional-format calcext:target-range-address="List1.F179:List1.F179">
            <calcext:condition calcext:apply-style-name="PRAVDA" calcext:value="=1" calcext:base-cell-address="List1.H4"/>
            <calcext:condition calcext:apply-style-name="NEPRAVDA" calcext:value="=0" calcext:base-cell-address="List1.H4"/>
          </calcext:conditional-format>
          <calcext:conditional-format calcext:target-range-address="List1.F180:List1.F180">
            <calcext:condition calcext:apply-style-name="PRAVDA" calcext:value="=1" calcext:base-cell-address="List1.H4"/>
            <calcext:condition calcext:apply-style-name="NEPRAVDA" calcext:value="=0" calcext:base-cell-address="List1.H4"/>
          </calcext:conditional-format>
          <calcext:conditional-format calcext:target-range-address="List1.F181:List1.F181">
            <calcext:condition calcext:apply-style-name="PRAVDA" calcext:value="=1" calcext:base-cell-address="List1.H4"/>
            <calcext:condition calcext:apply-style-name="NEPRAVDA" calcext:value="=0" calcext:base-cell-address="List1.H4"/>
          </calcext:conditional-format>
          <calcext:conditional-format calcext:target-range-address="List1.F182:List1.F182">
            <calcext:condition calcext:apply-style-name="PRAVDA" calcext:value="=1" calcext:base-cell-address="List1.H4"/>
            <calcext:condition calcext:apply-style-name="NEPRAVDA" calcext:value="=0" calcext:base-cell-address="List1.H4"/>
          </calcext:conditional-format>
          <calcext:conditional-format calcext:target-range-address="List1.F183:List1.F183">
            <calcext:condition calcext:apply-style-name="PRAVDA" calcext:value="=1" calcext:base-cell-address="List1.H4"/>
            <calcext:condition calcext:apply-style-name="NEPRAVDA" calcext:value="=0" calcext:base-cell-address="List1.H4"/>
          </calcext:conditional-format>
          <calcext:conditional-format calcext:target-range-address="List1.F184:List1.F184">
            <calcext:condition calcext:apply-style-name="PRAVDA" calcext:value="=1" calcext:base-cell-address="List1.H4"/>
            <calcext:condition calcext:apply-style-name="NEPRAVDA" calcext:value="=0" calcext:base-cell-address="List1.H4"/>
          </calcext:conditional-format>
          <calcext:conditional-format calcext:target-range-address="List1.F185:List1.F185">
            <calcext:condition calcext:apply-style-name="PRAVDA" calcext:value="=1" calcext:base-cell-address="List1.H4"/>
            <calcext:condition calcext:apply-style-name="NEPRAVDA" calcext:value="=0" calcext:base-cell-address="List1.H4"/>
          </calcext:conditional-format>
          <calcext:conditional-format calcext:target-range-address="List1.F186:List1.F186">
            <calcext:condition calcext:apply-style-name="PRAVDA" calcext:value="=1" calcext:base-cell-address="List1.H4"/>
            <calcext:condition calcext:apply-style-name="NEPRAVDA" calcext:value="=0" calcext:base-cell-address="List1.H4"/>
          </calcext:conditional-format>
          <calcext:conditional-format calcext:target-range-address="List1.F187:List1.F187">
            <calcext:condition calcext:apply-style-name="PRAVDA" calcext:value="=1" calcext:base-cell-address="List1.H4"/>
            <calcext:condition calcext:apply-style-name="NEPRAVDA" calcext:value="=0" calcext:base-cell-address="List1.H4"/>
          </calcext:conditional-format>
          <calcext:conditional-format calcext:target-range-address="List1.F189:List1.F189">
            <calcext:condition calcext:apply-style-name="PRAVDA" calcext:value="=1" calcext:base-cell-address="List1.H4"/>
            <calcext:condition calcext:apply-style-name="NEPRAVDA" calcext:value="=0" calcext:base-cell-address="List1.H4"/>
          </calcext:conditional-format>
          <calcext:conditional-format calcext:target-range-address="List1.F190:List1.F190">
            <calcext:condition calcext:apply-style-name="PRAVDA" calcext:value="=1" calcext:base-cell-address="List1.H4"/>
            <calcext:condition calcext:apply-style-name="NEPRAVDA" calcext:value="=0" calcext:base-cell-address="List1.H4"/>
          </calcext:conditional-format>
          <calcext:conditional-format calcext:target-range-address="List1.F191:List1.F191">
            <calcext:condition calcext:apply-style-name="PRAVDA" calcext:value="=1" calcext:base-cell-address="List1.H4"/>
            <calcext:condition calcext:apply-style-name="NEPRAVDA" calcext:value="=0" calcext:base-cell-address="List1.H4"/>
          </calcext:conditional-format>
          <calcext:conditional-format calcext:target-range-address="List1.F192:List1.F192">
            <calcext:condition calcext:apply-style-name="PRAVDA" calcext:value="=1" calcext:base-cell-address="List1.H4"/>
            <calcext:condition calcext:apply-style-name="NEPRAVDA" calcext:value="=0" calcext:base-cell-address="List1.H4"/>
          </calcext:conditional-format>
          <calcext:conditional-format calcext:target-range-address="List1.F193:List1.F193">
            <calcext:condition calcext:apply-style-name="PRAVDA" calcext:value="=1" calcext:base-cell-address="List1.H4"/>
            <calcext:condition calcext:apply-style-name="NEPRAVDA" calcext:value="=0" calcext:base-cell-address="List1.H4"/>
          </calcext:conditional-format>
          <calcext:conditional-format calcext:target-range-address="List1.F194:List1.F194">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96:List1.F196">
            <calcext:condition calcext:apply-style-name="PRAVDA" calcext:value="=1" calcext:base-cell-address="List1.H4"/>
            <calcext:condition calcext:apply-style-name="NEPRAVDA" calcext:value="=0" calcext:base-cell-address="List1.H4"/>
          </calcext:conditional-format>
          <calcext:conditional-format calcext:target-range-address="List1.F197:List1.F197">
            <calcext:condition calcext:apply-style-name="PRAVDA" calcext:value="=1" calcext:base-cell-address="List1.H4"/>
            <calcext:condition calcext:apply-style-name="NEPRAVDA" calcext:value="=0" calcext:base-cell-address="List1.H4"/>
          </calcext:conditional-format>
          <calcext:conditional-format calcext:target-range-address="List1.F198:List1.F198">
            <calcext:condition calcext:apply-style-name="PRAVDA" calcext:value="=1" calcext:base-cell-address="List1.H4"/>
            <calcext:condition calcext:apply-style-name="NEPRAVDA" calcext:value="=0" calcext:base-cell-address="List1.H4"/>
          </calcext:conditional-format>
          <calcext:conditional-format calcext:target-range-address="List1.F199:List1.F199">
            <calcext:condition calcext:apply-style-name="PRAVDA" calcext:value="=1" calcext:base-cell-address="List1.H4"/>
            <calcext:condition calcext:apply-style-name="NEPRAVDA" calcext:value="=0" calcext:base-cell-address="List1.H4"/>
          </calcext:conditional-format>
          <calcext:conditional-format calcext:target-range-address="List1.F200:List1.F200">
            <calcext:condition calcext:apply-style-name="PRAVDA" calcext:value="=1" calcext:base-cell-address="List1.H4"/>
            <calcext:condition calcext:apply-style-name="NEPRAVDA" calcext:value="=0" calcext:base-cell-address="List1.H4"/>
          </calcext:conditional-format>
          <calcext:conditional-format calcext:target-range-address="List1.F201:List1.F201">
            <calcext:condition calcext:apply-style-name="PRAVDA" calcext:value="=1" calcext:base-cell-address="List1.H4"/>
            <calcext:condition calcext:apply-style-name="NEPRAVDA" calcext:value="=0" calcext:base-cell-address="List1.H4"/>
          </calcext:conditional-format>
          <calcext:conditional-format calcext:target-range-address="List1.F202:List1.F202">
            <calcext:condition calcext:apply-style-name="PRAVDA" calcext:value="=1" calcext:base-cell-address="List1.H4"/>
            <calcext:condition calcext:apply-style-name="NEPRAVDA" calcext:value="=0" calcext:base-cell-address="List1.H4"/>
          </calcext:conditional-format>
          <calcext:conditional-format calcext:target-range-address="List1.F203:List1.F203">
            <calcext:condition calcext:apply-style-name="PRAVDA" calcext:value="=1" calcext:base-cell-address="List1.H4"/>
            <calcext:condition calcext:apply-style-name="NEPRAVDA" calcext:value="=0" calcext:base-cell-address="List1.H4"/>
          </calcext:conditional-format>
          <calcext:conditional-format calcext:target-range-address="List1.F204:List1.F204">
            <calcext:condition calcext:apply-style-name="PRAVDA" calcext:value="=1" calcext:base-cell-address="List1.H4"/>
            <calcext:condition calcext:apply-style-name="NEPRAVDA" calcext:value="=0" calcext:base-cell-address="List1.H4"/>
          </calcext:conditional-format>
          <calcext:conditional-format calcext:target-range-address="List1.F330:List1.F330">
            <calcext:condition calcext:apply-style-name="PRAVDA" calcext:value="=1" calcext:base-cell-address="List1.H4"/>
            <calcext:condition calcext:apply-style-name="NEPRAVDA" calcext:value="=0" calcext:base-cell-address="List1.H4"/>
          </calcext:conditional-format>
          <calcext:conditional-format calcext:target-range-address="List1.F204:List1.F204">
            <calcext:condition calcext:apply-style-name="PRAVDA" calcext:value="=1" calcext:base-cell-address="List1.H4"/>
            <calcext:condition calcext:apply-style-name="NEPRAVDA" calcext:value="=0" calcext:base-cell-address="List1.H4"/>
          </calcext:conditional-format>
          <calcext:conditional-format calcext:target-range-address="List1.F205:List1.F205">
            <calcext:condition calcext:apply-style-name="PRAVDA" calcext:value="=1" calcext:base-cell-address="List1.H4"/>
            <calcext:condition calcext:apply-style-name="NEPRAVDA" calcext:value="=0" calcext:base-cell-address="List1.H4"/>
          </calcext:conditional-format>
          <calcext:conditional-format calcext:target-range-address="List1.F206:List1.F206">
            <calcext:condition calcext:apply-style-name="PRAVDA" calcext:value="=1" calcext:base-cell-address="List1.H4"/>
            <calcext:condition calcext:apply-style-name="NEPRAVDA" calcext:value="=0" calcext:base-cell-address="List1.H4"/>
          </calcext:conditional-format>
          <calcext:conditional-format calcext:target-range-address="List1.F207:List1.F207">
            <calcext:condition calcext:apply-style-name="PRAVDA" calcext:value="=1" calcext:base-cell-address="List1.H4"/>
            <calcext:condition calcext:apply-style-name="NEPRAVDA" calcext:value="=0" calcext:base-cell-address="List1.H4"/>
          </calcext:conditional-format>
          <calcext:conditional-format calcext:target-range-address="List1.F208:List1.F208">
            <calcext:condition calcext:apply-style-name="PRAVDA" calcext:value="=1" calcext:base-cell-address="List1.H4"/>
            <calcext:condition calcext:apply-style-name="NEPRAVDA" calcext:value="=0" calcext:base-cell-address="List1.H4"/>
          </calcext:conditional-format>
          <calcext:conditional-format calcext:target-range-address="List1.F209:List1.F209">
            <calcext:condition calcext:apply-style-name="PRAVDA" calcext:value="=1" calcext:base-cell-address="List1.H4"/>
            <calcext:condition calcext:apply-style-name="NEPRAVDA" calcext:value="=0" calcext:base-cell-address="List1.H4"/>
          </calcext:conditional-format>
          <calcext:conditional-format calcext:target-range-address="List1.F210:List1.F210">
            <calcext:condition calcext:apply-style-name="PRAVDA" calcext:value="=1" calcext:base-cell-address="List1.H4"/>
            <calcext:condition calcext:apply-style-name="NEPRAVDA" calcext:value="=0" calcext:base-cell-address="List1.H4"/>
          </calcext:conditional-format>
          <calcext:conditional-format calcext:target-range-address="List1.F211:List1.F211">
            <calcext:condition calcext:apply-style-name="PRAVDA" calcext:value="=1" calcext:base-cell-address="List1.H4"/>
            <calcext:condition calcext:apply-style-name="NEPRAVDA" calcext:value="=0" calcext:base-cell-address="List1.H4"/>
          </calcext:conditional-format>
          <calcext:conditional-format calcext:target-range-address="List1.F212:List1.F212">
            <calcext:condition calcext:apply-style-name="PRAVDA" calcext:value="=1" calcext:base-cell-address="List1.H4"/>
            <calcext:condition calcext:apply-style-name="NEPRAVDA" calcext:value="=0" calcext:base-cell-address="List1.H4"/>
          </calcext:conditional-format>
          <calcext:conditional-format calcext:target-range-address="List1.F213:List1.F213">
            <calcext:condition calcext:apply-style-name="PRAVDA" calcext:value="=1" calcext:base-cell-address="List1.H4"/>
            <calcext:condition calcext:apply-style-name="NEPRAVDA" calcext:value="=0" calcext:base-cell-address="List1.H4"/>
          </calcext:conditional-format>
          <calcext:conditional-format calcext:target-range-address="List1.F214:List1.F214">
            <calcext:condition calcext:apply-style-name="PRAVDA" calcext:value="=1" calcext:base-cell-address="List1.H4"/>
            <calcext:condition calcext:apply-style-name="NEPRAVDA" calcext:value="=0" calcext:base-cell-address="List1.H4"/>
          </calcext:conditional-format>
          <calcext:conditional-format calcext:target-range-address="List1.F215:List1.F215">
            <calcext:condition calcext:apply-style-name="PRAVDA" calcext:value="=1" calcext:base-cell-address="List1.H4"/>
            <calcext:condition calcext:apply-style-name="NEPRAVDA" calcext:value="=0" calcext:base-cell-address="List1.H4"/>
          </calcext:conditional-format>
          <calcext:conditional-format calcext:target-range-address="List1.F216:List1.F216">
            <calcext:condition calcext:apply-style-name="PRAVDA" calcext:value="=1" calcext:base-cell-address="List1.H4"/>
            <calcext:condition calcext:apply-style-name="NEPRAVDA" calcext:value="=0" calcext:base-cell-address="List1.H4"/>
          </calcext:conditional-format>
          <calcext:conditional-format calcext:target-range-address="List1.F217:List1.F217">
            <calcext:condition calcext:apply-style-name="PRAVDA" calcext:value="=1" calcext:base-cell-address="List1.H4"/>
            <calcext:condition calcext:apply-style-name="NEPRAVDA" calcext:value="=0" calcext:base-cell-address="List1.H4"/>
          </calcext:conditional-format>
          <calcext:conditional-format calcext:target-range-address="List1.F218:List1.F218">
            <calcext:condition calcext:apply-style-name="PRAVDA" calcext:value="=1" calcext:base-cell-address="List1.H4"/>
            <calcext:condition calcext:apply-style-name="NEPRAVDA" calcext:value="=0" calcext:base-cell-address="List1.H4"/>
          </calcext:conditional-format>
          <calcext:conditional-format calcext:target-range-address="List1.F219:List1.F219">
            <calcext:condition calcext:apply-style-name="PRAVDA" calcext:value="=1" calcext:base-cell-address="List1.H4"/>
            <calcext:condition calcext:apply-style-name="NEPRAVDA" calcext:value="=0" calcext:base-cell-address="List1.H4"/>
          </calcext:conditional-format>
          <calcext:conditional-format calcext:target-range-address="List1.F220:List1.F220">
            <calcext:condition calcext:apply-style-name="PRAVDA" calcext:value="=1" calcext:base-cell-address="List1.H4"/>
            <calcext:condition calcext:apply-style-name="NEPRAVDA" calcext:value="=0" calcext:base-cell-address="List1.H4"/>
          </calcext:conditional-format>
          <calcext:conditional-format calcext:target-range-address="List1.F221:List1.F221">
            <calcext:condition calcext:apply-style-name="PRAVDA" calcext:value="=1" calcext:base-cell-address="List1.H4"/>
            <calcext:condition calcext:apply-style-name="NEPRAVDA" calcext:value="=0" calcext:base-cell-address="List1.H4"/>
          </calcext:conditional-format>
          <calcext:conditional-format calcext:target-range-address="List1.F222:List1.F222">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95:List1.F195">
            <calcext:condition calcext:apply-style-name="PRAVDA" calcext:value="=1" calcext:base-cell-address="List1.H4"/>
            <calcext:condition calcext:apply-style-name="NEPRAVDA" calcext:value="=0" calcext:base-cell-address="List1.H4"/>
          </calcext:conditional-format>
          <calcext:conditional-format calcext:target-range-address="List1.F188:List1.F188">
            <calcext:condition calcext:apply-style-name="PRAVDA" calcext:value="=1" calcext:base-cell-address="List1.H4"/>
            <calcext:condition calcext:apply-style-name="NEPRAVDA" calcext:value="=0" calcext:base-cell-address="List1.H4"/>
          </calcext:conditional-format>
          <calcext:conditional-format calcext:target-range-address="List1.F187:List1.F187">
            <calcext:condition calcext:apply-style-name="PRAVDA" calcext:value="=1" calcext:base-cell-address="List1.H4"/>
            <calcext:condition calcext:apply-style-name="NEPRAVDA" calcext:value="=0" calcext:base-cell-address="List1.H4"/>
          </calcext:conditional-format>
          <calcext:conditional-format calcext:target-range-address="List1.F223:List1.F223">
            <calcext:condition calcext:apply-style-name="PRAVDA" calcext:value="=1" calcext:base-cell-address="List1.H4"/>
            <calcext:condition calcext:apply-style-name="NEPRAVDA" calcext:value="=0" calcext:base-cell-address="List1.H4"/>
          </calcext:conditional-format>
          <calcext:conditional-format calcext:target-range-address="List1.F224:List1.F224">
            <calcext:condition calcext:apply-style-name="PRAVDA" calcext:value="=1" calcext:base-cell-address="List1.H4"/>
            <calcext:condition calcext:apply-style-name="NEPRAVDA" calcext:value="=0" calcext:base-cell-address="List1.H4"/>
          </calcext:conditional-format>
          <calcext:conditional-format calcext:target-range-address="List1.F225:List1.F225">
            <calcext:condition calcext:apply-style-name="PRAVDA" calcext:value="=1" calcext:base-cell-address="List1.H4"/>
            <calcext:condition calcext:apply-style-name="NEPRAVDA" calcext:value="=0" calcext:base-cell-address="List1.H4"/>
          </calcext:conditional-format>
          <calcext:conditional-format calcext:target-range-address="List1.F226:List1.F226">
            <calcext:condition calcext:apply-style-name="PRAVDA" calcext:value="=1" calcext:base-cell-address="List1.H4"/>
            <calcext:condition calcext:apply-style-name="NEPRAVDA" calcext:value="=0" calcext:base-cell-address="List1.H4"/>
          </calcext:conditional-format>
          <calcext:conditional-format calcext:target-range-address="List1.F227:List1.F227">
            <calcext:condition calcext:apply-style-name="PRAVDA" calcext:value="=1" calcext:base-cell-address="List1.H4"/>
            <calcext:condition calcext:apply-style-name="NEPRAVDA" calcext:value="=0" calcext:base-cell-address="List1.H4"/>
          </calcext:conditional-format>
          <calcext:conditional-format calcext:target-range-address="List1.F228:List1.F228">
            <calcext:condition calcext:apply-style-name="PRAVDA" calcext:value="=1" calcext:base-cell-address="List1.H4"/>
            <calcext:condition calcext:apply-style-name="NEPRAVDA" calcext:value="=0" calcext:base-cell-address="List1.H4"/>
          </calcext:conditional-format>
          <calcext:conditional-format calcext:target-range-address="List1.F229:List1.F229">
            <calcext:condition calcext:apply-style-name="PRAVDA" calcext:value="=1" calcext:base-cell-address="List1.H4"/>
            <calcext:condition calcext:apply-style-name="NEPRAVDA" calcext:value="=0" calcext:base-cell-address="List1.H4"/>
          </calcext:conditional-format>
          <calcext:conditional-format calcext:target-range-address="List1.F230:List1.F230">
            <calcext:condition calcext:apply-style-name="PRAVDA" calcext:value="=1" calcext:base-cell-address="List1.H4"/>
            <calcext:condition calcext:apply-style-name="NEPRAVDA" calcext:value="=0" calcext:base-cell-address="List1.H4"/>
          </calcext:conditional-format>
          <calcext:conditional-format calcext:target-range-address="List1.F231:List1.F231">
            <calcext:condition calcext:apply-style-name="PRAVDA" calcext:value="=1" calcext:base-cell-address="List1.H4"/>
            <calcext:condition calcext:apply-style-name="NEPRAVDA" calcext:value="=0" calcext:base-cell-address="List1.H4"/>
          </calcext:conditional-format>
          <calcext:conditional-format calcext:target-range-address="List1.F232:List1.F232">
            <calcext:condition calcext:apply-style-name="PRAVDA" calcext:value="=1" calcext:base-cell-address="List1.H4"/>
            <calcext:condition calcext:apply-style-name="NEPRAVDA" calcext:value="=0" calcext:base-cell-address="List1.H4"/>
          </calcext:conditional-format>
          <calcext:conditional-format calcext:target-range-address="List1.F233:List1.F233">
            <calcext:condition calcext:apply-style-name="PRAVDA" calcext:value="=1" calcext:base-cell-address="List1.H4"/>
            <calcext:condition calcext:apply-style-name="NEPRAVDA" calcext:value="=0" calcext:base-cell-address="List1.H4"/>
          </calcext:conditional-format>
          <calcext:conditional-format calcext:target-range-address="List1.F234:List1.F234">
            <calcext:condition calcext:apply-style-name="PRAVDA" calcext:value="=1" calcext:base-cell-address="List1.H4"/>
            <calcext:condition calcext:apply-style-name="NEPRAVDA" calcext:value="=0" calcext:base-cell-address="List1.H4"/>
          </calcext:conditional-format>
          <calcext:conditional-format calcext:target-range-address="List1.F235:List1.F235">
            <calcext:condition calcext:apply-style-name="PRAVDA" calcext:value="=1" calcext:base-cell-address="List1.H4"/>
            <calcext:condition calcext:apply-style-name="NEPRAVDA" calcext:value="=0" calcext:base-cell-address="List1.H4"/>
          </calcext:conditional-format>
          <calcext:conditional-format calcext:target-range-address="List1.F236:List1.F236">
            <calcext:condition calcext:apply-style-name="PRAVDA" calcext:value="=1" calcext:base-cell-address="List1.H4"/>
            <calcext:condition calcext:apply-style-name="NEPRAVDA" calcext:value="=0" calcext:base-cell-address="List1.H4"/>
          </calcext:conditional-format>
          <calcext:conditional-format calcext:target-range-address="List1.F237:List1.F237">
            <calcext:condition calcext:apply-style-name="PRAVDA" calcext:value="=1" calcext:base-cell-address="List1.H4"/>
            <calcext:condition calcext:apply-style-name="NEPRAVDA" calcext:value="=0" calcext:base-cell-address="List1.H4"/>
          </calcext:conditional-format>
          <calcext:conditional-format calcext:target-range-address="List1.F238:List1.F238">
            <calcext:condition calcext:apply-style-name="PRAVDA" calcext:value="=1" calcext:base-cell-address="List1.H4"/>
            <calcext:condition calcext:apply-style-name="NEPRAVDA" calcext:value="=0" calcext:base-cell-address="List1.H4"/>
          </calcext:conditional-format>
          <calcext:conditional-format calcext:target-range-address="List1.F239:List1.F239">
            <calcext:condition calcext:apply-style-name="PRAVDA" calcext:value="=1" calcext:base-cell-address="List1.H4"/>
            <calcext:condition calcext:apply-style-name="NEPRAVDA" calcext:value="=0" calcext:base-cell-address="List1.H4"/>
          </calcext:conditional-format>
          <calcext:conditional-format calcext:target-range-address="List1.F240:List1.F240">
            <calcext:condition calcext:apply-style-name="PRAVDA" calcext:value="=1" calcext:base-cell-address="List1.H4"/>
            <calcext:condition calcext:apply-style-name="NEPRAVDA" calcext:value="=0" calcext:base-cell-address="List1.H4"/>
          </calcext:conditional-format>
          <calcext:conditional-format calcext:target-range-address="List1.F241:List1.F241">
            <calcext:condition calcext:apply-style-name="PRAVDA" calcext:value="=1" calcext:base-cell-address="List1.H4"/>
            <calcext:condition calcext:apply-style-name="NEPRAVDA" calcext:value="=0" calcext:base-cell-address="List1.H4"/>
          </calcext:conditional-format>
          <calcext:conditional-format calcext:target-range-address="List1.F242:List1.F242">
            <calcext:condition calcext:apply-style-name="PRAVDA" calcext:value="=1" calcext:base-cell-address="List1.H4"/>
            <calcext:condition calcext:apply-style-name="NEPRAVDA" calcext:value="=0" calcext:base-cell-address="List1.H4"/>
          </calcext:conditional-format>
          <calcext:conditional-format calcext:target-range-address="List1.F243:List1.F243">
            <calcext:condition calcext:apply-style-name="PRAVDA" calcext:value="=1" calcext:base-cell-address="List1.H4"/>
            <calcext:condition calcext:apply-style-name="NEPRAVDA" calcext:value="=0" calcext:base-cell-address="List1.H4"/>
          </calcext:conditional-format>
          <calcext:conditional-format calcext:target-range-address="List1.F244:List1.F244">
            <calcext:condition calcext:apply-style-name="PRAVDA" calcext:value="=1" calcext:base-cell-address="List1.H4"/>
            <calcext:condition calcext:apply-style-name="NEPRAVDA" calcext:value="=0" calcext:base-cell-address="List1.H4"/>
          </calcext:conditional-format>
          <calcext:conditional-format calcext:target-range-address="List1.F245:List1.F245">
            <calcext:condition calcext:apply-style-name="PRAVDA" calcext:value="=1" calcext:base-cell-address="List1.H4"/>
            <calcext:condition calcext:apply-style-name="NEPRAVDA" calcext:value="=0" calcext:base-cell-address="List1.H4"/>
          </calcext:conditional-format>
          <calcext:conditional-format calcext:target-range-address="List1.F247:List1.F247">
            <calcext:condition calcext:apply-style-name="PRAVDA" calcext:value="=1" calcext:base-cell-address="List1.H4"/>
            <calcext:condition calcext:apply-style-name="NEPRAVDA" calcext:value="=0" calcext:base-cell-address="List1.H4"/>
          </calcext:conditional-format>
          <calcext:conditional-format calcext:target-range-address="List1.F248:List1.F248">
            <calcext:condition calcext:apply-style-name="PRAVDA" calcext:value="=1" calcext:base-cell-address="List1.H4"/>
            <calcext:condition calcext:apply-style-name="NEPRAVDA" calcext:value="=0" calcext:base-cell-address="List1.H4"/>
          </calcext:conditional-format>
          <calcext:conditional-format calcext:target-range-address="List1.F249:List1.F249">
            <calcext:condition calcext:apply-style-name="PRAVDA" calcext:value="=1" calcext:base-cell-address="List1.H4"/>
            <calcext:condition calcext:apply-style-name="NEPRAVDA" calcext:value="=0" calcext:base-cell-address="List1.H4"/>
          </calcext:conditional-format>
          <calcext:conditional-format calcext:target-range-address="List1.F250:List1.F250">
            <calcext:condition calcext:apply-style-name="PRAVDA" calcext:value="=1" calcext:base-cell-address="List1.H4"/>
            <calcext:condition calcext:apply-style-name="NEPRAVDA" calcext:value="=0" calcext:base-cell-address="List1.H4"/>
          </calcext:conditional-format>
          <calcext:conditional-format calcext:target-range-address="List1.F251:List1.F251">
            <calcext:condition calcext:apply-style-name="PRAVDA" calcext:value="=1" calcext:base-cell-address="List1.H4"/>
            <calcext:condition calcext:apply-style-name="NEPRAVDA" calcext:value="=0" calcext:base-cell-address="List1.H4"/>
          </calcext:conditional-format>
          <calcext:conditional-format calcext:target-range-address="List1.F252:List1.F252">
            <calcext:condition calcext:apply-style-name="PRAVDA" calcext:value="=1" calcext:base-cell-address="List1.H4"/>
            <calcext:condition calcext:apply-style-name="NEPRAVDA" calcext:value="=0" calcext:base-cell-address="List1.H4"/>
          </calcext:conditional-format>
          <calcext:conditional-format calcext:target-range-address="List1.F253:List1.F253">
            <calcext:condition calcext:apply-style-name="PRAVDA" calcext:value="=1" calcext:base-cell-address="List1.H4"/>
            <calcext:condition calcext:apply-style-name="NEPRAVDA" calcext:value="=0" calcext:base-cell-address="List1.H4"/>
          </calcext:conditional-format>
          <calcext:conditional-format calcext:target-range-address="List1.F254:List1.F254">
            <calcext:condition calcext:apply-style-name="PRAVDA" calcext:value="=1" calcext:base-cell-address="List1.H4"/>
            <calcext:condition calcext:apply-style-name="NEPRAVDA" calcext:value="=0" calcext:base-cell-address="List1.H4"/>
          </calcext:conditional-format>
          <calcext:conditional-format calcext:target-range-address="List1.F255:List1.F255">
            <calcext:condition calcext:apply-style-name="PRAVDA" calcext:value="=1" calcext:base-cell-address="List1.H4"/>
            <calcext:condition calcext:apply-style-name="NEPRAVDA" calcext:value="=0" calcext:base-cell-address="List1.H4"/>
          </calcext:conditional-format>
          <calcext:conditional-format calcext:target-range-address="List1.F256:List1.F256">
            <calcext:condition calcext:apply-style-name="PRAVDA" calcext:value="=1" calcext:base-cell-address="List1.H4"/>
            <calcext:condition calcext:apply-style-name="NEPRAVDA" calcext:value="=0" calcext:base-cell-address="List1.H4"/>
          </calcext:conditional-format>
          <calcext:conditional-format calcext:target-range-address="List1.F257:List1.F257">
            <calcext:condition calcext:apply-style-name="PRAVDA" calcext:value="=1" calcext:base-cell-address="List1.H4"/>
            <calcext:condition calcext:apply-style-name="NEPRAVDA" calcext:value="=0" calcext:base-cell-address="List1.H4"/>
          </calcext:conditional-format>
          <calcext:conditional-format calcext:target-range-address="List1.F258:List1.F258">
            <calcext:condition calcext:apply-style-name="PRAVDA" calcext:value="=1" calcext:base-cell-address="List1.H4"/>
            <calcext:condition calcext:apply-style-name="NEPRAVDA" calcext:value="=0" calcext:base-cell-address="List1.H4"/>
          </calcext:conditional-format>
          <calcext:conditional-format calcext:target-range-address="List1.F259:List1.F259">
            <calcext:condition calcext:apply-style-name="PRAVDA" calcext:value="=1" calcext:base-cell-address="List1.H4"/>
            <calcext:condition calcext:apply-style-name="NEPRAVDA" calcext:value="=0" calcext:base-cell-address="List1.H4"/>
          </calcext:conditional-format>
          <calcext:conditional-format calcext:target-range-address="List1.F260:List1.F260">
            <calcext:condition calcext:apply-style-name="PRAVDA" calcext:value="=1" calcext:base-cell-address="List1.H4"/>
            <calcext:condition calcext:apply-style-name="NEPRAVDA" calcext:value="=0" calcext:base-cell-address="List1.H4"/>
          </calcext:conditional-format>
          <calcext:conditional-format calcext:target-range-address="List1.F261:List1.F261">
            <calcext:condition calcext:apply-style-name="PRAVDA" calcext:value="=1" calcext:base-cell-address="List1.H4"/>
            <calcext:condition calcext:apply-style-name="NEPRAVDA" calcext:value="=0" calcext:base-cell-address="List1.H4"/>
          </calcext:conditional-format>
          <calcext:conditional-format calcext:target-range-address="List1.F262:List1.F262">
            <calcext:condition calcext:apply-style-name="PRAVDA" calcext:value="=1" calcext:base-cell-address="List1.H4"/>
            <calcext:condition calcext:apply-style-name="NEPRAVDA" calcext:value="=0" calcext:base-cell-address="List1.H4"/>
          </calcext:conditional-format>
          <calcext:conditional-format calcext:target-range-address="List1.F246:List1.F246">
            <calcext:condition calcext:apply-style-name="PRAVDA" calcext:value="=1" calcext:base-cell-address="List1.H4"/>
            <calcext:condition calcext:apply-style-name="NEPRAVDA" calcext:value="=0" calcext:base-cell-address="List1.H4"/>
          </calcext:conditional-format>
          <calcext:conditional-format calcext:target-range-address="List1.F246:List1.F246">
            <calcext:condition calcext:apply-style-name="PRAVDA" calcext:value="=1" calcext:base-cell-address="List1.H4"/>
            <calcext:condition calcext:apply-style-name="NEPRAVDA" calcext:value="=0" calcext:base-cell-address="List1.H4"/>
          </calcext:conditional-format>
          <calcext:conditional-format calcext:target-range-address="List1.F263:List1.F263">
            <calcext:condition calcext:apply-style-name="PRAVDA" calcext:value="=1" calcext:base-cell-address="List1.H4"/>
            <calcext:condition calcext:apply-style-name="NEPRAVDA" calcext:value="=0" calcext:base-cell-address="List1.H4"/>
          </calcext:conditional-format>
          <calcext:conditional-format calcext:target-range-address="List1.F264:List1.F264">
            <calcext:condition calcext:apply-style-name="PRAVDA" calcext:value="=1" calcext:base-cell-address="List1.H4"/>
            <calcext:condition calcext:apply-style-name="NEPRAVDA" calcext:value="=0" calcext:base-cell-address="List1.H4"/>
          </calcext:conditional-format>
          <calcext:conditional-format calcext:target-range-address="List1.F265:List1.F265">
            <calcext:condition calcext:apply-style-name="PRAVDA" calcext:value="=1" calcext:base-cell-address="List1.H4"/>
            <calcext:condition calcext:apply-style-name="NEPRAVDA" calcext:value="=0" calcext:base-cell-address="List1.H4"/>
          </calcext:conditional-format>
          <calcext:conditional-format calcext:target-range-address="List1.F266:List1.F266">
            <calcext:condition calcext:apply-style-name="PRAVDA" calcext:value="=1" calcext:base-cell-address="List1.H4"/>
            <calcext:condition calcext:apply-style-name="NEPRAVDA" calcext:value="=0" calcext:base-cell-address="List1.H4"/>
          </calcext:conditional-format>
          <calcext:conditional-format calcext:target-range-address="List1.F267:List1.F267">
            <calcext:condition calcext:apply-style-name="PRAVDA" calcext:value="=1" calcext:base-cell-address="List1.H4"/>
            <calcext:condition calcext:apply-style-name="NEPRAVDA" calcext:value="=0" calcext:base-cell-address="List1.H4"/>
          </calcext:conditional-format>
          <calcext:conditional-format calcext:target-range-address="List1.F268:List1.F268">
            <calcext:condition calcext:apply-style-name="PRAVDA" calcext:value="=1" calcext:base-cell-address="List1.H4"/>
            <calcext:condition calcext:apply-style-name="NEPRAVDA" calcext:value="=0" calcext:base-cell-address="List1.H4"/>
          </calcext:conditional-format>
          <calcext:conditional-format calcext:target-range-address="List1.F269:List1.F269">
            <calcext:condition calcext:apply-style-name="PRAVDA" calcext:value="=1" calcext:base-cell-address="List1.H4"/>
            <calcext:condition calcext:apply-style-name="NEPRAVDA" calcext:value="=0" calcext:base-cell-address="List1.H4"/>
          </calcext:conditional-format>
          <calcext:conditional-format calcext:target-range-address="List1.F270:List1.F270">
            <calcext:condition calcext:apply-style-name="PRAVDA" calcext:value="=1" calcext:base-cell-address="List1.H4"/>
            <calcext:condition calcext:apply-style-name="NEPRAVDA" calcext:value="=0" calcext:base-cell-address="List1.H4"/>
          </calcext:conditional-format>
          <calcext:conditional-format calcext:target-range-address="List1.F271:List1.F271">
            <calcext:condition calcext:apply-style-name="PRAVDA" calcext:value="=1" calcext:base-cell-address="List1.H4"/>
            <calcext:condition calcext:apply-style-name="NEPRAVDA" calcext:value="=0" calcext:base-cell-address="List1.H4"/>
          </calcext:conditional-format>
          <calcext:conditional-format calcext:target-range-address="List1.F272:List1.F272">
            <calcext:condition calcext:apply-style-name="PRAVDA" calcext:value="=1" calcext:base-cell-address="List1.H4"/>
            <calcext:condition calcext:apply-style-name="NEPRAVDA" calcext:value="=0" calcext:base-cell-address="List1.H4"/>
          </calcext:conditional-format>
          <calcext:conditional-format calcext:target-range-address="List1.F274:List1.F274">
            <calcext:condition calcext:apply-style-name="PRAVDA" calcext:value="=1" calcext:base-cell-address="List1.H4"/>
            <calcext:condition calcext:apply-style-name="NEPRAVDA" calcext:value="=0" calcext:base-cell-address="List1.H4"/>
          </calcext:conditional-format>
          <calcext:conditional-format calcext:target-range-address="List1.F275:List1.F275">
            <calcext:condition calcext:apply-style-name="PRAVDA" calcext:value="=1" calcext:base-cell-address="List1.H4"/>
            <calcext:condition calcext:apply-style-name="NEPRAVDA" calcext:value="=0" calcext:base-cell-address="List1.H4"/>
          </calcext:conditional-format>
          <calcext:conditional-format calcext:target-range-address="List1.F276:List1.F276">
            <calcext:condition calcext:apply-style-name="PRAVDA" calcext:value="=1" calcext:base-cell-address="List1.H4"/>
            <calcext:condition calcext:apply-style-name="NEPRAVDA" calcext:value="=0" calcext:base-cell-address="List1.H4"/>
          </calcext:conditional-format>
          <calcext:conditional-format calcext:target-range-address="List1.F277:List1.F277">
            <calcext:condition calcext:apply-style-name="PRAVDA" calcext:value="=1" calcext:base-cell-address="List1.H4"/>
            <calcext:condition calcext:apply-style-name="NEPRAVDA" calcext:value="=0" calcext:base-cell-address="List1.H4"/>
          </calcext:conditional-format>
          <calcext:conditional-format calcext:target-range-address="List1.F278:List1.F278">
            <calcext:condition calcext:apply-style-name="PRAVDA" calcext:value="=1" calcext:base-cell-address="List1.H4"/>
            <calcext:condition calcext:apply-style-name="NEPRAVDA" calcext:value="=0" calcext:base-cell-address="List1.H4"/>
          </calcext:conditional-format>
          <calcext:conditional-format calcext:target-range-address="List1.F279:List1.F279">
            <calcext:condition calcext:apply-style-name="PRAVDA" calcext:value="=1" calcext:base-cell-address="List1.H4"/>
            <calcext:condition calcext:apply-style-name="NEPRAVDA" calcext:value="=0" calcext:base-cell-address="List1.H4"/>
          </calcext:conditional-format>
          <calcext:conditional-format calcext:target-range-address="List1.F280:List1.F280">
            <calcext:condition calcext:apply-style-name="PRAVDA" calcext:value="=1" calcext:base-cell-address="List1.H4"/>
            <calcext:condition calcext:apply-style-name="NEPRAVDA" calcext:value="=0" calcext:base-cell-address="List1.H4"/>
          </calcext:conditional-format>
          <calcext:conditional-format calcext:target-range-address="List1.F281:List1.F281">
            <calcext:condition calcext:apply-style-name="PRAVDA" calcext:value="=1" calcext:base-cell-address="List1.H4"/>
            <calcext:condition calcext:apply-style-name="NEPRAVDA" calcext:value="=0" calcext:base-cell-address="List1.H4"/>
          </calcext:conditional-format>
          <calcext:conditional-format calcext:target-range-address="List1.F282:List1.F282">
            <calcext:condition calcext:apply-style-name="PRAVDA" calcext:value="=1" calcext:base-cell-address="List1.H4"/>
            <calcext:condition calcext:apply-style-name="NEPRAVDA" calcext:value="=0" calcext:base-cell-address="List1.H4"/>
          </calcext:conditional-format>
          <calcext:conditional-format calcext:target-range-address="List1.F283:List1.F283">
            <calcext:condition calcext:apply-style-name="PRAVDA" calcext:value="=1" calcext:base-cell-address="List1.H4"/>
            <calcext:condition calcext:apply-style-name="NEPRAVDA" calcext:value="=0" calcext:base-cell-address="List1.H4"/>
          </calcext:conditional-format>
          <calcext:conditional-format calcext:target-range-address="List1.F273:List1.F273">
            <calcext:condition calcext:apply-style-name="PRAVDA" calcext:value="=1" calcext:base-cell-address="List1.H4"/>
            <calcext:condition calcext:apply-style-name="NEPRAVDA" calcext:value="=0" calcext:base-cell-address="List1.H4"/>
          </calcext:conditional-format>
          <calcext:conditional-format calcext:target-range-address="List1.F273:List1.F273">
            <calcext:condition calcext:apply-style-name="PRAVDA" calcext:value="=1" calcext:base-cell-address="List1.H4"/>
            <calcext:condition calcext:apply-style-name="NEPRAVDA" calcext:value="=0" calcext:base-cell-address="List1.H4"/>
          </calcext:conditional-format>
          <calcext:conditional-format calcext:target-range-address="List1.F125:List1.F125">
            <calcext:condition calcext:apply-style-name="PRAVDA" calcext:value="=1" calcext:base-cell-address="List1.H4"/>
            <calcext:condition calcext:apply-style-name="NEPRAVDA" calcext:value="=0" calcext:base-cell-address="List1.H4"/>
          </calcext:conditional-format>
          <calcext:conditional-format calcext:target-range-address="List1.F126:List1.F126">
            <calcext:condition calcext:apply-style-name="PRAVDA" calcext:value="=1" calcext:base-cell-address="List1.H4"/>
            <calcext:condition calcext:apply-style-name="NEPRAVDA" calcext:value="=0" calcext:base-cell-address="List1.H4"/>
          </calcext:conditional-format>
          <calcext:conditional-format calcext:target-range-address="List1.F127:List1.F127">
            <calcext:condition calcext:apply-style-name="PRAVDA" calcext:value="=1" calcext:base-cell-address="List1.H4"/>
            <calcext:condition calcext:apply-style-name="NEPRAVDA" calcext:value="=0" calcext:base-cell-address="List1.H4"/>
          </calcext:conditional-format>
          <calcext:conditional-format calcext:target-range-address="List1.F128:List1.F128">
            <calcext:condition calcext:apply-style-name="PRAVDA" calcext:value="=1" calcext:base-cell-address="List1.H4"/>
            <calcext:condition calcext:apply-style-name="NEPRAVDA" calcext:value="=0" calcext:base-cell-address="List1.H4"/>
          </calcext:conditional-format>
          <calcext:conditional-format calcext:target-range-address="List1.F129:List1.F129">
            <calcext:condition calcext:apply-style-name="PRAVDA" calcext:value="=1" calcext:base-cell-address="List1.H4"/>
            <calcext:condition calcext:apply-style-name="NEPRAVDA" calcext:value="=0" calcext:base-cell-address="List1.H4"/>
          </calcext:conditional-format>
          <calcext:conditional-format calcext:target-range-address="List1.F130:List1.F130">
            <calcext:condition calcext:apply-style-name="PRAVDA" calcext:value="=1" calcext:base-cell-address="List1.H4"/>
            <calcext:condition calcext:apply-style-name="NEPRAVDA" calcext:value="=0" calcext:base-cell-address="List1.H4"/>
          </calcext:conditional-format>
          <calcext:conditional-format calcext:target-range-address="List1.F131:List1.F131">
            <calcext:condition calcext:apply-style-name="PRAVDA" calcext:value="=1" calcext:base-cell-address="List1.H4"/>
            <calcext:condition calcext:apply-style-name="NEPRAVDA" calcext:value="=0" calcext:base-cell-address="List1.H4"/>
          </calcext:conditional-format>
          <calcext:conditional-format calcext:target-range-address="List1.F132:List1.F132">
            <calcext:condition calcext:apply-style-name="PRAVDA" calcext:value="=1" calcext:base-cell-address="List1.H4"/>
            <calcext:condition calcext:apply-style-name="NEPRAVDA" calcext:value="=0" calcext:base-cell-address="List1.H4"/>
          </calcext:conditional-format>
          <calcext:conditional-format calcext:target-range-address="List1.F133:List1.F133">
            <calcext:condition calcext:apply-style-name="PRAVDA" calcext:value="=1" calcext:base-cell-address="List1.H4"/>
            <calcext:condition calcext:apply-style-name="NEPRAVDA" calcext:value="=0" calcext:base-cell-address="List1.H4"/>
          </calcext:conditional-format>
          <calcext:conditional-format calcext:target-range-address="List1.F138:List1.F138">
            <calcext:condition calcext:apply-style-name="PRAVDA" calcext:value="=1" calcext:base-cell-address="List1.H4"/>
            <calcext:condition calcext:apply-style-name="NEPRAVDA" calcext:value="=0" calcext:base-cell-address="List1.H4"/>
          </calcext:conditional-format>
          <calcext:conditional-format calcext:target-range-address="List1.F139:List1.F139">
            <calcext:condition calcext:apply-style-name="PRAVDA" calcext:value="=1" calcext:base-cell-address="List1.H4"/>
            <calcext:condition calcext:apply-style-name="NEPRAVDA" calcext:value="=0" calcext:base-cell-address="List1.H4"/>
          </calcext:conditional-format>
          <calcext:conditional-format calcext:target-range-address="List1.F140:List1.F140">
            <calcext:condition calcext:apply-style-name="PRAVDA" calcext:value="=1" calcext:base-cell-address="List1.H4"/>
            <calcext:condition calcext:apply-style-name="NEPRAVDA" calcext:value="=0" calcext:base-cell-address="List1.H4"/>
          </calcext:conditional-format>
          <calcext:conditional-format calcext:target-range-address="List1.F141:List1.F141">
            <calcext:condition calcext:apply-style-name="PRAVDA" calcext:value="=1" calcext:base-cell-address="List1.H4"/>
            <calcext:condition calcext:apply-style-name="NEPRAVDA" calcext:value="=0" calcext:base-cell-address="List1.H4"/>
          </calcext:conditional-format>
          <calcext:conditional-format calcext:target-range-address="List1.F142:List1.F142">
            <calcext:condition calcext:apply-style-name="PRAVDA" calcext:value="=1" calcext:base-cell-address="List1.H4"/>
            <calcext:condition calcext:apply-style-name="NEPRAVDA" calcext:value="=0" calcext:base-cell-address="List1.H4"/>
          </calcext:conditional-format>
          <calcext:conditional-format calcext:target-range-address="List1.F143:List1.F143">
            <calcext:condition calcext:apply-style-name="PRAVDA" calcext:value="=1" calcext:base-cell-address="List1.H4"/>
            <calcext:condition calcext:apply-style-name="NEPRAVDA" calcext:value="=0" calcext:base-cell-address="List1.H4"/>
          </calcext:conditional-format>
          <calcext:conditional-format calcext:target-range-address="List1.F144:List1.F144">
            <calcext:condition calcext:apply-style-name="PRAVDA" calcext:value="=1" calcext:base-cell-address="List1.H4"/>
            <calcext:condition calcext:apply-style-name="NEPRAVDA" calcext:value="=0" calcext:base-cell-address="List1.H4"/>
          </calcext:conditional-format>
          <calcext:conditional-format calcext:target-range-address="List1.F145:List1.F145">
            <calcext:condition calcext:apply-style-name="PRAVDA" calcext:value="=1" calcext:base-cell-address="List1.H4"/>
            <calcext:condition calcext:apply-style-name="NEPRAVDA" calcext:value="=0" calcext:base-cell-address="List1.H4"/>
          </calcext:conditional-format>
          <calcext:conditional-format calcext:target-range-address="List1.F146:List1.F146">
            <calcext:condition calcext:apply-style-name="PRAVDA" calcext:value="=1" calcext:base-cell-address="List1.H4"/>
            <calcext:condition calcext:apply-style-name="NEPRAVDA" calcext:value="=0" calcext:base-cell-address="List1.H4"/>
          </calcext:conditional-format>
          <calcext:conditional-format calcext:target-range-address="List1.F147:List1.F147">
            <calcext:condition calcext:apply-style-name="PRAVDA" calcext:value="=1" calcext:base-cell-address="List1.H4"/>
            <calcext:condition calcext:apply-style-name="NEPRAVDA" calcext:value="=0" calcext:base-cell-address="List1.H4"/>
          </calcext:conditional-format>
          <calcext:conditional-format calcext:target-range-address="List1.F148:List1.F148">
            <calcext:condition calcext:apply-style-name="PRAVDA" calcext:value="=1" calcext:base-cell-address="List1.H4"/>
            <calcext:condition calcext:apply-style-name="NEPRAVDA" calcext:value="=0" calcext:base-cell-address="List1.H4"/>
          </calcext:conditional-format>
          <calcext:conditional-format calcext:target-range-address="List1.F149:List1.F149">
            <calcext:condition calcext:apply-style-name="PRAVDA" calcext:value="=1" calcext:base-cell-address="List1.H4"/>
            <calcext:condition calcext:apply-style-name="NEPRAVDA" calcext:value="=0" calcext:base-cell-address="List1.H4"/>
          </calcext:conditional-format>
          <calcext:conditional-format calcext:target-range-address="List1.F150:List1.F150">
            <calcext:condition calcext:apply-style-name="PRAVDA" calcext:value="=1" calcext:base-cell-address="List1.H4"/>
            <calcext:condition calcext:apply-style-name="NEPRAVDA" calcext:value="=0" calcext:base-cell-address="List1.H4"/>
          </calcext:conditional-format>
          <calcext:conditional-format calcext:target-range-address="List1.F151:List1.F151">
            <calcext:condition calcext:apply-style-name="PRAVDA" calcext:value="=1" calcext:base-cell-address="List1.H4"/>
            <calcext:condition calcext:apply-style-name="NEPRAVDA" calcext:value="=0" calcext:base-cell-address="List1.H4"/>
          </calcext:conditional-format>
          <calcext:conditional-format calcext:target-range-address="List1.F152:List1.F152">
            <calcext:condition calcext:apply-style-name="PRAVDA" calcext:value="=1" calcext:base-cell-address="List1.H4"/>
            <calcext:condition calcext:apply-style-name="NEPRAVDA" calcext:value="=0" calcext:base-cell-address="List1.H4"/>
          </calcext:conditional-format>
          <calcext:conditional-format calcext:target-range-address="List1.F153:List1.F153">
            <calcext:condition calcext:apply-style-name="PRAVDA" calcext:value="=1" calcext:base-cell-address="List1.H4"/>
            <calcext:condition calcext:apply-style-name="NEPRAVDA" calcext:value="=0" calcext:base-cell-address="List1.H4"/>
          </calcext:conditional-format>
          <calcext:conditional-format calcext:target-range-address="List1.F154:List1.F154">
            <calcext:condition calcext:apply-style-name="PRAVDA" calcext:value="=1" calcext:base-cell-address="List1.H4"/>
            <calcext:condition calcext:apply-style-name="NEPRAVDA" calcext:value="=0" calcext:base-cell-address="List1.H4"/>
          </calcext:conditional-format>
          <calcext:conditional-format calcext:target-range-address="List1.F155:List1.F155">
            <calcext:condition calcext:apply-style-name="PRAVDA" calcext:value="=1" calcext:base-cell-address="List1.H4"/>
            <calcext:condition calcext:apply-style-name="NEPRAVDA" calcext:value="=0" calcext:base-cell-address="List1.H4"/>
          </calcext:conditional-format>
          <calcext:conditional-format calcext:target-range-address="List1.F156:List1.F156">
            <calcext:condition calcext:apply-style-name="PRAVDA" calcext:value="=1" calcext:base-cell-address="List1.H4"/>
            <calcext:condition calcext:apply-style-name="NEPRAVDA" calcext:value="=0" calcext:base-cell-address="List1.H4"/>
          </calcext:conditional-format>
          <calcext:conditional-format calcext:target-range-address="List1.F157:List1.F157">
            <calcext:condition calcext:apply-style-name="PRAVDA" calcext:value="=1" calcext:base-cell-address="List1.H4"/>
            <calcext:condition calcext:apply-style-name="NEPRAVDA" calcext:value="=0" calcext:base-cell-address="List1.H4"/>
          </calcext:conditional-format>
          <calcext:conditional-format calcext:target-range-address="List1.F158:List1.F158">
            <calcext:condition calcext:apply-style-name="PRAVDA" calcext:value="=1" calcext:base-cell-address="List1.H4"/>
            <calcext:condition calcext:apply-style-name="NEPRAVDA" calcext:value="=0" calcext:base-cell-address="List1.H4"/>
          </calcext:conditional-format>
          <calcext:conditional-format calcext:target-range-address="List1.F159:List1.F159">
            <calcext:condition calcext:apply-style-name="PRAVDA" calcext:value="=1" calcext:base-cell-address="List1.H4"/>
            <calcext:condition calcext:apply-style-name="NEPRAVDA" calcext:value="=0" calcext:base-cell-address="List1.H4"/>
          </calcext:conditional-format>
          <calcext:conditional-format calcext:target-range-address="List1.F160:List1.F160">
            <calcext:condition calcext:apply-style-name="PRAVDA" calcext:value="=1" calcext:base-cell-address="List1.H4"/>
            <calcext:condition calcext:apply-style-name="NEPRAVDA" calcext:value="=0" calcext:base-cell-address="List1.H4"/>
          </calcext:conditional-format>
          <calcext:conditional-format calcext:target-range-address="List1.F161:List1.F161">
            <calcext:condition calcext:apply-style-name="PRAVDA" calcext:value="=1" calcext:base-cell-address="List1.H4"/>
            <calcext:condition calcext:apply-style-name="NEPRAVDA" calcext:value="=0" calcext:base-cell-address="List1.H4"/>
          </calcext:conditional-format>
          <calcext:conditional-format calcext:target-range-address="List1.F162:List1.F162">
            <calcext:condition calcext:apply-style-name="PRAVDA" calcext:value="=1" calcext:base-cell-address="List1.H4"/>
            <calcext:condition calcext:apply-style-name="NEPRAVDA" calcext:value="=0" calcext:base-cell-address="List1.H4"/>
          </calcext:conditional-format>
          <calcext:conditional-format calcext:target-range-address="List1.F163:List1.F163">
            <calcext:condition calcext:apply-style-name="PRAVDA" calcext:value="=1" calcext:base-cell-address="List1.H4"/>
            <calcext:condition calcext:apply-style-name="NEPRAVDA" calcext:value="=0" calcext:base-cell-address="List1.H4"/>
          </calcext:conditional-format>
          <calcext:conditional-format calcext:target-range-address="List1.F164:List1.F164">
            <calcext:condition calcext:apply-style-name="PRAVDA" calcext:value="=1" calcext:base-cell-address="List1.H4"/>
            <calcext:condition calcext:apply-style-name="NEPRAVDA" calcext:value="=0" calcext:base-cell-address="List1.H4"/>
          </calcext:conditional-format>
          <calcext:conditional-format calcext:target-range-address="List1.F165:List1.F165">
            <calcext:condition calcext:apply-style-name="PRAVDA" calcext:value="=1" calcext:base-cell-address="List1.H4"/>
            <calcext:condition calcext:apply-style-name="NEPRAVDA" calcext:value="=0" calcext:base-cell-address="List1.H4"/>
          </calcext:conditional-format>
          <calcext:conditional-format calcext:target-range-address="List1.F166:List1.F166">
            <calcext:condition calcext:apply-style-name="PRAVDA" calcext:value="=1" calcext:base-cell-address="List1.H4"/>
            <calcext:condition calcext:apply-style-name="NEPRAVDA" calcext:value="=0" calcext:base-cell-address="List1.H4"/>
          </calcext:conditional-format>
          <calcext:conditional-format calcext:target-range-address="List1.F167:List1.F167">
            <calcext:condition calcext:apply-style-name="PRAVDA" calcext:value="=1" calcext:base-cell-address="List1.H4"/>
            <calcext:condition calcext:apply-style-name="NEPRAVDA" calcext:value="=0" calcext:base-cell-address="List1.H4"/>
          </calcext:conditional-format>
          <calcext:conditional-format calcext:target-range-address="List1.F168:List1.F168">
            <calcext:condition calcext:apply-style-name="PRAVDA" calcext:value="=1" calcext:base-cell-address="List1.H4"/>
            <calcext:condition calcext:apply-style-name="NEPRAVDA" calcext:value="=0" calcext:base-cell-address="List1.H4"/>
          </calcext:conditional-format>
          <calcext:conditional-format calcext:target-range-address="List1.F169:List1.F169">
            <calcext:condition calcext:apply-style-name="PRAVDA" calcext:value="=1" calcext:base-cell-address="List1.H4"/>
            <calcext:condition calcext:apply-style-name="NEPRAVDA" calcext:value="=0" calcext:base-cell-address="List1.H4"/>
          </calcext:conditional-format>
          <calcext:conditional-format calcext:target-range-address="List1.F170:List1.F170">
            <calcext:condition calcext:apply-style-name="PRAVDA" calcext:value="=1" calcext:base-cell-address="List1.H4"/>
            <calcext:condition calcext:apply-style-name="NEPRAVDA" calcext:value="=0" calcext:base-cell-address="List1.H4"/>
          </calcext:conditional-format>
          <calcext:conditional-format calcext:target-range-address="List1.F171:List1.F171">
            <calcext:condition calcext:apply-style-name="PRAVDA" calcext:value="=1" calcext:base-cell-address="List1.H4"/>
            <calcext:condition calcext:apply-style-name="NEPRAVDA" calcext:value="=0" calcext:base-cell-address="List1.H4"/>
          </calcext:conditional-format>
          <calcext:conditional-format calcext:target-range-address="List1.F172:List1.F172">
            <calcext:condition calcext:apply-style-name="PRAVDA" calcext:value="=1" calcext:base-cell-address="List1.H4"/>
            <calcext:condition calcext:apply-style-name="NEPRAVDA" calcext:value="=0" calcext:base-cell-address="List1.H4"/>
          </calcext:conditional-format>
          <calcext:conditional-format calcext:target-range-address="List1.F173:List1.F173">
            <calcext:condition calcext:apply-style-name="PRAVDA" calcext:value="=1" calcext:base-cell-address="List1.H4"/>
            <calcext:condition calcext:apply-style-name="NEPRAVDA" calcext:value="=0" calcext:base-cell-address="List1.H4"/>
          </calcext:conditional-format>
          <calcext:conditional-format calcext:target-range-address="List1.F174:List1.F174">
            <calcext:condition calcext:apply-style-name="PRAVDA" calcext:value="=1" calcext:base-cell-address="List1.H4"/>
            <calcext:condition calcext:apply-style-name="NEPRAVDA" calcext:value="=0" calcext:base-cell-address="List1.H4"/>
          </calcext:conditional-format>
          <calcext:conditional-format calcext:target-range-address="List1.F175:List1.F175">
            <calcext:condition calcext:apply-style-name="PRAVDA" calcext:value="=1" calcext:base-cell-address="List1.H4"/>
            <calcext:condition calcext:apply-style-name="NEPRAVDA" calcext:value="=0" calcext:base-cell-address="List1.H4"/>
          </calcext:conditional-format>
          <calcext:conditional-format calcext:target-range-address="List1.F176:List1.F176">
            <calcext:condition calcext:apply-style-name="PRAVDA" calcext:value="=1" calcext:base-cell-address="List1.H4"/>
            <calcext:condition calcext:apply-style-name="NEPRAVDA" calcext:value="=0" calcext:base-cell-address="List1.H4"/>
          </calcext:conditional-format>
          <calcext:conditional-format calcext:target-range-address="List1.F177:List1.F177">
            <calcext:condition calcext:apply-style-name="PRAVDA" calcext:value="=1" calcext:base-cell-address="List1.H4"/>
            <calcext:condition calcext:apply-style-name="NEPRAVDA" calcext:value="=0" calcext:base-cell-address="List1.H4"/>
          </calcext:conditional-format>
          <calcext:conditional-format calcext:target-range-address="List1.F178:List1.F178">
            <calcext:condition calcext:apply-style-name="PRAVDA" calcext:value="=1" calcext:base-cell-address="List1.H4"/>
            <calcext:condition calcext:apply-style-name="NEPRAVDA" calcext:value="=0" calcext:base-cell-address="List1.H4"/>
          </calcext:conditional-format>
          <calcext:conditional-format calcext:target-range-address="List1.H202:List1.H202">
            <calcext:condition calcext:apply-style-name="PRAVDA" calcext:value="=1" calcext:base-cell-address="List1.H4"/>
            <calcext:condition calcext:apply-style-name="NEPRAVDA" calcext:value="=0" calcext:base-cell-address="List1.H4"/>
          </calcext:conditional-format>
          <calcext:conditional-format calcext:target-range-address="List1.G4:List1.G4">
            <calcext:condition calcext:apply-style-name="PRAVDA" calcext:value="=1" calcext:base-cell-address="List1.H4"/>
            <calcext:condition calcext:apply-style-name="NEPRAVDA" calcext:value="=0" calcext:base-cell-address="List1.H4"/>
          </calcext:conditional-format>
          <calcext:conditional-format calcext:target-range-address="List1.G5:List1.G5">
            <calcext:condition calcext:apply-style-name="PRAVDA" calcext:value="=1" calcext:base-cell-address="List1.H4"/>
            <calcext:condition calcext:apply-style-name="NEPRAVDA" calcext:value="=0" calcext:base-cell-address="List1.H4"/>
          </calcext:conditional-format>
          <calcext:conditional-format calcext:target-range-address="List1.G6:List1.G6">
            <calcext:condition calcext:apply-style-name="PRAVDA" calcext:value="=1" calcext:base-cell-address="List1.H4"/>
            <calcext:condition calcext:apply-style-name="NEPRAVDA" calcext:value="=0" calcext:base-cell-address="List1.H4"/>
          </calcext:conditional-format>
          <calcext:conditional-format calcext:target-range-address="List1.G7:List1.G7">
            <calcext:condition calcext:apply-style-name="PRAVDA" calcext:value="=1" calcext:base-cell-address="List1.H4"/>
            <calcext:condition calcext:apply-style-name="NEPRAVDA" calcext:value="=0" calcext:base-cell-address="List1.H4"/>
          </calcext:conditional-format>
          <calcext:conditional-format calcext:target-range-address="List1.G8:List1.G8">
            <calcext:condition calcext:apply-style-name="PRAVDA" calcext:value="=1" calcext:base-cell-address="List1.H4"/>
            <calcext:condition calcext:apply-style-name="NEPRAVDA" calcext:value="=0" calcext:base-cell-address="List1.H4"/>
          </calcext:conditional-format>
          <calcext:conditional-format calcext:target-range-address="List1.G9:List1.G9">
            <calcext:condition calcext:apply-style-name="PRAVDA" calcext:value="=1" calcext:base-cell-address="List1.H4"/>
            <calcext:condition calcext:apply-style-name="NEPRAVDA" calcext:value="=0" calcext:base-cell-address="List1.H4"/>
          </calcext:conditional-format>
          <calcext:conditional-format calcext:target-range-address="List1.G10:List1.G10">
            <calcext:condition calcext:apply-style-name="PRAVDA" calcext:value="=1" calcext:base-cell-address="List1.H4"/>
            <calcext:condition calcext:apply-style-name="NEPRAVDA" calcext:value="=0" calcext:base-cell-address="List1.H4"/>
          </calcext:conditional-format>
          <calcext:conditional-format calcext:target-range-address="List1.G124:List1.G124">
            <calcext:condition calcext:apply-style-name="PRAVDA" calcext:value="=1" calcext:base-cell-address="List1.H4"/>
            <calcext:condition calcext:apply-style-name="NEPRAVDA" calcext:value="=0" calcext:base-cell-address="List1.H4"/>
          </calcext:conditional-format>
          <calcext:conditional-format calcext:target-range-address="List1.G11:List1.G11">
            <calcext:condition calcext:apply-style-name="PRAVDA" calcext:value="=1" calcext:base-cell-address="List1.H4"/>
            <calcext:condition calcext:apply-style-name="NEPRAVDA" calcext:value="=0" calcext:base-cell-address="List1.H4"/>
          </calcext:conditional-format>
          <calcext:conditional-format calcext:target-range-address="List1.G12:List1.G12">
            <calcext:condition calcext:apply-style-name="PRAVDA" calcext:value="=1" calcext:base-cell-address="List1.H4"/>
            <calcext:condition calcext:apply-style-name="NEPRAVDA" calcext:value="=0" calcext:base-cell-address="List1.H4"/>
          </calcext:conditional-format>
          <calcext:conditional-format calcext:target-range-address="List1.G13:List1.G13">
            <calcext:condition calcext:apply-style-name="PRAVDA" calcext:value="=1" calcext:base-cell-address="List1.H4"/>
            <calcext:condition calcext:apply-style-name="NEPRAVDA" calcext:value="=0" calcext:base-cell-address="List1.H4"/>
          </calcext:conditional-format>
          <calcext:conditional-format calcext:target-range-address="List1.G18:List1.G18">
            <calcext:condition calcext:apply-style-name="PRAVDA" calcext:value="=1" calcext:base-cell-address="List1.H4"/>
            <calcext:condition calcext:apply-style-name="NEPRAVDA" calcext:value="=0" calcext:base-cell-address="List1.H4"/>
          </calcext:conditional-format>
          <calcext:conditional-format calcext:target-range-address="List1.G13:List1.G13">
            <calcext:condition calcext:apply-style-name="PRAVDA" calcext:value="=1" calcext:base-cell-address="List1.H4"/>
            <calcext:condition calcext:apply-style-name="NEPRAVDA" calcext:value="=0" calcext:base-cell-address="List1.H4"/>
          </calcext:conditional-format>
          <calcext:conditional-format calcext:target-range-address="List1.G19:List1.G19">
            <calcext:condition calcext:apply-style-name="PRAVDA" calcext:value="=1" calcext:base-cell-address="List1.H4"/>
            <calcext:condition calcext:apply-style-name="NEPRAVDA" calcext:value="=0" calcext:base-cell-address="List1.H4"/>
          </calcext:conditional-format>
          <calcext:conditional-format calcext:target-range-address="List1.G20:List1.G20">
            <calcext:condition calcext:apply-style-name="PRAVDA" calcext:value="=1" calcext:base-cell-address="List1.H4"/>
            <calcext:condition calcext:apply-style-name="NEPRAVDA" calcext:value="=0" calcext:base-cell-address="List1.H4"/>
          </calcext:conditional-format>
          <calcext:conditional-format calcext:target-range-address="List1.G15:List1.G15">
            <calcext:condition calcext:apply-style-name="PRAVDA" calcext:value="=1" calcext:base-cell-address="List1.H4"/>
            <calcext:condition calcext:apply-style-name="NEPRAVDA" calcext:value="=0" calcext:base-cell-address="List1.H4"/>
          </calcext:conditional-format>
          <calcext:conditional-format calcext:target-range-address="List1.G16:List1.G16">
            <calcext:condition calcext:apply-style-name="PRAVDA" calcext:value="=1" calcext:base-cell-address="List1.H4"/>
            <calcext:condition calcext:apply-style-name="NEPRAVDA" calcext:value="=0" calcext:base-cell-address="List1.H4"/>
          </calcext:conditional-format>
          <calcext:conditional-format calcext:target-range-address="List1.G21:List1.G21">
            <calcext:condition calcext:apply-style-name="PRAVDA" calcext:value="=1" calcext:base-cell-address="List1.H4"/>
            <calcext:condition calcext:apply-style-name="NEPRAVDA" calcext:value="=0" calcext:base-cell-address="List1.H4"/>
          </calcext:conditional-format>
          <calcext:conditional-format calcext:target-range-address="List1.G14:List1.G14">
            <calcext:condition calcext:apply-style-name="PRAVDA" calcext:value="=1" calcext:base-cell-address="List1.H4"/>
            <calcext:condition calcext:apply-style-name="NEPRAVDA" calcext:value="=0" calcext:base-cell-address="List1.H4"/>
          </calcext:conditional-format>
          <calcext:conditional-format calcext:target-range-address="List1.G17:List1.G17">
            <calcext:condition calcext:apply-style-name="PRAVDA" calcext:value="=1" calcext:base-cell-address="List1.H4"/>
            <calcext:condition calcext:apply-style-name="NEPRAVDA" calcext:value="=0" calcext:base-cell-address="List1.H4"/>
          </calcext:conditional-format>
          <calcext:conditional-format calcext:target-range-address="List1.G22:List1.G22">
            <calcext:condition calcext:apply-style-name="PRAVDA" calcext:value="=1" calcext:base-cell-address="List1.H4"/>
            <calcext:condition calcext:apply-style-name="NEPRAVDA" calcext:value="=0" calcext:base-cell-address="List1.H4"/>
          </calcext:conditional-format>
          <calcext:conditional-format calcext:target-range-address="List1.G23:List1.G23">
            <calcext:condition calcext:apply-style-name="PRAVDA" calcext:value="=1" calcext:base-cell-address="List1.H4"/>
            <calcext:condition calcext:apply-style-name="NEPRAVDA" calcext:value="=0" calcext:base-cell-address="List1.H4"/>
          </calcext:conditional-format>
          <calcext:conditional-format calcext:target-range-address="List1.G24:List1.G24">
            <calcext:condition calcext:apply-style-name="PRAVDA" calcext:value="=1" calcext:base-cell-address="List1.H4"/>
            <calcext:condition calcext:apply-style-name="NEPRAVDA" calcext:value="=0" calcext:base-cell-address="List1.H4"/>
          </calcext:conditional-format>
          <calcext:conditional-format calcext:target-range-address="List1.G25:List1.G25">
            <calcext:condition calcext:apply-style-name="PRAVDA" calcext:value="=1" calcext:base-cell-address="List1.H4"/>
            <calcext:condition calcext:apply-style-name="NEPRAVDA" calcext:value="=0" calcext:base-cell-address="List1.H4"/>
          </calcext:conditional-format>
          <calcext:conditional-format calcext:target-range-address="List1.G26:List1.G26">
            <calcext:condition calcext:apply-style-name="PRAVDA" calcext:value="=1" calcext:base-cell-address="List1.H4"/>
            <calcext:condition calcext:apply-style-name="NEPRAVDA" calcext:value="=0" calcext:base-cell-address="List1.H4"/>
          </calcext:conditional-format>
          <calcext:conditional-format calcext:target-range-address="List1.G27:List1.G27">
            <calcext:condition calcext:apply-style-name="PRAVDA" calcext:value="=1" calcext:base-cell-address="List1.H4"/>
            <calcext:condition calcext:apply-style-name="NEPRAVDA" calcext:value="=0" calcext:base-cell-address="List1.H4"/>
          </calcext:conditional-format>
          <calcext:conditional-format calcext:target-range-address="List1.G28:List1.G28">
            <calcext:condition calcext:apply-style-name="PRAVDA" calcext:value="=1" calcext:base-cell-address="List1.H4"/>
            <calcext:condition calcext:apply-style-name="NEPRAVDA" calcext:value="=0" calcext:base-cell-address="List1.H4"/>
          </calcext:conditional-format>
          <calcext:conditional-format calcext:target-range-address="List1.G29:List1.G29">
            <calcext:condition calcext:apply-style-name="PRAVDA" calcext:value="=1" calcext:base-cell-address="List1.H4"/>
            <calcext:condition calcext:apply-style-name="NEPRAVDA" calcext:value="=0" calcext:base-cell-address="List1.H4"/>
          </calcext:conditional-format>
          <calcext:conditional-format calcext:target-range-address="List1.G30:List1.G30">
            <calcext:condition calcext:apply-style-name="PRAVDA" calcext:value="=1" calcext:base-cell-address="List1.H4"/>
            <calcext:condition calcext:apply-style-name="NEPRAVDA" calcext:value="=0" calcext:base-cell-address="List1.H4"/>
          </calcext:conditional-format>
          <calcext:conditional-format calcext:target-range-address="List1.G31:List1.G31">
            <calcext:condition calcext:apply-style-name="PRAVDA" calcext:value="=1" calcext:base-cell-address="List1.H4"/>
            <calcext:condition calcext:apply-style-name="NEPRAVDA" calcext:value="=0" calcext:base-cell-address="List1.H4"/>
          </calcext:conditional-format>
          <calcext:conditional-format calcext:target-range-address="List1.G32:List1.G32">
            <calcext:condition calcext:apply-style-name="PRAVDA" calcext:value="=1" calcext:base-cell-address="List1.H4"/>
            <calcext:condition calcext:apply-style-name="NEPRAVDA" calcext:value="=0" calcext:base-cell-address="List1.H4"/>
          </calcext:conditional-format>
          <calcext:conditional-format calcext:target-range-address="List1.G33:List1.G33">
            <calcext:condition calcext:apply-style-name="PRAVDA" calcext:value="=1" calcext:base-cell-address="List1.H4"/>
            <calcext:condition calcext:apply-style-name="NEPRAVDA" calcext:value="=0" calcext:base-cell-address="List1.H4"/>
          </calcext:conditional-format>
          <calcext:conditional-format calcext:target-range-address="List1.G34:List1.G34">
            <calcext:condition calcext:apply-style-name="PRAVDA" calcext:value="=1" calcext:base-cell-address="List1.H4"/>
            <calcext:condition calcext:apply-style-name="NEPRAVDA" calcext:value="=0" calcext:base-cell-address="List1.H4"/>
          </calcext:conditional-format>
          <calcext:conditional-format calcext:target-range-address="List1.G35:List1.G35">
            <calcext:condition calcext:apply-style-name="PRAVDA" calcext:value="=1" calcext:base-cell-address="List1.H4"/>
            <calcext:condition calcext:apply-style-name="NEPRAVDA" calcext:value="=0" calcext:base-cell-address="List1.H4"/>
          </calcext:conditional-format>
          <calcext:conditional-format calcext:target-range-address="List1.G36:List1.G36">
            <calcext:condition calcext:apply-style-name="PRAVDA" calcext:value="=1" calcext:base-cell-address="List1.H4"/>
            <calcext:condition calcext:apply-style-name="NEPRAVDA" calcext:value="=0" calcext:base-cell-address="List1.H4"/>
          </calcext:conditional-format>
          <calcext:conditional-format calcext:target-range-address="List1.G37:List1.G37">
            <calcext:condition calcext:apply-style-name="PRAVDA" calcext:value="=1" calcext:base-cell-address="List1.H4"/>
            <calcext:condition calcext:apply-style-name="NEPRAVDA" calcext:value="=0" calcext:base-cell-address="List1.H4"/>
          </calcext:conditional-format>
          <calcext:conditional-format calcext:target-range-address="List1.G38:List1.G38">
            <calcext:condition calcext:apply-style-name="PRAVDA" calcext:value="=1" calcext:base-cell-address="List1.H4"/>
            <calcext:condition calcext:apply-style-name="NEPRAVDA" calcext:value="=0" calcext:base-cell-address="List1.H4"/>
          </calcext:conditional-format>
          <calcext:conditional-format calcext:target-range-address="List1.G39:List1.G39">
            <calcext:condition calcext:apply-style-name="PRAVDA" calcext:value="=1" calcext:base-cell-address="List1.H4"/>
            <calcext:condition calcext:apply-style-name="NEPRAVDA" calcext:value="=0" calcext:base-cell-address="List1.H4"/>
          </calcext:conditional-format>
          <calcext:conditional-format calcext:target-range-address="List1.G58:List1.G58">
            <calcext:condition calcext:apply-style-name="PRAVDA" calcext:value="=1" calcext:base-cell-address="List1.H4"/>
            <calcext:condition calcext:apply-style-name="NEPRAVDA" calcext:value="=0" calcext:base-cell-address="List1.H4"/>
          </calcext:conditional-format>
          <calcext:conditional-format calcext:target-range-address="List1.G59:List1.G59">
            <calcext:condition calcext:apply-style-name="PRAVDA" calcext:value="=1" calcext:base-cell-address="List1.H4"/>
            <calcext:condition calcext:apply-style-name="NEPRAVDA" calcext:value="=0" calcext:base-cell-address="List1.H4"/>
          </calcext:conditional-format>
          <calcext:conditional-format calcext:target-range-address="List1.G41:List1.G41">
            <calcext:condition calcext:apply-style-name="PRAVDA" calcext:value="=1" calcext:base-cell-address="List1.H4"/>
            <calcext:condition calcext:apply-style-name="NEPRAVDA" calcext:value="=0" calcext:base-cell-address="List1.H4"/>
          </calcext:conditional-format>
          <calcext:conditional-format calcext:target-range-address="List1.G40:List1.G40">
            <calcext:condition calcext:apply-style-name="PRAVDA" calcext:value="=1" calcext:base-cell-address="List1.H4"/>
            <calcext:condition calcext:apply-style-name="NEPRAVDA" calcext:value="=0" calcext:base-cell-address="List1.H4"/>
          </calcext:conditional-format>
          <calcext:conditional-format calcext:target-range-address="List1.G42:List1.G42">
            <calcext:condition calcext:apply-style-name="PRAVDA" calcext:value="=1" calcext:base-cell-address="List1.H4"/>
            <calcext:condition calcext:apply-style-name="NEPRAVDA" calcext:value="=0" calcext:base-cell-address="List1.H4"/>
          </calcext:conditional-format>
          <calcext:conditional-format calcext:target-range-address="List1.G43:List1.G43">
            <calcext:condition calcext:apply-style-name="PRAVDA" calcext:value="=1" calcext:base-cell-address="List1.H4"/>
            <calcext:condition calcext:apply-style-name="NEPRAVDA" calcext:value="=0" calcext:base-cell-address="List1.H4"/>
          </calcext:conditional-format>
          <calcext:conditional-format calcext:target-range-address="List1.G44:List1.G44">
            <calcext:condition calcext:apply-style-name="PRAVDA" calcext:value="=1" calcext:base-cell-address="List1.H4"/>
            <calcext:condition calcext:apply-style-name="NEPRAVDA" calcext:value="=0" calcext:base-cell-address="List1.H4"/>
          </calcext:conditional-format>
          <calcext:conditional-format calcext:target-range-address="List1.G45:List1.G45">
            <calcext:condition calcext:apply-style-name="PRAVDA" calcext:value="=1" calcext:base-cell-address="List1.H4"/>
            <calcext:condition calcext:apply-style-name="NEPRAVDA" calcext:value="=0" calcext:base-cell-address="List1.H4"/>
          </calcext:conditional-format>
          <calcext:conditional-format calcext:target-range-address="List1.G46:List1.G46">
            <calcext:condition calcext:apply-style-name="PRAVDA" calcext:value="=1" calcext:base-cell-address="List1.H4"/>
            <calcext:condition calcext:apply-style-name="NEPRAVDA" calcext:value="=0" calcext:base-cell-address="List1.H4"/>
          </calcext:conditional-format>
          <calcext:conditional-format calcext:target-range-address="List1.G47:List1.G47">
            <calcext:condition calcext:apply-style-name="PRAVDA" calcext:value="=1" calcext:base-cell-address="List1.H4"/>
            <calcext:condition calcext:apply-style-name="NEPRAVDA" calcext:value="=0" calcext:base-cell-address="List1.H4"/>
          </calcext:conditional-format>
          <calcext:conditional-format calcext:target-range-address="List1.G48:List1.G48">
            <calcext:condition calcext:apply-style-name="PRAVDA" calcext:value="=1" calcext:base-cell-address="List1.H4"/>
            <calcext:condition calcext:apply-style-name="NEPRAVDA" calcext:value="=0" calcext:base-cell-address="List1.H4"/>
          </calcext:conditional-format>
          <calcext:conditional-format calcext:target-range-address="List1.G49:List1.G49">
            <calcext:condition calcext:apply-style-name="PRAVDA" calcext:value="=1" calcext:base-cell-address="List1.H4"/>
            <calcext:condition calcext:apply-style-name="NEPRAVDA" calcext:value="=0" calcext:base-cell-address="List1.H4"/>
          </calcext:conditional-format>
          <calcext:conditional-format calcext:target-range-address="List1.G50:List1.G50">
            <calcext:condition calcext:apply-style-name="PRAVDA" calcext:value="=1" calcext:base-cell-address="List1.H4"/>
            <calcext:condition calcext:apply-style-name="NEPRAVDA" calcext:value="=0" calcext:base-cell-address="List1.H4"/>
          </calcext:conditional-format>
          <calcext:conditional-format calcext:target-range-address="List1.G51:List1.G51">
            <calcext:condition calcext:apply-style-name="PRAVDA" calcext:value="=1" calcext:base-cell-address="List1.H4"/>
            <calcext:condition calcext:apply-style-name="NEPRAVDA" calcext:value="=0" calcext:base-cell-address="List1.H4"/>
          </calcext:conditional-format>
          <calcext:conditional-format calcext:target-range-address="List1.G52:List1.G52">
            <calcext:condition calcext:apply-style-name="PRAVDA" calcext:value="=1" calcext:base-cell-address="List1.H4"/>
            <calcext:condition calcext:apply-style-name="NEPRAVDA" calcext:value="=0" calcext:base-cell-address="List1.H4"/>
          </calcext:conditional-format>
          <calcext:conditional-format calcext:target-range-address="List1.G53:List1.G53">
            <calcext:condition calcext:apply-style-name="PRAVDA" calcext:value="=1" calcext:base-cell-address="List1.H4"/>
            <calcext:condition calcext:apply-style-name="NEPRAVDA" calcext:value="=0" calcext:base-cell-address="List1.H4"/>
          </calcext:conditional-format>
          <calcext:conditional-format calcext:target-range-address="List1.G54:List1.G54">
            <calcext:condition calcext:apply-style-name="PRAVDA" calcext:value="=1" calcext:base-cell-address="List1.H4"/>
            <calcext:condition calcext:apply-style-name="NEPRAVDA" calcext:value="=0" calcext:base-cell-address="List1.H4"/>
          </calcext:conditional-format>
          <calcext:conditional-format calcext:target-range-address="List1.G55:List1.G55">
            <calcext:condition calcext:apply-style-name="PRAVDA" calcext:value="=1" calcext:base-cell-address="List1.H4"/>
            <calcext:condition calcext:apply-style-name="NEPRAVDA" calcext:value="=0" calcext:base-cell-address="List1.H4"/>
          </calcext:conditional-format>
          <calcext:conditional-format calcext:target-range-address="List1.G56:List1.G56">
            <calcext:condition calcext:apply-style-name="PRAVDA" calcext:value="=1" calcext:base-cell-address="List1.H4"/>
            <calcext:condition calcext:apply-style-name="NEPRAVDA" calcext:value="=0" calcext:base-cell-address="List1.H4"/>
          </calcext:conditional-format>
          <calcext:conditional-format calcext:target-range-address="List1.G57:List1.G57">
            <calcext:condition calcext:apply-style-name="PRAVDA" calcext:value="=1" calcext:base-cell-address="List1.H4"/>
            <calcext:condition calcext:apply-style-name="NEPRAVDA" calcext:value="=0" calcext:base-cell-address="List1.H4"/>
          </calcext:conditional-format>
          <calcext:conditional-format calcext:target-range-address="List1.G60:List1.G60">
            <calcext:condition calcext:apply-style-name="PRAVDA" calcext:value="=1" calcext:base-cell-address="List1.H4"/>
            <calcext:condition calcext:apply-style-name="NEPRAVDA" calcext:value="=0" calcext:base-cell-address="List1.H4"/>
          </calcext:conditional-format>
          <calcext:conditional-format calcext:target-range-address="List1.G61:List1.G61">
            <calcext:condition calcext:apply-style-name="PRAVDA" calcext:value="=1" calcext:base-cell-address="List1.H4"/>
            <calcext:condition calcext:apply-style-name="NEPRAVDA" calcext:value="=0" calcext:base-cell-address="List1.H4"/>
          </calcext:conditional-format>
          <calcext:conditional-format calcext:target-range-address="List1.G62:List1.G62">
            <calcext:condition calcext:apply-style-name="PRAVDA" calcext:value="=1" calcext:base-cell-address="List1.H4"/>
            <calcext:condition calcext:apply-style-name="NEPRAVDA" calcext:value="=0" calcext:base-cell-address="List1.H4"/>
          </calcext:conditional-format>
          <calcext:conditional-format calcext:target-range-address="List1.G63:List1.G63">
            <calcext:condition calcext:apply-style-name="PRAVDA" calcext:value="=1" calcext:base-cell-address="List1.H4"/>
            <calcext:condition calcext:apply-style-name="NEPRAVDA" calcext:value="=0" calcext:base-cell-address="List1.H4"/>
          </calcext:conditional-format>
          <calcext:conditional-format calcext:target-range-address="List1.G64:List1.G64">
            <calcext:condition calcext:apply-style-name="PRAVDA" calcext:value="=1" calcext:base-cell-address="List1.H4"/>
            <calcext:condition calcext:apply-style-name="NEPRAVDA" calcext:value="=0" calcext:base-cell-address="List1.H4"/>
          </calcext:conditional-format>
          <calcext:conditional-format calcext:target-range-address="List1.G65:List1.G65">
            <calcext:condition calcext:apply-style-name="PRAVDA" calcext:value="=1" calcext:base-cell-address="List1.H4"/>
            <calcext:condition calcext:apply-style-name="NEPRAVDA" calcext:value="=0" calcext:base-cell-address="List1.H4"/>
          </calcext:conditional-format>
          <calcext:conditional-format calcext:target-range-address="List1.G66:List1.G66">
            <calcext:condition calcext:apply-style-name="PRAVDA" calcext:value="=1" calcext:base-cell-address="List1.H4"/>
            <calcext:condition calcext:apply-style-name="NEPRAVDA" calcext:value="=0" calcext:base-cell-address="List1.H4"/>
          </calcext:conditional-format>
          <calcext:conditional-format calcext:target-range-address="List1.G67:List1.G67">
            <calcext:condition calcext:apply-style-name="PRAVDA" calcext:value="=1" calcext:base-cell-address="List1.H4"/>
            <calcext:condition calcext:apply-style-name="NEPRAVDA" calcext:value="=0" calcext:base-cell-address="List1.H4"/>
          </calcext:conditional-format>
          <calcext:conditional-format calcext:target-range-address="List1.G68:List1.G68">
            <calcext:condition calcext:apply-style-name="PRAVDA" calcext:value="=1" calcext:base-cell-address="List1.H4"/>
            <calcext:condition calcext:apply-style-name="NEPRAVDA" calcext:value="=0" calcext:base-cell-address="List1.H4"/>
          </calcext:conditional-format>
          <calcext:conditional-format calcext:target-range-address="List1.G69:List1.G69">
            <calcext:condition calcext:apply-style-name="PRAVDA" calcext:value="=1" calcext:base-cell-address="List1.H4"/>
            <calcext:condition calcext:apply-style-name="NEPRAVDA" calcext:value="=0" calcext:base-cell-address="List1.H4"/>
          </calcext:conditional-format>
          <calcext:conditional-format calcext:target-range-address="List1.G70:List1.G70">
            <calcext:condition calcext:apply-style-name="PRAVDA" calcext:value="=1" calcext:base-cell-address="List1.H4"/>
            <calcext:condition calcext:apply-style-name="NEPRAVDA" calcext:value="=0" calcext:base-cell-address="List1.H4"/>
          </calcext:conditional-format>
          <calcext:conditional-format calcext:target-range-address="List1.G71:List1.G71">
            <calcext:condition calcext:apply-style-name="PRAVDA" calcext:value="=1" calcext:base-cell-address="List1.H4"/>
            <calcext:condition calcext:apply-style-name="NEPRAVDA" calcext:value="=0" calcext:base-cell-address="List1.H4"/>
          </calcext:conditional-format>
          <calcext:conditional-format calcext:target-range-address="List1.G72:List1.G72">
            <calcext:condition calcext:apply-style-name="PRAVDA" calcext:value="=1" calcext:base-cell-address="List1.H4"/>
            <calcext:condition calcext:apply-style-name="NEPRAVDA" calcext:value="=0" calcext:base-cell-address="List1.H4"/>
          </calcext:conditional-format>
          <calcext:conditional-format calcext:target-range-address="List1.G73:List1.G73">
            <calcext:condition calcext:apply-style-name="PRAVDA" calcext:value="=1" calcext:base-cell-address="List1.H4"/>
            <calcext:condition calcext:apply-style-name="NEPRAVDA" calcext:value="=0" calcext:base-cell-address="List1.H4"/>
          </calcext:conditional-format>
          <calcext:conditional-format calcext:target-range-address="List1.G73:List1.G73">
            <calcext:condition calcext:apply-style-name="PRAVDA" calcext:value="=1" calcext:base-cell-address="List1.H4"/>
            <calcext:condition calcext:apply-style-name="NEPRAVDA" calcext:value="=0" calcext:base-cell-address="List1.H4"/>
          </calcext:conditional-format>
          <calcext:conditional-format calcext:target-range-address="List1.G74:List1.G74">
            <calcext:condition calcext:apply-style-name="PRAVDA" calcext:value="=1" calcext:base-cell-address="List1.H4"/>
            <calcext:condition calcext:apply-style-name="NEPRAVDA" calcext:value="=0" calcext:base-cell-address="List1.H4"/>
          </calcext:conditional-format>
          <calcext:conditional-format calcext:target-range-address="List1.G75:List1.G75">
            <calcext:condition calcext:apply-style-name="PRAVDA" calcext:value="=1" calcext:base-cell-address="List1.H4"/>
            <calcext:condition calcext:apply-style-name="NEPRAVDA" calcext:value="=0" calcext:base-cell-address="List1.H4"/>
          </calcext:conditional-format>
          <calcext:conditional-format calcext:target-range-address="List1.G76:List1.G76">
            <calcext:condition calcext:apply-style-name="PRAVDA" calcext:value="=1" calcext:base-cell-address="List1.H4"/>
            <calcext:condition calcext:apply-style-name="NEPRAVDA" calcext:value="=0" calcext:base-cell-address="List1.H4"/>
          </calcext:conditional-format>
          <calcext:conditional-format calcext:target-range-address="List1.G77:List1.G77">
            <calcext:condition calcext:apply-style-name="PRAVDA" calcext:value="=1" calcext:base-cell-address="List1.H4"/>
            <calcext:condition calcext:apply-style-name="NEPRAVDA" calcext:value="=0" calcext:base-cell-address="List1.H4"/>
          </calcext:conditional-format>
          <calcext:conditional-format calcext:target-range-address="List1.G78:List1.G78">
            <calcext:condition calcext:apply-style-name="PRAVDA" calcext:value="=1" calcext:base-cell-address="List1.H4"/>
            <calcext:condition calcext:apply-style-name="NEPRAVDA" calcext:value="=0" calcext:base-cell-address="List1.H4"/>
          </calcext:conditional-format>
          <calcext:conditional-format calcext:target-range-address="List1.G81:List1.G81">
            <calcext:condition calcext:apply-style-name="PRAVDA" calcext:value="=1" calcext:base-cell-address="List1.H4"/>
            <calcext:condition calcext:apply-style-name="NEPRAVDA" calcext:value="=0" calcext:base-cell-address="List1.H4"/>
          </calcext:conditional-format>
          <calcext:conditional-format calcext:target-range-address="List1.G82:List1.G82">
            <calcext:condition calcext:apply-style-name="PRAVDA" calcext:value="=1" calcext:base-cell-address="List1.H4"/>
            <calcext:condition calcext:apply-style-name="NEPRAVDA" calcext:value="=0" calcext:base-cell-address="List1.H4"/>
          </calcext:conditional-format>
          <calcext:conditional-format calcext:target-range-address="List1.F80:List1.F80">
            <calcext:condition calcext:apply-style-name="PRAVDA" calcext:value="=1" calcext:base-cell-address="List1.H4"/>
            <calcext:condition calcext:apply-style-name="NEPRAVDA" calcext:value="=0" calcext:base-cell-address="List1.H4"/>
          </calcext:conditional-format>
          <calcext:conditional-format calcext:target-range-address="List1.H80:List1.H80">
            <calcext:condition calcext:apply-style-name="PRAVDA" calcext:value="=1" calcext:base-cell-address="List1.H4"/>
            <calcext:condition calcext:apply-style-name="NEPRAVDA" calcext:value="=0" calcext:base-cell-address="List1.H4"/>
          </calcext:conditional-format>
          <calcext:conditional-format calcext:target-range-address="List1.G80:List1.G80">
            <calcext:condition calcext:apply-style-name="PRAVDA" calcext:value="=1" calcext:base-cell-address="List1.H4"/>
            <calcext:condition calcext:apply-style-name="NEPRAVDA" calcext:value="=0" calcext:base-cell-address="List1.H4"/>
          </calcext:conditional-format>
          <calcext:conditional-format calcext:target-range-address="List1.G79:List1.G79">
            <calcext:condition calcext:apply-style-name="PRAVDA" calcext:value="=1" calcext:base-cell-address="List1.H4"/>
            <calcext:condition calcext:apply-style-name="NEPRAVDA" calcext:value="=0" calcext:base-cell-address="List1.H4"/>
          </calcext:conditional-format>
          <calcext:conditional-format calcext:target-range-address="List1.G83:List1.G83">
            <calcext:condition calcext:apply-style-name="PRAVDA" calcext:value="=1" calcext:base-cell-address="List1.H4"/>
            <calcext:condition calcext:apply-style-name="NEPRAVDA" calcext:value="=0" calcext:base-cell-address="List1.H4"/>
          </calcext:conditional-format>
          <calcext:conditional-format calcext:target-range-address="List1.G84:List1.G84">
            <calcext:condition calcext:apply-style-name="PRAVDA" calcext:value="=1" calcext:base-cell-address="List1.H4"/>
            <calcext:condition calcext:apply-style-name="NEPRAVDA" calcext:value="=0" calcext:base-cell-address="List1.H4"/>
          </calcext:conditional-format>
          <calcext:conditional-format calcext:target-range-address="List1.G85:List1.G85">
            <calcext:condition calcext:apply-style-name="PRAVDA" calcext:value="=1" calcext:base-cell-address="List1.H4"/>
            <calcext:condition calcext:apply-style-name="NEPRAVDA" calcext:value="=0" calcext:base-cell-address="List1.H4"/>
          </calcext:conditional-format>
          <calcext:conditional-format calcext:target-range-address="List1.G86:List1.G86">
            <calcext:condition calcext:apply-style-name="PRAVDA" calcext:value="=1" calcext:base-cell-address="List1.H4"/>
            <calcext:condition calcext:apply-style-name="NEPRAVDA" calcext:value="=0" calcext:base-cell-address="List1.H4"/>
          </calcext:conditional-format>
          <calcext:conditional-format calcext:target-range-address="List1.G87:List1.G87">
            <calcext:condition calcext:apply-style-name="PRAVDA" calcext:value="=1" calcext:base-cell-address="List1.H4"/>
            <calcext:condition calcext:apply-style-name="NEPRAVDA" calcext:value="=0" calcext:base-cell-address="List1.H4"/>
          </calcext:conditional-format>
          <calcext:conditional-format calcext:target-range-address="List1.G88:List1.G88">
            <calcext:condition calcext:apply-style-name="PRAVDA" calcext:value="=1" calcext:base-cell-address="List1.H4"/>
            <calcext:condition calcext:apply-style-name="NEPRAVDA" calcext:value="=0" calcext:base-cell-address="List1.H4"/>
          </calcext:conditional-format>
          <calcext:conditional-format calcext:target-range-address="List1.G89:List1.G89">
            <calcext:condition calcext:apply-style-name="PRAVDA" calcext:value="=1" calcext:base-cell-address="List1.H4"/>
            <calcext:condition calcext:apply-style-name="NEPRAVDA" calcext:value="=0" calcext:base-cell-address="List1.H4"/>
          </calcext:conditional-format>
          <calcext:conditional-format calcext:target-range-address="List1.G94:List1.G94">
            <calcext:condition calcext:apply-style-name="PRAVDA" calcext:value="=1" calcext:base-cell-address="List1.H4"/>
            <calcext:condition calcext:apply-style-name="NEPRAVDA" calcext:value="=0" calcext:base-cell-address="List1.H4"/>
          </calcext:conditional-format>
          <calcext:conditional-format calcext:target-range-address="List1.G95:List1.G95">
            <calcext:condition calcext:apply-style-name="PRAVDA" calcext:value="=1" calcext:base-cell-address="List1.H4"/>
            <calcext:condition calcext:apply-style-name="NEPRAVDA" calcext:value="=0" calcext:base-cell-address="List1.H4"/>
          </calcext:conditional-format>
          <calcext:conditional-format calcext:target-range-address="List1.G90:List1.G90">
            <calcext:condition calcext:apply-style-name="PRAVDA" calcext:value="=1" calcext:base-cell-address="List1.H4"/>
            <calcext:condition calcext:apply-style-name="NEPRAVDA" calcext:value="=0" calcext:base-cell-address="List1.H4"/>
          </calcext:conditional-format>
          <calcext:conditional-format calcext:target-range-address="List1.G91:List1.G91">
            <calcext:condition calcext:apply-style-name="PRAVDA" calcext:value="=1" calcext:base-cell-address="List1.H4"/>
            <calcext:condition calcext:apply-style-name="NEPRAVDA" calcext:value="=0" calcext:base-cell-address="List1.H4"/>
          </calcext:conditional-format>
          <calcext:conditional-format calcext:target-range-address="List1.G92:List1.G92">
            <calcext:condition calcext:apply-style-name="PRAVDA" calcext:value="=1" calcext:base-cell-address="List1.H4"/>
            <calcext:condition calcext:apply-style-name="NEPRAVDA" calcext:value="=0" calcext:base-cell-address="List1.H4"/>
          </calcext:conditional-format>
          <calcext:conditional-format calcext:target-range-address="List1.G93:List1.G93">
            <calcext:condition calcext:apply-style-name="PRAVDA" calcext:value="=1" calcext:base-cell-address="List1.H4"/>
            <calcext:condition calcext:apply-style-name="NEPRAVDA" calcext:value="=0" calcext:base-cell-address="List1.H4"/>
          </calcext:conditional-format>
          <calcext:conditional-format calcext:target-range-address="List1.G96:List1.G96">
            <calcext:condition calcext:apply-style-name="PRAVDA" calcext:value="=1" calcext:base-cell-address="List1.H4"/>
            <calcext:condition calcext:apply-style-name="NEPRAVDA" calcext:value="=0" calcext:base-cell-address="List1.H4"/>
          </calcext:conditional-format>
          <calcext:conditional-format calcext:target-range-address="List1.G97:List1.G97">
            <calcext:condition calcext:apply-style-name="PRAVDA" calcext:value="=1" calcext:base-cell-address="List1.H4"/>
            <calcext:condition calcext:apply-style-name="NEPRAVDA" calcext:value="=0" calcext:base-cell-address="List1.H4"/>
          </calcext:conditional-format>
          <calcext:conditional-format calcext:target-range-address="List1.G98:List1.G98">
            <calcext:condition calcext:apply-style-name="PRAVDA" calcext:value="=1" calcext:base-cell-address="List1.H4"/>
            <calcext:condition calcext:apply-style-name="NEPRAVDA" calcext:value="=0" calcext:base-cell-address="List1.H4"/>
          </calcext:conditional-format>
          <calcext:conditional-format calcext:target-range-address="List1.G99:List1.G99">
            <calcext:condition calcext:apply-style-name="PRAVDA" calcext:value="=1" calcext:base-cell-address="List1.H4"/>
            <calcext:condition calcext:apply-style-name="NEPRAVDA" calcext:value="=0" calcext:base-cell-address="List1.H4"/>
          </calcext:conditional-format>
          <calcext:conditional-format calcext:target-range-address="List1.G100:List1.G100">
            <calcext:condition calcext:apply-style-name="PRAVDA" calcext:value="=1" calcext:base-cell-address="List1.H4"/>
            <calcext:condition calcext:apply-style-name="NEPRAVDA" calcext:value="=0" calcext:base-cell-address="List1.H4"/>
          </calcext:conditional-format>
          <calcext:conditional-format calcext:target-range-address="List1.G101:List1.G101">
            <calcext:condition calcext:apply-style-name="PRAVDA" calcext:value="=1" calcext:base-cell-address="List1.H4"/>
            <calcext:condition calcext:apply-style-name="NEPRAVDA" calcext:value="=0" calcext:base-cell-address="List1.H4"/>
          </calcext:conditional-format>
          <calcext:conditional-format calcext:target-range-address="List1.G103:List1.G103">
            <calcext:condition calcext:apply-style-name="PRAVDA" calcext:value="=1" calcext:base-cell-address="List1.H4"/>
            <calcext:condition calcext:apply-style-name="NEPRAVDA" calcext:value="=0" calcext:base-cell-address="List1.H4"/>
          </calcext:conditional-format>
          <calcext:conditional-format calcext:target-range-address="List1.G104:List1.G104">
            <calcext:condition calcext:apply-style-name="PRAVDA" calcext:value="=1" calcext:base-cell-address="List1.H4"/>
            <calcext:condition calcext:apply-style-name="NEPRAVDA" calcext:value="=0" calcext:base-cell-address="List1.H4"/>
          </calcext:conditional-format>
          <calcext:conditional-format calcext:target-range-address="List1.G101:List1.G101">
            <calcext:condition calcext:apply-style-name="PRAVDA" calcext:value="=1" calcext:base-cell-address="List1.H4"/>
            <calcext:condition calcext:apply-style-name="NEPRAVDA" calcext:value="=0" calcext:base-cell-address="List1.H4"/>
          </calcext:conditional-format>
          <calcext:conditional-format calcext:target-range-address="List1.G102:List1.G102">
            <calcext:condition calcext:apply-style-name="PRAVDA" calcext:value="=1" calcext:base-cell-address="List1.H4"/>
            <calcext:condition calcext:apply-style-name="NEPRAVDA" calcext:value="=0" calcext:base-cell-address="List1.H4"/>
          </calcext:conditional-format>
          <calcext:conditional-format calcext:target-range-address="List1.G105:List1.G105">
            <calcext:condition calcext:apply-style-name="PRAVDA" calcext:value="=1" calcext:base-cell-address="List1.H4"/>
            <calcext:condition calcext:apply-style-name="NEPRAVDA" calcext:value="=0" calcext:base-cell-address="List1.H4"/>
          </calcext:conditional-format>
          <calcext:conditional-format calcext:target-range-address="List1.G106:List1.G106">
            <calcext:condition calcext:apply-style-name="PRAVDA" calcext:value="=1" calcext:base-cell-address="List1.H4"/>
            <calcext:condition calcext:apply-style-name="NEPRAVDA" calcext:value="=0" calcext:base-cell-address="List1.H4"/>
          </calcext:conditional-format>
          <calcext:conditional-format calcext:target-range-address="List1.G107:List1.G107">
            <calcext:condition calcext:apply-style-name="PRAVDA" calcext:value="=1" calcext:base-cell-address="List1.H4"/>
            <calcext:condition calcext:apply-style-name="NEPRAVDA" calcext:value="=0" calcext:base-cell-address="List1.H4"/>
          </calcext:conditional-format>
          <calcext:conditional-format calcext:target-range-address="List1.G108:List1.G108">
            <calcext:condition calcext:apply-style-name="PRAVDA" calcext:value="=1" calcext:base-cell-address="List1.H4"/>
            <calcext:condition calcext:apply-style-name="NEPRAVDA" calcext:value="=0" calcext:base-cell-address="List1.H4"/>
          </calcext:conditional-format>
          <calcext:conditional-format calcext:target-range-address="List1.G109:List1.G109">
            <calcext:condition calcext:apply-style-name="PRAVDA" calcext:value="=1" calcext:base-cell-address="List1.H4"/>
            <calcext:condition calcext:apply-style-name="NEPRAVDA" calcext:value="=0" calcext:base-cell-address="List1.H4"/>
          </calcext:conditional-format>
          <calcext:conditional-format calcext:target-range-address="List1.G110:List1.G110">
            <calcext:condition calcext:apply-style-name="PRAVDA" calcext:value="=1" calcext:base-cell-address="List1.H4"/>
            <calcext:condition calcext:apply-style-name="NEPRAVDA" calcext:value="=0" calcext:base-cell-address="List1.H4"/>
          </calcext:conditional-format>
          <calcext:conditional-format calcext:target-range-address="List1.G111:List1.G111">
            <calcext:condition calcext:apply-style-name="PRAVDA" calcext:value="=1" calcext:base-cell-address="List1.H4"/>
            <calcext:condition calcext:apply-style-name="NEPRAVDA" calcext:value="=0" calcext:base-cell-address="List1.H4"/>
          </calcext:conditional-format>
          <calcext:conditional-format calcext:target-range-address="List1.G112:List1.G112">
            <calcext:condition calcext:apply-style-name="PRAVDA" calcext:value="=1" calcext:base-cell-address="List1.H4"/>
            <calcext:condition calcext:apply-style-name="NEPRAVDA" calcext:value="=0" calcext:base-cell-address="List1.H4"/>
          </calcext:conditional-format>
          <calcext:conditional-format calcext:target-range-address="List1.G113:List1.G113">
            <calcext:condition calcext:apply-style-name="PRAVDA" calcext:value="=1" calcext:base-cell-address="List1.H4"/>
            <calcext:condition calcext:apply-style-name="NEPRAVDA" calcext:value="=0" calcext:base-cell-address="List1.H4"/>
          </calcext:conditional-format>
          <calcext:conditional-format calcext:target-range-address="List1.G114:List1.G114">
            <calcext:condition calcext:apply-style-name="PRAVDA" calcext:value="=1" calcext:base-cell-address="List1.H4"/>
            <calcext:condition calcext:apply-style-name="NEPRAVDA" calcext:value="=0" calcext:base-cell-address="List1.H4"/>
          </calcext:conditional-format>
          <calcext:conditional-format calcext:target-range-address="List1.G115:List1.G115">
            <calcext:condition calcext:apply-style-name="PRAVDA" calcext:value="=1" calcext:base-cell-address="List1.H4"/>
            <calcext:condition calcext:apply-style-name="NEPRAVDA" calcext:value="=0" calcext:base-cell-address="List1.H4"/>
          </calcext:conditional-format>
          <calcext:conditional-format calcext:target-range-address="List1.G116:List1.G116">
            <calcext:condition calcext:apply-style-name="PRAVDA" calcext:value="=1" calcext:base-cell-address="List1.H4"/>
            <calcext:condition calcext:apply-style-name="NEPRAVDA" calcext:value="=0" calcext:base-cell-address="List1.H4"/>
          </calcext:conditional-format>
          <calcext:conditional-format calcext:target-range-address="List1.G117:List1.G117">
            <calcext:condition calcext:apply-style-name="PRAVDA" calcext:value="=1" calcext:base-cell-address="List1.H4"/>
            <calcext:condition calcext:apply-style-name="NEPRAVDA" calcext:value="=0" calcext:base-cell-address="List1.H4"/>
          </calcext:conditional-format>
          <calcext:conditional-format calcext:target-range-address="List1.G118:List1.G118">
            <calcext:condition calcext:apply-style-name="PRAVDA" calcext:value="=1" calcext:base-cell-address="List1.H4"/>
            <calcext:condition calcext:apply-style-name="NEPRAVDA" calcext:value="=0" calcext:base-cell-address="List1.H4"/>
          </calcext:conditional-format>
          <calcext:conditional-format calcext:target-range-address="List1.G119:List1.G119">
            <calcext:condition calcext:apply-style-name="PRAVDA" calcext:value="=1" calcext:base-cell-address="List1.H4"/>
            <calcext:condition calcext:apply-style-name="NEPRAVDA" calcext:value="=0" calcext:base-cell-address="List1.H4"/>
          </calcext:conditional-format>
          <calcext:conditional-format calcext:target-range-address="List1.G120:List1.G120">
            <calcext:condition calcext:apply-style-name="PRAVDA" calcext:value="=1" calcext:base-cell-address="List1.H4"/>
            <calcext:condition calcext:apply-style-name="NEPRAVDA" calcext:value="=0" calcext:base-cell-address="List1.H4"/>
          </calcext:conditional-format>
          <calcext:conditional-format calcext:target-range-address="List1.G121:List1.G121">
            <calcext:condition calcext:apply-style-name="PRAVDA" calcext:value="=1" calcext:base-cell-address="List1.H4"/>
            <calcext:condition calcext:apply-style-name="NEPRAVDA" calcext:value="=0" calcext:base-cell-address="List1.H4"/>
          </calcext:conditional-format>
          <calcext:conditional-format calcext:target-range-address="List1.G122:List1.G122">
            <calcext:condition calcext:apply-style-name="PRAVDA" calcext:value="=1" calcext:base-cell-address="List1.H4"/>
            <calcext:condition calcext:apply-style-name="NEPRAVDA" calcext:value="=0" calcext:base-cell-address="List1.H4"/>
          </calcext:conditional-format>
          <calcext:conditional-format calcext:target-range-address="List1.G134:List1.G134">
            <calcext:condition calcext:apply-style-name="PRAVDA" calcext:value="=1" calcext:base-cell-address="List1.H4"/>
            <calcext:condition calcext:apply-style-name="NEPRAVDA" calcext:value="=0" calcext:base-cell-address="List1.H4"/>
          </calcext:conditional-format>
          <calcext:conditional-format calcext:target-range-address="List1.G135:List1.G135">
            <calcext:condition calcext:apply-style-name="PRAVDA" calcext:value="=1" calcext:base-cell-address="List1.H4"/>
            <calcext:condition calcext:apply-style-name="NEPRAVDA" calcext:value="=0" calcext:base-cell-address="List1.H4"/>
          </calcext:conditional-format>
          <calcext:conditional-format calcext:target-range-address="List1.G136:List1.G136">
            <calcext:condition calcext:apply-style-name="PRAVDA" calcext:value="=1" calcext:base-cell-address="List1.H4"/>
            <calcext:condition calcext:apply-style-name="NEPRAVDA" calcext:value="=0" calcext:base-cell-address="List1.H4"/>
          </calcext:conditional-format>
          <calcext:conditional-format calcext:target-range-address="List1.G137:List1.G137">
            <calcext:condition calcext:apply-style-name="PRAVDA" calcext:value="=1" calcext:base-cell-address="List1.H4"/>
            <calcext:condition calcext:apply-style-name="NEPRAVDA" calcext:value="=0" calcext:base-cell-address="List1.H4"/>
          </calcext:conditional-format>
          <calcext:conditional-format calcext:target-range-address="List1.G179:List1.G179">
            <calcext:condition calcext:apply-style-name="PRAVDA" calcext:value="=1" calcext:base-cell-address="List1.H4"/>
            <calcext:condition calcext:apply-style-name="NEPRAVDA" calcext:value="=0" calcext:base-cell-address="List1.H4"/>
          </calcext:conditional-format>
          <calcext:conditional-format calcext:target-range-address="List1.G180:List1.G180">
            <calcext:condition calcext:apply-style-name="PRAVDA" calcext:value="=1" calcext:base-cell-address="List1.H4"/>
            <calcext:condition calcext:apply-style-name="NEPRAVDA" calcext:value="=0" calcext:base-cell-address="List1.H4"/>
          </calcext:conditional-format>
          <calcext:conditional-format calcext:target-range-address="List1.G181:List1.G181">
            <calcext:condition calcext:apply-style-name="PRAVDA" calcext:value="=1" calcext:base-cell-address="List1.H4"/>
            <calcext:condition calcext:apply-style-name="NEPRAVDA" calcext:value="=0" calcext:base-cell-address="List1.H4"/>
          </calcext:conditional-format>
          <calcext:conditional-format calcext:target-range-address="List1.G182:List1.G182">
            <calcext:condition calcext:apply-style-name="PRAVDA" calcext:value="=1" calcext:base-cell-address="List1.H4"/>
            <calcext:condition calcext:apply-style-name="NEPRAVDA" calcext:value="=0" calcext:base-cell-address="List1.H4"/>
          </calcext:conditional-format>
          <calcext:conditional-format calcext:target-range-address="List1.G183:List1.G183">
            <calcext:condition calcext:apply-style-name="PRAVDA" calcext:value="=1" calcext:base-cell-address="List1.H4"/>
            <calcext:condition calcext:apply-style-name="NEPRAVDA" calcext:value="=0" calcext:base-cell-address="List1.H4"/>
          </calcext:conditional-format>
          <calcext:conditional-format calcext:target-range-address="List1.G184:List1.G184">
            <calcext:condition calcext:apply-style-name="PRAVDA" calcext:value="=1" calcext:base-cell-address="List1.H4"/>
            <calcext:condition calcext:apply-style-name="NEPRAVDA" calcext:value="=0" calcext:base-cell-address="List1.H4"/>
          </calcext:conditional-format>
          <calcext:conditional-format calcext:target-range-address="List1.G185:List1.G185">
            <calcext:condition calcext:apply-style-name="PRAVDA" calcext:value="=1" calcext:base-cell-address="List1.H4"/>
            <calcext:condition calcext:apply-style-name="NEPRAVDA" calcext:value="=0" calcext:base-cell-address="List1.H4"/>
          </calcext:conditional-format>
          <calcext:conditional-format calcext:target-range-address="List1.G186:List1.G186">
            <calcext:condition calcext:apply-style-name="PRAVDA" calcext:value="=1" calcext:base-cell-address="List1.H4"/>
            <calcext:condition calcext:apply-style-name="NEPRAVDA" calcext:value="=0" calcext:base-cell-address="List1.H4"/>
          </calcext:conditional-format>
          <calcext:conditional-format calcext:target-range-address="List1.G187:List1.G187">
            <calcext:condition calcext:apply-style-name="PRAVDA" calcext:value="=1" calcext:base-cell-address="List1.H4"/>
            <calcext:condition calcext:apply-style-name="NEPRAVDA" calcext:value="=0" calcext:base-cell-address="List1.H4"/>
          </calcext:conditional-format>
          <calcext:conditional-format calcext:target-range-address="List1.G188:List1.G188">
            <calcext:condition calcext:apply-style-name="PRAVDA" calcext:value="=1" calcext:base-cell-address="List1.H4"/>
            <calcext:condition calcext:apply-style-name="NEPRAVDA" calcext:value="=0" calcext:base-cell-address="List1.H4"/>
          </calcext:conditional-format>
          <calcext:conditional-format calcext:target-range-address="List1.G189:List1.G189">
            <calcext:condition calcext:apply-style-name="PRAVDA" calcext:value="=1" calcext:base-cell-address="List1.H4"/>
            <calcext:condition calcext:apply-style-name="NEPRAVDA" calcext:value="=0" calcext:base-cell-address="List1.H4"/>
          </calcext:conditional-format>
          <calcext:conditional-format calcext:target-range-address="List1.G190:List1.G190">
            <calcext:condition calcext:apply-style-name="PRAVDA" calcext:value="=1" calcext:base-cell-address="List1.H4"/>
            <calcext:condition calcext:apply-style-name="NEPRAVDA" calcext:value="=0" calcext:base-cell-address="List1.H4"/>
          </calcext:conditional-format>
          <calcext:conditional-format calcext:target-range-address="List1.G191:List1.G191">
            <calcext:condition calcext:apply-style-name="PRAVDA" calcext:value="=1" calcext:base-cell-address="List1.H4"/>
            <calcext:condition calcext:apply-style-name="NEPRAVDA" calcext:value="=0" calcext:base-cell-address="List1.H4"/>
          </calcext:conditional-format>
          <calcext:conditional-format calcext:target-range-address="List1.G192:List1.G192">
            <calcext:condition calcext:apply-style-name="PRAVDA" calcext:value="=1" calcext:base-cell-address="List1.H4"/>
            <calcext:condition calcext:apply-style-name="NEPRAVDA" calcext:value="=0" calcext:base-cell-address="List1.H4"/>
          </calcext:conditional-format>
          <calcext:conditional-format calcext:target-range-address="List1.G193:List1.G193">
            <calcext:condition calcext:apply-style-name="PRAVDA" calcext:value="=1" calcext:base-cell-address="List1.H4"/>
            <calcext:condition calcext:apply-style-name="NEPRAVDA" calcext:value="=0" calcext:base-cell-address="List1.H4"/>
          </calcext:conditional-format>
          <calcext:conditional-format calcext:target-range-address="List1.G194:List1.G194">
            <calcext:condition calcext:apply-style-name="PRAVDA" calcext:value="=1" calcext:base-cell-address="List1.H4"/>
            <calcext:condition calcext:apply-style-name="NEPRAVDA" calcext:value="=0" calcext:base-cell-address="List1.H4"/>
          </calcext:conditional-format>
          <calcext:conditional-format calcext:target-range-address="List1.G195:List1.G195">
            <calcext:condition calcext:apply-style-name="PRAVDA" calcext:value="=1" calcext:base-cell-address="List1.H4"/>
            <calcext:condition calcext:apply-style-name="NEPRAVDA" calcext:value="=0" calcext:base-cell-address="List1.H4"/>
          </calcext:conditional-format>
          <calcext:conditional-format calcext:target-range-address="List1.G196:List1.G196">
            <calcext:condition calcext:apply-style-name="PRAVDA" calcext:value="=1" calcext:base-cell-address="List1.H4"/>
            <calcext:condition calcext:apply-style-name="NEPRAVDA" calcext:value="=0" calcext:base-cell-address="List1.H4"/>
          </calcext:conditional-format>
          <calcext:conditional-format calcext:target-range-address="List1.G197:List1.G197">
            <calcext:condition calcext:apply-style-name="PRAVDA" calcext:value="=1" calcext:base-cell-address="List1.H4"/>
            <calcext:condition calcext:apply-style-name="NEPRAVDA" calcext:value="=0" calcext:base-cell-address="List1.H4"/>
          </calcext:conditional-format>
          <calcext:conditional-format calcext:target-range-address="List1.G198:List1.G198">
            <calcext:condition calcext:apply-style-name="PRAVDA" calcext:value="=1" calcext:base-cell-address="List1.H4"/>
            <calcext:condition calcext:apply-style-name="NEPRAVDA" calcext:value="=0" calcext:base-cell-address="List1.H4"/>
          </calcext:conditional-format>
          <calcext:conditional-format calcext:target-range-address="List1.G199:List1.G199">
            <calcext:condition calcext:apply-style-name="PRAVDA" calcext:value="=1" calcext:base-cell-address="List1.H4"/>
            <calcext:condition calcext:apply-style-name="NEPRAVDA" calcext:value="=0" calcext:base-cell-address="List1.H4"/>
          </calcext:conditional-format>
          <calcext:conditional-format calcext:target-range-address="List1.G200:List1.G200">
            <calcext:condition calcext:apply-style-name="PRAVDA" calcext:value="=1" calcext:base-cell-address="List1.H4"/>
            <calcext:condition calcext:apply-style-name="NEPRAVDA" calcext:value="=0" calcext:base-cell-address="List1.H4"/>
          </calcext:conditional-format>
          <calcext:conditional-format calcext:target-range-address="List1.G201:List1.G201">
            <calcext:condition calcext:apply-style-name="PRAVDA" calcext:value="=1" calcext:base-cell-address="List1.H4"/>
            <calcext:condition calcext:apply-style-name="NEPRAVDA" calcext:value="=0" calcext:base-cell-address="List1.H4"/>
          </calcext:conditional-format>
          <calcext:conditional-format calcext:target-range-address="List1.G202:List1.G202">
            <calcext:condition calcext:apply-style-name="PRAVDA" calcext:value="=1" calcext:base-cell-address="List1.H4"/>
            <calcext:condition calcext:apply-style-name="NEPRAVDA" calcext:value="=0" calcext:base-cell-address="List1.H4"/>
          </calcext:conditional-format>
          <calcext:conditional-format calcext:target-range-address="List1.G203:List1.G203">
            <calcext:condition calcext:apply-style-name="PRAVDA" calcext:value="=1" calcext:base-cell-address="List1.H4"/>
            <calcext:condition calcext:apply-style-name="NEPRAVDA" calcext:value="=0" calcext:base-cell-address="List1.H4"/>
          </calcext:conditional-format>
          <calcext:conditional-format calcext:target-range-address="List1.G204:List1.G204">
            <calcext:condition calcext:apply-style-name="PRAVDA" calcext:value="=1" calcext:base-cell-address="List1.H4"/>
            <calcext:condition calcext:apply-style-name="NEPRAVDA" calcext:value="=0" calcext:base-cell-address="List1.H4"/>
          </calcext:conditional-format>
          <calcext:conditional-format calcext:target-range-address="List1.G205:List1.G205">
            <calcext:condition calcext:apply-style-name="PRAVDA" calcext:value="=1" calcext:base-cell-address="List1.H4"/>
            <calcext:condition calcext:apply-style-name="NEPRAVDA" calcext:value="=0" calcext:base-cell-address="List1.H4"/>
          </calcext:conditional-format>
          <calcext:conditional-format calcext:target-range-address="List1.G206:List1.G206">
            <calcext:condition calcext:apply-style-name="PRAVDA" calcext:value="=1" calcext:base-cell-address="List1.H4"/>
            <calcext:condition calcext:apply-style-name="NEPRAVDA" calcext:value="=0" calcext:base-cell-address="List1.H4"/>
          </calcext:conditional-format>
          <calcext:conditional-format calcext:target-range-address="List1.G207:List1.G207">
            <calcext:condition calcext:apply-style-name="PRAVDA" calcext:value="=1" calcext:base-cell-address="List1.H4"/>
            <calcext:condition calcext:apply-style-name="NEPRAVDA" calcext:value="=0" calcext:base-cell-address="List1.H4"/>
          </calcext:conditional-format>
          <calcext:conditional-format calcext:target-range-address="List1.G208:List1.G208">
            <calcext:condition calcext:apply-style-name="PRAVDA" calcext:value="=1" calcext:base-cell-address="List1.H4"/>
            <calcext:condition calcext:apply-style-name="NEPRAVDA" calcext:value="=0" calcext:base-cell-address="List1.H4"/>
          </calcext:conditional-format>
          <calcext:conditional-format calcext:target-range-address="List1.G209:List1.G209">
            <calcext:condition calcext:apply-style-name="PRAVDA" calcext:value="=1" calcext:base-cell-address="List1.H4"/>
            <calcext:condition calcext:apply-style-name="NEPRAVDA" calcext:value="=0" calcext:base-cell-address="List1.H4"/>
          </calcext:conditional-format>
          <calcext:conditional-format calcext:target-range-address="List1.G210:List1.G210">
            <calcext:condition calcext:apply-style-name="PRAVDA" calcext:value="=1" calcext:base-cell-address="List1.H4"/>
            <calcext:condition calcext:apply-style-name="NEPRAVDA" calcext:value="=0" calcext:base-cell-address="List1.H4"/>
          </calcext:conditional-format>
          <calcext:conditional-format calcext:target-range-address="List1.G211:List1.G211">
            <calcext:condition calcext:apply-style-name="PRAVDA" calcext:value="=1" calcext:base-cell-address="List1.H4"/>
            <calcext:condition calcext:apply-style-name="NEPRAVDA" calcext:value="=0" calcext:base-cell-address="List1.H4"/>
          </calcext:conditional-format>
          <calcext:conditional-format calcext:target-range-address="List1.G212:List1.G212">
            <calcext:condition calcext:apply-style-name="PRAVDA" calcext:value="=1" calcext:base-cell-address="List1.H4"/>
            <calcext:condition calcext:apply-style-name="NEPRAVDA" calcext:value="=0" calcext:base-cell-address="List1.H4"/>
          </calcext:conditional-format>
          <calcext:conditional-format calcext:target-range-address="List1.G213:List1.G213">
            <calcext:condition calcext:apply-style-name="PRAVDA" calcext:value="=1" calcext:base-cell-address="List1.H4"/>
            <calcext:condition calcext:apply-style-name="NEPRAVDA" calcext:value="=0" calcext:base-cell-address="List1.H4"/>
          </calcext:conditional-format>
          <calcext:conditional-format calcext:target-range-address="List1.G214:List1.G214">
            <calcext:condition calcext:apply-style-name="PRAVDA" calcext:value="=1" calcext:base-cell-address="List1.H4"/>
            <calcext:condition calcext:apply-style-name="NEPRAVDA" calcext:value="=0" calcext:base-cell-address="List1.H4"/>
          </calcext:conditional-format>
          <calcext:conditional-format calcext:target-range-address="List1.G215:List1.G215">
            <calcext:condition calcext:apply-style-name="PRAVDA" calcext:value="=1" calcext:base-cell-address="List1.H4"/>
            <calcext:condition calcext:apply-style-name="NEPRAVDA" calcext:value="=0" calcext:base-cell-address="List1.H4"/>
          </calcext:conditional-format>
          <calcext:conditional-format calcext:target-range-address="List1.G216:List1.G216">
            <calcext:condition calcext:apply-style-name="PRAVDA" calcext:value="=1" calcext:base-cell-address="List1.H4"/>
            <calcext:condition calcext:apply-style-name="NEPRAVDA" calcext:value="=0" calcext:base-cell-address="List1.H4"/>
          </calcext:conditional-format>
          <calcext:conditional-format calcext:target-range-address="List1.G217:List1.G217">
            <calcext:condition calcext:apply-style-name="PRAVDA" calcext:value="=1" calcext:base-cell-address="List1.H4"/>
            <calcext:condition calcext:apply-style-name="NEPRAVDA" calcext:value="=0" calcext:base-cell-address="List1.H4"/>
          </calcext:conditional-format>
          <calcext:conditional-format calcext:target-range-address="List1.G218:List1.G218">
            <calcext:condition calcext:apply-style-name="PRAVDA" calcext:value="=1" calcext:base-cell-address="List1.H4"/>
            <calcext:condition calcext:apply-style-name="NEPRAVDA" calcext:value="=0" calcext:base-cell-address="List1.H4"/>
          </calcext:conditional-format>
          <calcext:conditional-format calcext:target-range-address="List1.G219:List1.G219">
            <calcext:condition calcext:apply-style-name="PRAVDA" calcext:value="=1" calcext:base-cell-address="List1.H4"/>
            <calcext:condition calcext:apply-style-name="NEPRAVDA" calcext:value="=0" calcext:base-cell-address="List1.H4"/>
          </calcext:conditional-format>
          <calcext:conditional-format calcext:target-range-address="List1.G220:List1.G220">
            <calcext:condition calcext:apply-style-name="PRAVDA" calcext:value="=1" calcext:base-cell-address="List1.H4"/>
            <calcext:condition calcext:apply-style-name="NEPRAVDA" calcext:value="=0" calcext:base-cell-address="List1.H4"/>
          </calcext:conditional-format>
          <calcext:conditional-format calcext:target-range-address="List1.G221:List1.G221">
            <calcext:condition calcext:apply-style-name="PRAVDA" calcext:value="=1" calcext:base-cell-address="List1.H4"/>
            <calcext:condition calcext:apply-style-name="NEPRAVDA" calcext:value="=0" calcext:base-cell-address="List1.H4"/>
          </calcext:conditional-format>
          <calcext:conditional-format calcext:target-range-address="List1.G222:List1.G222">
            <calcext:condition calcext:apply-style-name="PRAVDA" calcext:value="=1" calcext:base-cell-address="List1.H4"/>
            <calcext:condition calcext:apply-style-name="NEPRAVDA" calcext:value="=0" calcext:base-cell-address="List1.H4"/>
          </calcext:conditional-format>
          <calcext:conditional-format calcext:target-range-address="List1.G223:List1.G223">
            <calcext:condition calcext:apply-style-name="PRAVDA" calcext:value="=1" calcext:base-cell-address="List1.H4"/>
            <calcext:condition calcext:apply-style-name="NEPRAVDA" calcext:value="=0" calcext:base-cell-address="List1.H4"/>
          </calcext:conditional-format>
          <calcext:conditional-format calcext:target-range-address="List1.G224:List1.G224">
            <calcext:condition calcext:apply-style-name="PRAVDA" calcext:value="=1" calcext:base-cell-address="List1.H4"/>
            <calcext:condition calcext:apply-style-name="NEPRAVDA" calcext:value="=0" calcext:base-cell-address="List1.H4"/>
          </calcext:conditional-format>
          <calcext:conditional-format calcext:target-range-address="List1.G225:List1.G225">
            <calcext:condition calcext:apply-style-name="PRAVDA" calcext:value="=1" calcext:base-cell-address="List1.H4"/>
            <calcext:condition calcext:apply-style-name="NEPRAVDA" calcext:value="=0" calcext:base-cell-address="List1.H4"/>
          </calcext:conditional-format>
          <calcext:conditional-format calcext:target-range-address="List1.G226:List1.G226">
            <calcext:condition calcext:apply-style-name="PRAVDA" calcext:value="=1" calcext:base-cell-address="List1.H4"/>
            <calcext:condition calcext:apply-style-name="NEPRAVDA" calcext:value="=0" calcext:base-cell-address="List1.H4"/>
          </calcext:conditional-format>
          <calcext:conditional-format calcext:target-range-address="List1.G227:List1.G227">
            <calcext:condition calcext:apply-style-name="PRAVDA" calcext:value="=1" calcext:base-cell-address="List1.H4"/>
            <calcext:condition calcext:apply-style-name="NEPRAVDA" calcext:value="=0" calcext:base-cell-address="List1.H4"/>
          </calcext:conditional-format>
          <calcext:conditional-format calcext:target-range-address="List1.G228:List1.G228">
            <calcext:condition calcext:apply-style-name="PRAVDA" calcext:value="=1" calcext:base-cell-address="List1.H4"/>
            <calcext:condition calcext:apply-style-name="NEPRAVDA" calcext:value="=0" calcext:base-cell-address="List1.H4"/>
          </calcext:conditional-format>
          <calcext:conditional-format calcext:target-range-address="List1.G229:List1.G229">
            <calcext:condition calcext:apply-style-name="PRAVDA" calcext:value="=1" calcext:base-cell-address="List1.H4"/>
            <calcext:condition calcext:apply-style-name="NEPRAVDA" calcext:value="=0" calcext:base-cell-address="List1.H4"/>
          </calcext:conditional-format>
          <calcext:conditional-format calcext:target-range-address="List1.G230:List1.G230">
            <calcext:condition calcext:apply-style-name="PRAVDA" calcext:value="=1" calcext:base-cell-address="List1.H4"/>
            <calcext:condition calcext:apply-style-name="NEPRAVDA" calcext:value="=0" calcext:base-cell-address="List1.H4"/>
          </calcext:conditional-format>
          <calcext:conditional-format calcext:target-range-address="List1.G231:List1.G231">
            <calcext:condition calcext:apply-style-name="PRAVDA" calcext:value="=1" calcext:base-cell-address="List1.H4"/>
            <calcext:condition calcext:apply-style-name="NEPRAVDA" calcext:value="=0" calcext:base-cell-address="List1.H4"/>
          </calcext:conditional-format>
          <calcext:conditional-format calcext:target-range-address="List1.G232:List1.G232">
            <calcext:condition calcext:apply-style-name="PRAVDA" calcext:value="=1" calcext:base-cell-address="List1.H4"/>
            <calcext:condition calcext:apply-style-name="NEPRAVDA" calcext:value="=0" calcext:base-cell-address="List1.H4"/>
          </calcext:conditional-format>
          <calcext:conditional-format calcext:target-range-address="List1.G233:List1.G233">
            <calcext:condition calcext:apply-style-name="PRAVDA" calcext:value="=1" calcext:base-cell-address="List1.H4"/>
            <calcext:condition calcext:apply-style-name="NEPRAVDA" calcext:value="=0" calcext:base-cell-address="List1.H4"/>
          </calcext:conditional-format>
          <calcext:conditional-format calcext:target-range-address="List1.G234:List1.G234">
            <calcext:condition calcext:apply-style-name="PRAVDA" calcext:value="=1" calcext:base-cell-address="List1.H4"/>
            <calcext:condition calcext:apply-style-name="NEPRAVDA" calcext:value="=0" calcext:base-cell-address="List1.H4"/>
          </calcext:conditional-format>
          <calcext:conditional-format calcext:target-range-address="List1.G235:List1.G235">
            <calcext:condition calcext:apply-style-name="PRAVDA" calcext:value="=1" calcext:base-cell-address="List1.H4"/>
            <calcext:condition calcext:apply-style-name="NEPRAVDA" calcext:value="=0" calcext:base-cell-address="List1.H4"/>
          </calcext:conditional-format>
          <calcext:conditional-format calcext:target-range-address="List1.G236:List1.G236">
            <calcext:condition calcext:apply-style-name="PRAVDA" calcext:value="=1" calcext:base-cell-address="List1.H4"/>
            <calcext:condition calcext:apply-style-name="NEPRAVDA" calcext:value="=0" calcext:base-cell-address="List1.H4"/>
          </calcext:conditional-format>
          <calcext:conditional-format calcext:target-range-address="List1.G237:List1.G237">
            <calcext:condition calcext:apply-style-name="PRAVDA" calcext:value="=1" calcext:base-cell-address="List1.H4"/>
            <calcext:condition calcext:apply-style-name="NEPRAVDA" calcext:value="=0" calcext:base-cell-address="List1.H4"/>
          </calcext:conditional-format>
          <calcext:conditional-format calcext:target-range-address="List1.G238:List1.G238">
            <calcext:condition calcext:apply-style-name="PRAVDA" calcext:value="=1" calcext:base-cell-address="List1.H4"/>
            <calcext:condition calcext:apply-style-name="NEPRAVDA" calcext:value="=0" calcext:base-cell-address="List1.H4"/>
          </calcext:conditional-format>
          <calcext:conditional-format calcext:target-range-address="List1.G239:List1.G239">
            <calcext:condition calcext:apply-style-name="PRAVDA" calcext:value="=1" calcext:base-cell-address="List1.H4"/>
            <calcext:condition calcext:apply-style-name="NEPRAVDA" calcext:value="=0" calcext:base-cell-address="List1.H4"/>
          </calcext:conditional-format>
          <calcext:conditional-format calcext:target-range-address="List1.G240:List1.G240">
            <calcext:condition calcext:apply-style-name="PRAVDA" calcext:value="=1" calcext:base-cell-address="List1.H4"/>
            <calcext:condition calcext:apply-style-name="NEPRAVDA" calcext:value="=0" calcext:base-cell-address="List1.H4"/>
          </calcext:conditional-format>
          <calcext:conditional-format calcext:target-range-address="List1.G241:List1.G241">
            <calcext:condition calcext:apply-style-name="PRAVDA" calcext:value="=1" calcext:base-cell-address="List1.H4"/>
            <calcext:condition calcext:apply-style-name="NEPRAVDA" calcext:value="=0" calcext:base-cell-address="List1.H4"/>
          </calcext:conditional-format>
          <calcext:conditional-format calcext:target-range-address="List1.G242:List1.G242">
            <calcext:condition calcext:apply-style-name="PRAVDA" calcext:value="=1" calcext:base-cell-address="List1.H4"/>
            <calcext:condition calcext:apply-style-name="NEPRAVDA" calcext:value="=0" calcext:base-cell-address="List1.H4"/>
          </calcext:conditional-format>
          <calcext:conditional-format calcext:target-range-address="List1.G243:List1.G243">
            <calcext:condition calcext:apply-style-name="PRAVDA" calcext:value="=1" calcext:base-cell-address="List1.H4"/>
            <calcext:condition calcext:apply-style-name="NEPRAVDA" calcext:value="=0" calcext:base-cell-address="List1.H4"/>
          </calcext:conditional-format>
          <calcext:conditional-format calcext:target-range-address="List1.G244:List1.G244">
            <calcext:condition calcext:apply-style-name="PRAVDA" calcext:value="=1" calcext:base-cell-address="List1.H4"/>
            <calcext:condition calcext:apply-style-name="NEPRAVDA" calcext:value="=0" calcext:base-cell-address="List1.H4"/>
          </calcext:conditional-format>
          <calcext:conditional-format calcext:target-range-address="List1.G245:List1.G245">
            <calcext:condition calcext:apply-style-name="PRAVDA" calcext:value="=1" calcext:base-cell-address="List1.H4"/>
            <calcext:condition calcext:apply-style-name="NEPRAVDA" calcext:value="=0" calcext:base-cell-address="List1.H4"/>
          </calcext:conditional-format>
          <calcext:conditional-format calcext:target-range-address="List1.G246:List1.G246">
            <calcext:condition calcext:apply-style-name="PRAVDA" calcext:value="=1" calcext:base-cell-address="List1.H4"/>
            <calcext:condition calcext:apply-style-name="NEPRAVDA" calcext:value="=0" calcext:base-cell-address="List1.H4"/>
          </calcext:conditional-format>
          <calcext:conditional-format calcext:target-range-address="List1.G247:List1.G247">
            <calcext:condition calcext:apply-style-name="PRAVDA" calcext:value="=1" calcext:base-cell-address="List1.H4"/>
            <calcext:condition calcext:apply-style-name="NEPRAVDA" calcext:value="=0" calcext:base-cell-address="List1.H4"/>
          </calcext:conditional-format>
          <calcext:conditional-format calcext:target-range-address="List1.G248:List1.G248">
            <calcext:condition calcext:apply-style-name="PRAVDA" calcext:value="=1" calcext:base-cell-address="List1.H4"/>
            <calcext:condition calcext:apply-style-name="NEPRAVDA" calcext:value="=0" calcext:base-cell-address="List1.H4"/>
          </calcext:conditional-format>
          <calcext:conditional-format calcext:target-range-address="List1.G249:List1.G249">
            <calcext:condition calcext:apply-style-name="PRAVDA" calcext:value="=1" calcext:base-cell-address="List1.H4"/>
            <calcext:condition calcext:apply-style-name="NEPRAVDA" calcext:value="=0" calcext:base-cell-address="List1.H4"/>
          </calcext:conditional-format>
          <calcext:conditional-format calcext:target-range-address="List1.G250:List1.G250">
            <calcext:condition calcext:apply-style-name="PRAVDA" calcext:value="=1" calcext:base-cell-address="List1.H4"/>
            <calcext:condition calcext:apply-style-name="NEPRAVDA" calcext:value="=0" calcext:base-cell-address="List1.H4"/>
          </calcext:conditional-format>
          <calcext:conditional-format calcext:target-range-address="List1.G251:List1.G251">
            <calcext:condition calcext:apply-style-name="PRAVDA" calcext:value="=1" calcext:base-cell-address="List1.H4"/>
            <calcext:condition calcext:apply-style-name="NEPRAVDA" calcext:value="=0" calcext:base-cell-address="List1.H4"/>
          </calcext:conditional-format>
          <calcext:conditional-format calcext:target-range-address="List1.G252:List1.G252">
            <calcext:condition calcext:apply-style-name="PRAVDA" calcext:value="=1" calcext:base-cell-address="List1.H4"/>
            <calcext:condition calcext:apply-style-name="NEPRAVDA" calcext:value="=0" calcext:base-cell-address="List1.H4"/>
          </calcext:conditional-format>
          <calcext:conditional-format calcext:target-range-address="List1.G253:List1.G253">
            <calcext:condition calcext:apply-style-name="PRAVDA" calcext:value="=1" calcext:base-cell-address="List1.H4"/>
            <calcext:condition calcext:apply-style-name="NEPRAVDA" calcext:value="=0" calcext:base-cell-address="List1.H4"/>
          </calcext:conditional-format>
          <calcext:conditional-format calcext:target-range-address="List1.G254:List1.G254">
            <calcext:condition calcext:apply-style-name="PRAVDA" calcext:value="=1" calcext:base-cell-address="List1.H4"/>
            <calcext:condition calcext:apply-style-name="NEPRAVDA" calcext:value="=0" calcext:base-cell-address="List1.H4"/>
          </calcext:conditional-format>
          <calcext:conditional-format calcext:target-range-address="List1.G255:List1.G255">
            <calcext:condition calcext:apply-style-name="PRAVDA" calcext:value="=1" calcext:base-cell-address="List1.H4"/>
            <calcext:condition calcext:apply-style-name="NEPRAVDA" calcext:value="=0" calcext:base-cell-address="List1.H4"/>
          </calcext:conditional-format>
          <calcext:conditional-format calcext:target-range-address="List1.G256:List1.G256">
            <calcext:condition calcext:apply-style-name="PRAVDA" calcext:value="=1" calcext:base-cell-address="List1.H4"/>
            <calcext:condition calcext:apply-style-name="NEPRAVDA" calcext:value="=0" calcext:base-cell-address="List1.H4"/>
          </calcext:conditional-format>
          <calcext:conditional-format calcext:target-range-address="List1.G257:List1.G257">
            <calcext:condition calcext:apply-style-name="PRAVDA" calcext:value="=1" calcext:base-cell-address="List1.H4"/>
            <calcext:condition calcext:apply-style-name="NEPRAVDA" calcext:value="=0" calcext:base-cell-address="List1.H4"/>
          </calcext:conditional-format>
          <calcext:conditional-format calcext:target-range-address="List1.G258:List1.G258">
            <calcext:condition calcext:apply-style-name="PRAVDA" calcext:value="=1" calcext:base-cell-address="List1.H4"/>
            <calcext:condition calcext:apply-style-name="NEPRAVDA" calcext:value="=0" calcext:base-cell-address="List1.H4"/>
          </calcext:conditional-format>
          <calcext:conditional-format calcext:target-range-address="List1.G259:List1.G259">
            <calcext:condition calcext:apply-style-name="PRAVDA" calcext:value="=1" calcext:base-cell-address="List1.H4"/>
            <calcext:condition calcext:apply-style-name="NEPRAVDA" calcext:value="=0" calcext:base-cell-address="List1.H4"/>
          </calcext:conditional-format>
          <calcext:conditional-format calcext:target-range-address="List1.G260:List1.G260">
            <calcext:condition calcext:apply-style-name="PRAVDA" calcext:value="=1" calcext:base-cell-address="List1.H4"/>
            <calcext:condition calcext:apply-style-name="NEPRAVDA" calcext:value="=0" calcext:base-cell-address="List1.H4"/>
          </calcext:conditional-format>
          <calcext:conditional-format calcext:target-range-address="List1.G261:List1.G261">
            <calcext:condition calcext:apply-style-name="PRAVDA" calcext:value="=1" calcext:base-cell-address="List1.H4"/>
            <calcext:condition calcext:apply-style-name="NEPRAVDA" calcext:value="=0" calcext:base-cell-address="List1.H4"/>
          </calcext:conditional-format>
          <calcext:conditional-format calcext:target-range-address="List1.G262:List1.G262">
            <calcext:condition calcext:apply-style-name="PRAVDA" calcext:value="=1" calcext:base-cell-address="List1.H4"/>
            <calcext:condition calcext:apply-style-name="NEPRAVDA" calcext:value="=0" calcext:base-cell-address="List1.H4"/>
          </calcext:conditional-format>
          <calcext:conditional-format calcext:target-range-address="List1.G263:List1.G263">
            <calcext:condition calcext:apply-style-name="PRAVDA" calcext:value="=1" calcext:base-cell-address="List1.H4"/>
            <calcext:condition calcext:apply-style-name="NEPRAVDA" calcext:value="=0" calcext:base-cell-address="List1.H4"/>
          </calcext:conditional-format>
          <calcext:conditional-format calcext:target-range-address="List1.G264:List1.G264">
            <calcext:condition calcext:apply-style-name="PRAVDA" calcext:value="=1" calcext:base-cell-address="List1.H4"/>
            <calcext:condition calcext:apply-style-name="NEPRAVDA" calcext:value="=0" calcext:base-cell-address="List1.H4"/>
          </calcext:conditional-format>
          <calcext:conditional-format calcext:target-range-address="List1.G265:List1.G265">
            <calcext:condition calcext:apply-style-name="PRAVDA" calcext:value="=1" calcext:base-cell-address="List1.H4"/>
            <calcext:condition calcext:apply-style-name="NEPRAVDA" calcext:value="=0" calcext:base-cell-address="List1.H4"/>
          </calcext:conditional-format>
          <calcext:conditional-format calcext:target-range-address="List1.G266:List1.G266">
            <calcext:condition calcext:apply-style-name="PRAVDA" calcext:value="=1" calcext:base-cell-address="List1.H4"/>
            <calcext:condition calcext:apply-style-name="NEPRAVDA" calcext:value="=0" calcext:base-cell-address="List1.H4"/>
          </calcext:conditional-format>
          <calcext:conditional-format calcext:target-range-address="List1.G267:List1.G267">
            <calcext:condition calcext:apply-style-name="PRAVDA" calcext:value="=1" calcext:base-cell-address="List1.H4"/>
            <calcext:condition calcext:apply-style-name="NEPRAVDA" calcext:value="=0" calcext:base-cell-address="List1.H4"/>
          </calcext:conditional-format>
          <calcext:conditional-format calcext:target-range-address="List1.G268:List1.G268">
            <calcext:condition calcext:apply-style-name="PRAVDA" calcext:value="=1" calcext:base-cell-address="List1.H4"/>
            <calcext:condition calcext:apply-style-name="NEPRAVDA" calcext:value="=0" calcext:base-cell-address="List1.H4"/>
          </calcext:conditional-format>
          <calcext:conditional-format calcext:target-range-address="List1.G269:List1.G269">
            <calcext:condition calcext:apply-style-name="PRAVDA" calcext:value="=1" calcext:base-cell-address="List1.H4"/>
            <calcext:condition calcext:apply-style-name="NEPRAVDA" calcext:value="=0" calcext:base-cell-address="List1.H4"/>
          </calcext:conditional-format>
          <calcext:conditional-format calcext:target-range-address="List1.G270:List1.G270">
            <calcext:condition calcext:apply-style-name="PRAVDA" calcext:value="=1" calcext:base-cell-address="List1.H4"/>
            <calcext:condition calcext:apply-style-name="NEPRAVDA" calcext:value="=0" calcext:base-cell-address="List1.H4"/>
          </calcext:conditional-format>
          <calcext:conditional-format calcext:target-range-address="List1.G271:List1.G271">
            <calcext:condition calcext:apply-style-name="PRAVDA" calcext:value="=1" calcext:base-cell-address="List1.H4"/>
            <calcext:condition calcext:apply-style-name="NEPRAVDA" calcext:value="=0" calcext:base-cell-address="List1.H4"/>
          </calcext:conditional-format>
          <calcext:conditional-format calcext:target-range-address="List1.G272:List1.G272">
            <calcext:condition calcext:apply-style-name="PRAVDA" calcext:value="=1" calcext:base-cell-address="List1.H4"/>
            <calcext:condition calcext:apply-style-name="NEPRAVDA" calcext:value="=0" calcext:base-cell-address="List1.H4"/>
          </calcext:conditional-format>
          <calcext:conditional-format calcext:target-range-address="List1.G273:List1.G273">
            <calcext:condition calcext:apply-style-name="PRAVDA" calcext:value="=1" calcext:base-cell-address="List1.H4"/>
            <calcext:condition calcext:apply-style-name="NEPRAVDA" calcext:value="=0" calcext:base-cell-address="List1.H4"/>
          </calcext:conditional-format>
          <calcext:conditional-format calcext:target-range-address="List1.G274:List1.G274">
            <calcext:condition calcext:apply-style-name="PRAVDA" calcext:value="=1" calcext:base-cell-address="List1.H4"/>
            <calcext:condition calcext:apply-style-name="NEPRAVDA" calcext:value="=0" calcext:base-cell-address="List1.H4"/>
          </calcext:conditional-format>
          <calcext:conditional-format calcext:target-range-address="List1.G275:List1.G275">
            <calcext:condition calcext:apply-style-name="PRAVDA" calcext:value="=1" calcext:base-cell-address="List1.H4"/>
            <calcext:condition calcext:apply-style-name="NEPRAVDA" calcext:value="=0" calcext:base-cell-address="List1.H4"/>
          </calcext:conditional-format>
          <calcext:conditional-format calcext:target-range-address="List1.G276:List1.G276">
            <calcext:condition calcext:apply-style-name="PRAVDA" calcext:value="=1" calcext:base-cell-address="List1.H4"/>
            <calcext:condition calcext:apply-style-name="NEPRAVDA" calcext:value="=0" calcext:base-cell-address="List1.H4"/>
          </calcext:conditional-format>
          <calcext:conditional-format calcext:target-range-address="List1.G277:List1.G277">
            <calcext:condition calcext:apply-style-name="PRAVDA" calcext:value="=1" calcext:base-cell-address="List1.H4"/>
            <calcext:condition calcext:apply-style-name="NEPRAVDA" calcext:value="=0" calcext:base-cell-address="List1.H4"/>
          </calcext:conditional-format>
          <calcext:conditional-format calcext:target-range-address="List1.G278:List1.G278">
            <calcext:condition calcext:apply-style-name="PRAVDA" calcext:value="=1" calcext:base-cell-address="List1.H4"/>
            <calcext:condition calcext:apply-style-name="NEPRAVDA" calcext:value="=0" calcext:base-cell-address="List1.H4"/>
          </calcext:conditional-format>
          <calcext:conditional-format calcext:target-range-address="List1.G279:List1.G279">
            <calcext:condition calcext:apply-style-name="PRAVDA" calcext:value="=1" calcext:base-cell-address="List1.H4"/>
            <calcext:condition calcext:apply-style-name="NEPRAVDA" calcext:value="=0" calcext:base-cell-address="List1.H4"/>
          </calcext:conditional-format>
          <calcext:conditional-format calcext:target-range-address="List1.G280:List1.G280">
            <calcext:condition calcext:apply-style-name="PRAVDA" calcext:value="=1" calcext:base-cell-address="List1.H4"/>
            <calcext:condition calcext:apply-style-name="NEPRAVDA" calcext:value="=0" calcext:base-cell-address="List1.H4"/>
          </calcext:conditional-format>
          <calcext:conditional-format calcext:target-range-address="List1.G281:List1.G281">
            <calcext:condition calcext:apply-style-name="PRAVDA" calcext:value="=1" calcext:base-cell-address="List1.H4"/>
            <calcext:condition calcext:apply-style-name="NEPRAVDA" calcext:value="=0" calcext:base-cell-address="List1.H4"/>
          </calcext:conditional-format>
          <calcext:conditional-format calcext:target-range-address="List1.G282:List1.G282">
            <calcext:condition calcext:apply-style-name="PRAVDA" calcext:value="=1" calcext:base-cell-address="List1.H4"/>
            <calcext:condition calcext:apply-style-name="NEPRAVDA" calcext:value="=0" calcext:base-cell-address="List1.H4"/>
          </calcext:conditional-format>
          <calcext:conditional-format calcext:target-range-address="List1.G283:List1.G283">
            <calcext:condition calcext:apply-style-name="PRAVDA" calcext:value="=1" calcext:base-cell-address="List1.H4"/>
            <calcext:condition calcext:apply-style-name="NEPRAVDA" calcext:value="=0" calcext:base-cell-address="List1.H4"/>
          </calcext:conditional-format>
          <calcext:conditional-format calcext:target-range-address="List1.G125:List1.G125">
            <calcext:condition calcext:apply-style-name="PRAVDA" calcext:value="=1" calcext:base-cell-address="List1.H4"/>
            <calcext:condition calcext:apply-style-name="NEPRAVDA" calcext:value="=0" calcext:base-cell-address="List1.H4"/>
          </calcext:conditional-format>
          <calcext:conditional-format calcext:target-range-address="List1.G126:List1.G126">
            <calcext:condition calcext:apply-style-name="PRAVDA" calcext:value="=1" calcext:base-cell-address="List1.H4"/>
            <calcext:condition calcext:apply-style-name="NEPRAVDA" calcext:value="=0" calcext:base-cell-address="List1.H4"/>
          </calcext:conditional-format>
          <calcext:conditional-format calcext:target-range-address="List1.G127:List1.G127">
            <calcext:condition calcext:apply-style-name="PRAVDA" calcext:value="=1" calcext:base-cell-address="List1.H4"/>
            <calcext:condition calcext:apply-style-name="NEPRAVDA" calcext:value="=0" calcext:base-cell-address="List1.H4"/>
          </calcext:conditional-format>
          <calcext:conditional-format calcext:target-range-address="List1.G128:List1.G128">
            <calcext:condition calcext:apply-style-name="PRAVDA" calcext:value="=1" calcext:base-cell-address="List1.H4"/>
            <calcext:condition calcext:apply-style-name="NEPRAVDA" calcext:value="=0" calcext:base-cell-address="List1.H4"/>
          </calcext:conditional-format>
          <calcext:conditional-format calcext:target-range-address="List1.G129:List1.G129">
            <calcext:condition calcext:apply-style-name="PRAVDA" calcext:value="=1" calcext:base-cell-address="List1.H4"/>
            <calcext:condition calcext:apply-style-name="NEPRAVDA" calcext:value="=0" calcext:base-cell-address="List1.H4"/>
          </calcext:conditional-format>
          <calcext:conditional-format calcext:target-range-address="List1.G130:List1.G130">
            <calcext:condition calcext:apply-style-name="PRAVDA" calcext:value="=1" calcext:base-cell-address="List1.H4"/>
            <calcext:condition calcext:apply-style-name="NEPRAVDA" calcext:value="=0" calcext:base-cell-address="List1.H4"/>
          </calcext:conditional-format>
          <calcext:conditional-format calcext:target-range-address="List1.G131:List1.G131">
            <calcext:condition calcext:apply-style-name="PRAVDA" calcext:value="=1" calcext:base-cell-address="List1.H4"/>
            <calcext:condition calcext:apply-style-name="NEPRAVDA" calcext:value="=0" calcext:base-cell-address="List1.H4"/>
          </calcext:conditional-format>
          <calcext:conditional-format calcext:target-range-address="List1.G132:List1.G132">
            <calcext:condition calcext:apply-style-name="PRAVDA" calcext:value="=1" calcext:base-cell-address="List1.H4"/>
            <calcext:condition calcext:apply-style-name="NEPRAVDA" calcext:value="=0" calcext:base-cell-address="List1.H4"/>
          </calcext:conditional-format>
          <calcext:conditional-format calcext:target-range-address="List1.G133:List1.G133">
            <calcext:condition calcext:apply-style-name="PRAVDA" calcext:value="=1" calcext:base-cell-address="List1.H4"/>
            <calcext:condition calcext:apply-style-name="NEPRAVDA" calcext:value="=0" calcext:base-cell-address="List1.H4"/>
          </calcext:conditional-format>
          <calcext:conditional-format calcext:target-range-address="List1.G138:List1.G138">
            <calcext:condition calcext:apply-style-name="PRAVDA" calcext:value="=1" calcext:base-cell-address="List1.H4"/>
            <calcext:condition calcext:apply-style-name="NEPRAVDA" calcext:value="=0" calcext:base-cell-address="List1.H4"/>
          </calcext:conditional-format>
          <calcext:conditional-format calcext:target-range-address="List1.G139:List1.G139">
            <calcext:condition calcext:apply-style-name="PRAVDA" calcext:value="=1" calcext:base-cell-address="List1.H4"/>
            <calcext:condition calcext:apply-style-name="NEPRAVDA" calcext:value="=0" calcext:base-cell-address="List1.H4"/>
          </calcext:conditional-format>
          <calcext:conditional-format calcext:target-range-address="List1.G140:List1.G140">
            <calcext:condition calcext:apply-style-name="PRAVDA" calcext:value="=1" calcext:base-cell-address="List1.H4"/>
            <calcext:condition calcext:apply-style-name="NEPRAVDA" calcext:value="=0" calcext:base-cell-address="List1.H4"/>
          </calcext:conditional-format>
          <calcext:conditional-format calcext:target-range-address="List1.G141:List1.G141">
            <calcext:condition calcext:apply-style-name="PRAVDA" calcext:value="=1" calcext:base-cell-address="List1.H4"/>
            <calcext:condition calcext:apply-style-name="NEPRAVDA" calcext:value="=0" calcext:base-cell-address="List1.H4"/>
          </calcext:conditional-format>
          <calcext:conditional-format calcext:target-range-address="List1.G142:List1.G142">
            <calcext:condition calcext:apply-style-name="PRAVDA" calcext:value="=1" calcext:base-cell-address="List1.H4"/>
            <calcext:condition calcext:apply-style-name="NEPRAVDA" calcext:value="=0" calcext:base-cell-address="List1.H4"/>
          </calcext:conditional-format>
          <calcext:conditional-format calcext:target-range-address="List1.G143:List1.G143">
            <calcext:condition calcext:apply-style-name="PRAVDA" calcext:value="=1" calcext:base-cell-address="List1.H4"/>
            <calcext:condition calcext:apply-style-name="NEPRAVDA" calcext:value="=0" calcext:base-cell-address="List1.H4"/>
          </calcext:conditional-format>
          <calcext:conditional-format calcext:target-range-address="List1.G144:List1.G144">
            <calcext:condition calcext:apply-style-name="PRAVDA" calcext:value="=1" calcext:base-cell-address="List1.H4"/>
            <calcext:condition calcext:apply-style-name="NEPRAVDA" calcext:value="=0" calcext:base-cell-address="List1.H4"/>
          </calcext:conditional-format>
          <calcext:conditional-format calcext:target-range-address="List1.G145:List1.G145">
            <calcext:condition calcext:apply-style-name="PRAVDA" calcext:value="=1" calcext:base-cell-address="List1.H4"/>
            <calcext:condition calcext:apply-style-name="NEPRAVDA" calcext:value="=0" calcext:base-cell-address="List1.H4"/>
          </calcext:conditional-format>
          <calcext:conditional-format calcext:target-range-address="List1.G146:List1.G146">
            <calcext:condition calcext:apply-style-name="PRAVDA" calcext:value="=1" calcext:base-cell-address="List1.H4"/>
            <calcext:condition calcext:apply-style-name="NEPRAVDA" calcext:value="=0" calcext:base-cell-address="List1.H4"/>
          </calcext:conditional-format>
          <calcext:conditional-format calcext:target-range-address="List1.G147:List1.G147">
            <calcext:condition calcext:apply-style-name="PRAVDA" calcext:value="=1" calcext:base-cell-address="List1.H4"/>
            <calcext:condition calcext:apply-style-name="NEPRAVDA" calcext:value="=0" calcext:base-cell-address="List1.H4"/>
          </calcext:conditional-format>
          <calcext:conditional-format calcext:target-range-address="List1.G148:List1.G148">
            <calcext:condition calcext:apply-style-name="PRAVDA" calcext:value="=1" calcext:base-cell-address="List1.H4"/>
            <calcext:condition calcext:apply-style-name="NEPRAVDA" calcext:value="=0" calcext:base-cell-address="List1.H4"/>
          </calcext:conditional-format>
          <calcext:conditional-format calcext:target-range-address="List1.G149:List1.G149">
            <calcext:condition calcext:apply-style-name="PRAVDA" calcext:value="=1" calcext:base-cell-address="List1.H4"/>
            <calcext:condition calcext:apply-style-name="NEPRAVDA" calcext:value="=0" calcext:base-cell-address="List1.H4"/>
          </calcext:conditional-format>
          <calcext:conditional-format calcext:target-range-address="List1.G150:List1.G150">
            <calcext:condition calcext:apply-style-name="PRAVDA" calcext:value="=1" calcext:base-cell-address="List1.H4"/>
            <calcext:condition calcext:apply-style-name="NEPRAVDA" calcext:value="=0" calcext:base-cell-address="List1.H4"/>
          </calcext:conditional-format>
          <calcext:conditional-format calcext:target-range-address="List1.G151:List1.G151">
            <calcext:condition calcext:apply-style-name="PRAVDA" calcext:value="=1" calcext:base-cell-address="List1.H4"/>
            <calcext:condition calcext:apply-style-name="NEPRAVDA" calcext:value="=0" calcext:base-cell-address="List1.H4"/>
          </calcext:conditional-format>
          <calcext:conditional-format calcext:target-range-address="List1.G152:List1.G152">
            <calcext:condition calcext:apply-style-name="PRAVDA" calcext:value="=1" calcext:base-cell-address="List1.H4"/>
            <calcext:condition calcext:apply-style-name="NEPRAVDA" calcext:value="=0" calcext:base-cell-address="List1.H4"/>
          </calcext:conditional-format>
          <calcext:conditional-format calcext:target-range-address="List1.G153:List1.G153">
            <calcext:condition calcext:apply-style-name="PRAVDA" calcext:value="=1" calcext:base-cell-address="List1.H4"/>
            <calcext:condition calcext:apply-style-name="NEPRAVDA" calcext:value="=0" calcext:base-cell-address="List1.H4"/>
          </calcext:conditional-format>
          <calcext:conditional-format calcext:target-range-address="List1.G154:List1.G154">
            <calcext:condition calcext:apply-style-name="PRAVDA" calcext:value="=1" calcext:base-cell-address="List1.H4"/>
            <calcext:condition calcext:apply-style-name="NEPRAVDA" calcext:value="=0" calcext:base-cell-address="List1.H4"/>
          </calcext:conditional-format>
          <calcext:conditional-format calcext:target-range-address="List1.G155:List1.G155">
            <calcext:condition calcext:apply-style-name="PRAVDA" calcext:value="=1" calcext:base-cell-address="List1.H4"/>
            <calcext:condition calcext:apply-style-name="NEPRAVDA" calcext:value="=0" calcext:base-cell-address="List1.H4"/>
          </calcext:conditional-format>
          <calcext:conditional-format calcext:target-range-address="List1.G156:List1.G156">
            <calcext:condition calcext:apply-style-name="PRAVDA" calcext:value="=1" calcext:base-cell-address="List1.H4"/>
            <calcext:condition calcext:apply-style-name="NEPRAVDA" calcext:value="=0" calcext:base-cell-address="List1.H4"/>
          </calcext:conditional-format>
          <calcext:conditional-format calcext:target-range-address="List1.G157:List1.G157">
            <calcext:condition calcext:apply-style-name="PRAVDA" calcext:value="=1" calcext:base-cell-address="List1.H4"/>
            <calcext:condition calcext:apply-style-name="NEPRAVDA" calcext:value="=0" calcext:base-cell-address="List1.H4"/>
          </calcext:conditional-format>
          <calcext:conditional-format calcext:target-range-address="List1.G158:List1.G158">
            <calcext:condition calcext:apply-style-name="PRAVDA" calcext:value="=1" calcext:base-cell-address="List1.H4"/>
            <calcext:condition calcext:apply-style-name="NEPRAVDA" calcext:value="=0" calcext:base-cell-address="List1.H4"/>
          </calcext:conditional-format>
          <calcext:conditional-format calcext:target-range-address="List1.G159:List1.G159">
            <calcext:condition calcext:apply-style-name="PRAVDA" calcext:value="=1" calcext:base-cell-address="List1.H4"/>
            <calcext:condition calcext:apply-style-name="NEPRAVDA" calcext:value="=0" calcext:base-cell-address="List1.H4"/>
          </calcext:conditional-format>
          <calcext:conditional-format calcext:target-range-address="List1.G160:List1.G160">
            <calcext:condition calcext:apply-style-name="PRAVDA" calcext:value="=1" calcext:base-cell-address="List1.H4"/>
            <calcext:condition calcext:apply-style-name="NEPRAVDA" calcext:value="=0" calcext:base-cell-address="List1.H4"/>
          </calcext:conditional-format>
          <calcext:conditional-format calcext:target-range-address="List1.G161:List1.G161">
            <calcext:condition calcext:apply-style-name="PRAVDA" calcext:value="=1" calcext:base-cell-address="List1.H4"/>
            <calcext:condition calcext:apply-style-name="NEPRAVDA" calcext:value="=0" calcext:base-cell-address="List1.H4"/>
          </calcext:conditional-format>
          <calcext:conditional-format calcext:target-range-address="List1.G162:List1.G162">
            <calcext:condition calcext:apply-style-name="PRAVDA" calcext:value="=1" calcext:base-cell-address="List1.H4"/>
            <calcext:condition calcext:apply-style-name="NEPRAVDA" calcext:value="=0" calcext:base-cell-address="List1.H4"/>
          </calcext:conditional-format>
          <calcext:conditional-format calcext:target-range-address="List1.G163:List1.G163">
            <calcext:condition calcext:apply-style-name="PRAVDA" calcext:value="=1" calcext:base-cell-address="List1.H4"/>
            <calcext:condition calcext:apply-style-name="NEPRAVDA" calcext:value="=0" calcext:base-cell-address="List1.H4"/>
          </calcext:conditional-format>
          <calcext:conditional-format calcext:target-range-address="List1.G164:List1.G164">
            <calcext:condition calcext:apply-style-name="PRAVDA" calcext:value="=1" calcext:base-cell-address="List1.H4"/>
            <calcext:condition calcext:apply-style-name="NEPRAVDA" calcext:value="=0" calcext:base-cell-address="List1.H4"/>
          </calcext:conditional-format>
          <calcext:conditional-format calcext:target-range-address="List1.G165:List1.G165">
            <calcext:condition calcext:apply-style-name="PRAVDA" calcext:value="=1" calcext:base-cell-address="List1.H4"/>
            <calcext:condition calcext:apply-style-name="NEPRAVDA" calcext:value="=0" calcext:base-cell-address="List1.H4"/>
          </calcext:conditional-format>
          <calcext:conditional-format calcext:target-range-address="List1.G166:List1.G166">
            <calcext:condition calcext:apply-style-name="PRAVDA" calcext:value="=1" calcext:base-cell-address="List1.H4"/>
            <calcext:condition calcext:apply-style-name="NEPRAVDA" calcext:value="=0" calcext:base-cell-address="List1.H4"/>
          </calcext:conditional-format>
          <calcext:conditional-format calcext:target-range-address="List1.G167:List1.G167">
            <calcext:condition calcext:apply-style-name="PRAVDA" calcext:value="=1" calcext:base-cell-address="List1.H4"/>
            <calcext:condition calcext:apply-style-name="NEPRAVDA" calcext:value="=0" calcext:base-cell-address="List1.H4"/>
          </calcext:conditional-format>
          <calcext:conditional-format calcext:target-range-address="List1.G168:List1.G168">
            <calcext:condition calcext:apply-style-name="PRAVDA" calcext:value="=1" calcext:base-cell-address="List1.H4"/>
            <calcext:condition calcext:apply-style-name="NEPRAVDA" calcext:value="=0" calcext:base-cell-address="List1.H4"/>
          </calcext:conditional-format>
          <calcext:conditional-format calcext:target-range-address="List1.G169:List1.G169">
            <calcext:condition calcext:apply-style-name="PRAVDA" calcext:value="=1" calcext:base-cell-address="List1.H4"/>
            <calcext:condition calcext:apply-style-name="NEPRAVDA" calcext:value="=0" calcext:base-cell-address="List1.H4"/>
          </calcext:conditional-format>
          <calcext:conditional-format calcext:target-range-address="List1.G170:List1.G170">
            <calcext:condition calcext:apply-style-name="PRAVDA" calcext:value="=1" calcext:base-cell-address="List1.H4"/>
            <calcext:condition calcext:apply-style-name="NEPRAVDA" calcext:value="=0" calcext:base-cell-address="List1.H4"/>
          </calcext:conditional-format>
          <calcext:conditional-format calcext:target-range-address="List1.G171:List1.G171">
            <calcext:condition calcext:apply-style-name="PRAVDA" calcext:value="=1" calcext:base-cell-address="List1.H4"/>
            <calcext:condition calcext:apply-style-name="NEPRAVDA" calcext:value="=0" calcext:base-cell-address="List1.H4"/>
          </calcext:conditional-format>
          <calcext:conditional-format calcext:target-range-address="List1.G172:List1.G172">
            <calcext:condition calcext:apply-style-name="PRAVDA" calcext:value="=1" calcext:base-cell-address="List1.H4"/>
            <calcext:condition calcext:apply-style-name="NEPRAVDA" calcext:value="=0" calcext:base-cell-address="List1.H4"/>
          </calcext:conditional-format>
          <calcext:conditional-format calcext:target-range-address="List1.G173:List1.G173">
            <calcext:condition calcext:apply-style-name="PRAVDA" calcext:value="=1" calcext:base-cell-address="List1.H4"/>
            <calcext:condition calcext:apply-style-name="NEPRAVDA" calcext:value="=0" calcext:base-cell-address="List1.H4"/>
          </calcext:conditional-format>
          <calcext:conditional-format calcext:target-range-address="List1.G174:List1.G174">
            <calcext:condition calcext:apply-style-name="PRAVDA" calcext:value="=1" calcext:base-cell-address="List1.H4"/>
            <calcext:condition calcext:apply-style-name="NEPRAVDA" calcext:value="=0" calcext:base-cell-address="List1.H4"/>
          </calcext:conditional-format>
          <calcext:conditional-format calcext:target-range-address="List1.G175:List1.G175">
            <calcext:condition calcext:apply-style-name="PRAVDA" calcext:value="=1" calcext:base-cell-address="List1.H4"/>
            <calcext:condition calcext:apply-style-name="NEPRAVDA" calcext:value="=0" calcext:base-cell-address="List1.H4"/>
          </calcext:conditional-format>
          <calcext:conditional-format calcext:target-range-address="List1.G176:List1.G176">
            <calcext:condition calcext:apply-style-name="PRAVDA" calcext:value="=1" calcext:base-cell-address="List1.H4"/>
            <calcext:condition calcext:apply-style-name="NEPRAVDA" calcext:value="=0" calcext:base-cell-address="List1.H4"/>
          </calcext:conditional-format>
          <calcext:conditional-format calcext:target-range-address="List1.G177:List1.G177">
            <calcext:condition calcext:apply-style-name="PRAVDA" calcext:value="=1" calcext:base-cell-address="List1.H4"/>
            <calcext:condition calcext:apply-style-name="NEPRAVDA" calcext:value="=0" calcext:base-cell-address="List1.H4"/>
          </calcext:conditional-format>
          <calcext:conditional-format calcext:target-range-address="List1.G178:List1.G178">
            <calcext:condition calcext:apply-style-name="PRAVDA" calcext:value="=1" calcext:base-cell-address="List1.H4"/>
            <calcext:condition calcext:apply-style-name="NEPRAVDA" calcext:value="=0" calcext:base-cell-address="List1.H4"/>
          </calcext:conditional-format>
          <calcext:conditional-format calcext:target-range-address="List1.G123:List1.G123">
            <calcext:condition calcext:apply-style-name="PRAVDA" calcext:value="=1" calcext:base-cell-address="List1.H4"/>
            <calcext:condition calcext:apply-style-name="NEPRAVDA" calcext:value="=0" calcext:base-cell-address="List1.H4"/>
          </calcext:conditional-format>
        </calcext:conditional-formats>
      </table:table>
      <table:table table:name="List2" table:style-name="ta1">
        <table:table-column table:style-name="co6" table:default-cell-style-name="Default"/>
        <table:table-row table:style-name="ro3">
          <table:table-cell/>
        </table:table-row>
      </table:table>
      <table:named-expressions/>
      <table:database-ranges>
        <table:database-range table:name="__Anonymous_Sheet_DB__0" table:target-range-address="List1.A1:List1.A6">
          <table:sort>
            <table:sort-by table:field-number="0" table:data-type="automatic"/>
          </table:sort>
        </table:database-range>
        <table:database-range table:name="__Anonymous_Sheet_DB__1" table:target-range-address="List2.A1:List2.D4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RAVDA" style:family="table-cell" style:parent-style-name="Default">
      <style:text-properties fo:color="#00ae00"/>
    </style:style>
    <style:style style:name="NEPRAVDA" style:family="table-cell" style:parent-style-name="Default">
      <style:text-properties fo: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2">00.00.0000</text:date>, <text:time style:data-style-name="N2" text:time-value="0000-00-00T12:06: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08:35:50</meta:creation-date>
    <dc:date>2012-11-02T16:05:18</dc:date>
    <meta:editing-duration>PT7H10M40S</meta:editing-duration>
    <meta:editing-cycles>73</meta:editing-cycles>
    <meta:generator>LibreOffice/3.6$Linux_X86_64 LibreOffice_project/360m1$Build-2</meta:generator>
    <meta:document-statistic meta:table-count="2" meta:cell-count="1199" meta:object-count="0"/>
  </office:meta>
</office:document-meta>
</file>